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2AC0000018DCDEB4408.jpg" manifest:media-type=""/>
  <manifest:file-entry manifest:full-path="Pictures/10000201000004A600000694B2E4B079.png" manifest:media-type=""/>
  <manifest:file-entry manifest:full-path="Pictures/1000000000000923000003BD8DCBFC35.jpg" manifest:media-type=""/>
  <manifest:file-entry manifest:full-path="Pictures/10000201000001390000016840173764.png" manifest:media-type=""/>
  <manifest:file-entry manifest:full-path="Pictures/20000007000034670000159B4DCFFD33.svm" manifest:media-type=""/>
  <manifest:file-entry manifest:full-path="Pictures/200000070000630400007A0F81D136F1.svm" manifest:media-type=""/>
  <manifest:file-entry manifest:full-path="Pictures/20000007000047F0000035BF8D33877D.svm" manifest:media-type=""/>
  <manifest:file-entry manifest:full-path="Pictures/2000000700005D20000042AB14E5E76E.svm" manifest:media-type=""/>
  <manifest:file-entry manifest:full-path="Pictures/200000070000446C000010BF8DEF6C87.svm" manifest:media-type=""/>
  <manifest:file-entry manifest:full-path="Pictures/1000000000000390000001E8FE6EAB08.png" manifest:media-type=""/>
  <manifest:file-entry manifest:full-path="Pictures/2000000700005A700000314EAD54405B.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fcc9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37">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data-style-name="N37">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data-style-name="N37">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data-style-name="N37">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data-style-name="N37">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data-style-name="N37">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data-style-name="N37">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data-style-name="N37">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data-style-name="N37">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data-style-name="N37">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data-style-name="N37">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data-style-name="N37">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data-style-name="N37">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data-style-name="N37">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none" fo:border-top="none" fo:border-bottom="0.05pt solid #000000"/>
    </style:style>
    <style:style style:name="Tableau6.D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data-style-name="N37">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none" fo:border-top="none" fo:border-bottom="0.05pt solid #000000"/>
    </style:style>
    <style:style style:name="Tableau6.D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data-style-name="N37">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none" fo:border-top="none" fo:border-bottom="0.05pt solid #000000"/>
    </style:style>
    <style:style style:name="Tableau6.D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data-style-name="N37">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none" fo:border-top="none" fo:border-bottom="0.05pt solid #000000"/>
    </style:style>
    <style:style style:name="Tableau6.D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data-style-name="N37">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none" fo:border-top="none" fo:border-bottom="0.05pt solid #000000"/>
    </style:style>
    <style:style style:name="Tableau6.D19" style:family="table-cell">
      <style:table-cell-properties fo:padding="0.097cm" fo:border-left="0.05pt solid #000000" fo:border-right="0.05pt solid #000000" fo:border-top="none" fo:border-bottom="0.05pt solid #000000"/>
    </style:style>
    <style:style style:name="Tableau6.A20" style:family="table-cell">
      <style:table-cell-properties fo:padding="0.097cm" fo:border-left="0.05pt solid #000000" fo:border-right="none" fo:border-top="none" fo:border-bottom="0.05pt solid #000000"/>
    </style:style>
    <style:style style:name="Tableau6.B20" style:family="table-cell" style:data-style-name="N37">
      <style:table-cell-properties fo:padding="0.097cm" fo:border-left="0.05pt solid #000000" fo:border-right="none" fo:border-top="none" fo:border-bottom="0.05pt solid #000000"/>
    </style:style>
    <style:style style:name="Tableau6.C20" style:family="table-cell">
      <style:table-cell-properties fo:padding="0.097cm" fo:border-left="0.05pt solid #000000" fo:border-right="none" fo:border-top="none" fo:border-bottom="0.05pt solid #000000"/>
    </style:style>
    <style:style style:name="Tableau6.D20"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ffcc99"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cc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cc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ffcc99"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ffcc99"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ffcc99"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10" style:family="table-row">
      <style:table-row-properties style:min-row-height="0.076cm"/>
    </style:style>
    <style:style style:name="Tableau10.A10" style:family="table-cell">
      <style:table-cell-properties fo:padding="0.097cm" fo:border-left="0.05pt solid #000000" fo:border-right="none"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1.B8" style:family="table-cell">
      <style:table-cell-properties fo:padding="0.097cm" fo:border-left="0.05pt solid #000000" fo:border-right="0.05pt solid #000000" fo:border-top="none" fo:border-bottom="0.05pt solid #000000"/>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0.05pt solid #000000" fo:border-top="none" fo:border-bottom="0.05pt solid #000000"/>
    </style:style>
    <style:style style:name="Tableau11.10" style:family="table-row">
      <style:table-row-properties style:min-row-height="0.076cm"/>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2.A8" style:family="table-cell">
      <style:table-cell-properties fo:padding="0.097cm" fo:border-left="0.05pt solid #000000" fo:border-right="none" fo:border-top="none" fo:border-bottom="0.05pt solid #000000"/>
    </style:style>
    <style:style style:name="Tableau12.B8" style:family="table-cell">
      <style:table-cell-properties fo:padding="0.097cm" fo:border-left="0.05pt solid #000000" fo:border-right="0.05pt solid #000000" fo:border-top="none" fo:border-bottom="0.05pt solid #000000"/>
    </style:style>
    <style:style style:name="Tableau12.A9" style:family="table-cell">
      <style:table-cell-properties fo:padding="0.097cm" fo:border-left="0.05pt solid #000000" fo:border-right="none" fo:border-top="none" fo:border-bottom="0.05pt solid #000000"/>
    </style:style>
    <style:style style:name="Tableau12.B9" style:family="table-cell">
      <style:table-cell-properties fo:padding="0.097cm" fo:border-left="0.05pt solid #000000" fo:border-right="0.05pt solid #000000" fo:border-top="none" fo:border-bottom="0.05pt solid #000000"/>
    </style:style>
    <style:style style:name="Tableau12.10" style:family="table-row">
      <style:table-row-properties style:min-row-height="0.076cm"/>
    </style:style>
    <style:style style:name="Tableau12.A10" style:family="table-cell">
      <style:table-cell-properties fo:padding="0.097cm" fo:border-left="0.05pt solid #000000" fo:border-right="none" fo:border-top="none" fo:border-bottom="0.05pt solid #000000"/>
    </style:style>
    <style:style style:name="Tableau12.B10"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15.A11" style:family="table-cell">
      <style:table-cell-properties fo:padding="0.097cm" fo:border-left="0.05pt solid #000000" fo:border-right="none" fo:border-top="none" fo:border-bottom="0.05pt solid #000000"/>
    </style:style>
    <style:style style:name="Tableau15.B11"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A7" style:family="table-cell">
      <style:table-cell-properties fo:padding="0.097cm" fo:border-left="0.05pt solid #000000" fo:border-right="none"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16.A10" style:family="table-cell">
      <style:table-cell-properties fo:padding="0.097cm" fo:border-left="0.05pt solid #000000" fo:border-right="none" fo:border-top="none" fo:border-bottom="0.05pt solid #000000"/>
    </style:style>
    <style:style style:name="Tableau16.B10" style:family="table-cell">
      <style:table-cell-properties fo:padding="0.097cm" fo:border-left="0.05pt solid #000000" fo:border-right="0.05pt solid #000000" fo:border-top="none" fo:border-bottom="0.05pt solid #000000"/>
    </style:style>
    <style:style style:name="Tableau16.A11" style:family="table-cell">
      <style:table-cell-properties fo:padding="0.097cm" fo:border-left="0.05pt solid #000000" fo:border-right="none" fo:border-top="none" fo:border-bottom="0.05pt solid #000000"/>
    </style:style>
    <style:style style:name="Tableau16.B11"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33cm" style:rel-column-width="20548*"/>
    </style:style>
    <style:style style:name="Tableau17.B" style:family="table-column">
      <style:table-column-properties style:column-width="11.67cm" style:rel-column-width="44987*"/>
    </style:style>
    <style:style style:name="Tableau17.A1" style:family="table-cell">
      <style:table-cell-properties fo:background-color="#ffcc99" fo:padding="0.097cm" fo:border="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B3" style:family="table-cell">
      <style:table-cell-properties fo:padding="0.097cm" fo:border-left="0.05pt solid #000000" fo:border-right="0.05pt solid #000000" fo:border-top="none" fo:border-bottom="0.05pt solid #000000"/>
    </style:style>
    <style:style style:name="Tableau17.A4" style:family="table-cell">
      <style:table-cell-properties fo:padding="0.097cm" fo:border-left="0.05pt solid #000000" fo:border-right="none" fo:border-top="none" fo:border-bottom="0.05pt solid #000000"/>
    </style:style>
    <style:style style:name="Tableau17.B4" style:family="table-cell">
      <style:table-cell-properties fo:padding="0.097cm" fo:border-left="0.05pt solid #000000" fo:border-right="0.05pt solid #000000" fo:border-top="none" fo:border-bottom="0.05pt solid #000000"/>
    </style:style>
    <style:style style:name="Tableau17.A5" style:family="table-cell">
      <style:table-cell-properties fo:padding="0.097cm" fo:border-left="0.05pt solid #000000" fo:border-right="none" fo:border-top="none" fo:border-bottom="0.05pt solid #000000"/>
    </style:style>
    <style:style style:name="Tableau17.B5" style:family="table-cell">
      <style:table-cell-properties fo:padding="0.097cm" fo:border-left="0.05pt solid #000000" fo:border-right="0.05pt solid #000000" fo:border-top="none" fo:border-bottom="0.05pt solid #000000"/>
    </style:style>
    <style:style style:name="Tableau17.A6" style:family="table-cell">
      <style:table-cell-properties fo:padding="0.097cm" fo:border-left="0.05pt solid #000000" fo:border-right="none" fo:border-top="none" fo:border-bottom="0.05pt solid #000000"/>
    </style:style>
    <style:style style:name="Tableau17.B6" style:family="table-cell">
      <style:table-cell-properties fo:padding="0.097cm" fo:border-left="0.05pt solid #000000" fo:border-right="0.05pt solid #000000" fo:border-top="none" fo:border-bottom="0.05pt solid #000000"/>
    </style:style>
    <style:style style:name="Tableau17.A7" style:family="table-cell">
      <style:table-cell-properties fo:padding="0.097cm" fo:border-left="0.05pt solid #000000" fo:border-right="none" fo:border-top="none" fo:border-bottom="0.05pt solid #000000"/>
    </style:style>
    <style:style style:name="Tableau17.B7" style:family="table-cell">
      <style:table-cell-properties fo:padding="0.097cm" fo:border-left="0.05pt solid #000000" fo:border-right="0.05pt solid #000000" fo:border-top="none" fo:border-bottom="0.05pt solid #000000"/>
    </style:style>
    <style:style style:name="Tableau17.A8" style:family="table-cell">
      <style:table-cell-properties fo:padding="0.097cm" fo:border-left="0.05pt solid #000000" fo:border-right="none" fo:border-top="none" fo:border-bottom="0.05pt solid #000000"/>
    </style:style>
    <style:style style:name="Tableau17.B8" style:family="table-cell">
      <style:table-cell-properties fo:padding="0.097cm" fo:border-left="0.05pt solid #000000" fo:border-right="0.05pt solid #000000" fo:border-top="none" fo:border-bottom="0.05pt solid #000000"/>
    </style:style>
    <style:style style:name="Tableau17.A9" style:family="table-cell">
      <style:table-cell-properties fo:padding="0.097cm" fo:border-left="0.05pt solid #000000" fo:border-right="none" fo:border-top="none" fo:border-bottom="0.05pt solid #000000"/>
    </style:style>
    <style:style style:name="Tableau17.B9" style:family="table-cell">
      <style:table-cell-properties fo:padding="0.097cm" fo:border-left="0.05pt solid #000000" fo:border-right="0.05pt solid #000000" fo:border-top="none" fo:border-bottom="0.05pt solid #000000"/>
    </style:style>
    <style:style style:name="Tableau17.A10" style:family="table-cell">
      <style:table-cell-properties fo:padding="0.097cm" fo:border-left="0.05pt solid #000000" fo:border-right="none" fo:border-top="none" fo:border-bottom="0.05pt solid #000000"/>
    </style:style>
    <style:style style:name="Tableau17.B10" style:family="table-cell">
      <style:table-cell-properties fo:padding="0.097cm" fo:border-left="0.05pt solid #000000" fo:border-right="0.05pt solid #000000" fo:border-top="none" fo:border-bottom="0.05pt solid #000000"/>
    </style:style>
    <style:style style:name="Tableau17.A11" style:family="table-cell">
      <style:table-cell-properties fo:padding="0.097cm" fo:border-left="0.05pt solid #000000" fo:border-right="none" fo:border-top="none" fo:border-bottom="0.05pt solid #000000"/>
    </style:style>
    <style:style style:name="Tableau17.B11"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5.33cm" style:rel-column-width="20548*"/>
    </style:style>
    <style:style style:name="Tableau18.B" style:family="table-column">
      <style:table-column-properties style:column-width="11.67cm" style:rel-column-width="44987*"/>
    </style:style>
    <style:style style:name="Tableau18.A1" style:family="table-cell">
      <style:table-cell-properties fo:background-color="#ffcc99" fo:padding="0.097cm" fo:border="0.05pt solid #000000">
        <style:background-image/>
      </style:table-cell-properties>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A4" style:family="table-cell">
      <style:table-cell-properties fo:padding="0.097cm" fo:border-left="0.05pt solid #000000" fo:border-right="none"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8.A5" style:family="table-cell">
      <style:table-cell-properties fo:padding="0.097cm" fo:border-left="0.05pt solid #000000" fo:border-right="none" fo:border-top="none" fo:border-bottom="0.05pt solid #000000"/>
    </style:style>
    <style:style style:name="Tableau18.B5" style:family="table-cell">
      <style:table-cell-properties fo:padding="0.097cm" fo:border-left="0.05pt solid #000000" fo:border-right="0.05pt solid #000000" fo:border-top="none" fo:border-bottom="0.05pt solid #000000"/>
    </style:style>
    <style:style style:name="Tableau18.A6" style:family="table-cell">
      <style:table-cell-properties fo:padding="0.097cm" fo:border-left="0.05pt solid #000000" fo:border-right="none" fo:border-top="none" fo:border-bottom="0.05pt solid #000000"/>
    </style:style>
    <style:style style:name="Tableau18.B6" style:family="table-cell">
      <style:table-cell-properties fo:padding="0.097cm" fo:border-left="0.05pt solid #000000" fo:border-right="0.05pt solid #000000" fo:border-top="none" fo:border-bottom="0.05pt solid #000000"/>
    </style:style>
    <style:style style:name="Tableau18.A7" style:family="table-cell">
      <style:table-cell-properties fo:padding="0.097cm" fo:border-left="0.05pt solid #000000" fo:border-right="none" fo:border-top="none" fo:border-bottom="0.05pt solid #000000"/>
    </style:style>
    <style:style style:name="Tableau18.B7" style:family="table-cell">
      <style:table-cell-properties fo:padding="0.097cm" fo:border-left="0.05pt solid #000000" fo:border-right="0.05pt solid #000000" fo:border-top="none" fo:border-bottom="0.05pt solid #000000"/>
    </style:style>
    <style:style style:name="Tableau18.A8" style:family="table-cell">
      <style:table-cell-properties fo:padding="0.097cm" fo:border-left="0.05pt solid #000000" fo:border-right="none" fo:border-top="none" fo:border-bottom="0.05pt solid #000000"/>
    </style:style>
    <style:style style:name="Tableau18.B8" style:family="table-cell">
      <style:table-cell-properties fo:padding="0.097cm" fo:border-left="0.05pt solid #000000" fo:border-right="0.05pt solid #000000" fo:border-top="none" fo:border-bottom="0.05pt solid #000000"/>
    </style:style>
    <style:style style:name="Tableau18.A9" style:family="table-cell">
      <style:table-cell-properties fo:padding="0.097cm" fo:border-left="0.05pt solid #000000" fo:border-right="none" fo:border-top="none" fo:border-bottom="0.05pt solid #000000"/>
    </style:style>
    <style:style style:name="Tableau18.B9" style:family="table-cell">
      <style:table-cell-properties fo:padding="0.097cm" fo:border-left="0.05pt solid #000000" fo:border-right="0.05pt solid #000000" fo:border-top="none" fo:border-bottom="0.05pt solid #000000"/>
    </style:style>
    <style:style style:name="Tableau18.A10" style:family="table-cell">
      <style:table-cell-properties fo:padding="0.097cm" fo:border-left="0.05pt solid #000000" fo:border-right="none" fo:border-top="none" fo:border-bottom="0.05pt solid #000000"/>
    </style:style>
    <style:style style:name="Tableau18.B10" style:family="table-cell" style:data-style-name="N37">
      <style:table-cell-properties fo:padding="0.097cm" fo:border-left="0.05pt solid #000000" fo:border-right="0.05pt solid #000000" fo:border-top="none" fo:border-bottom="0.05pt solid #000000"/>
    </style:style>
    <style:style style:name="Tableau18.A11" style:family="table-cell">
      <style:table-cell-properties fo:padding="0.097cm" fo:border-left="0.05pt solid #000000" fo:border-right="none" fo:border-top="none" fo:border-bottom="0.05pt solid #000000"/>
    </style:style>
    <style:style style:name="Tableau18.B11"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5.33cm" style:rel-column-width="20548*"/>
    </style:style>
    <style:style style:name="Tableau20.B" style:family="table-column">
      <style:table-column-properties style:column-width="11.67cm" style:rel-column-width="44987*"/>
    </style:style>
    <style:style style:name="Tableau20.A1" style:family="table-cell">
      <style:table-cell-properties fo:background-color="#ffcc99" fo:padding="0.097cm" fo:border="0.05pt solid #000000">
        <style:background-image/>
      </style:table-cell-properties>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0.05pt solid #000000"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0.05pt solid #000000"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0.05pt solid #000000"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0.05pt solid #000000"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0.05pt solid #000000"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0.05pt solid #000000"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0.05pt solid #000000"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0.05pt solid #000000"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19.A4" style:family="table-cell">
      <style:table-cell-properties fo:padding="0.097cm" fo:border-left="0.05pt solid #000000" fo:border-right="none"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A5" style:family="table-cell">
      <style:table-cell-properties fo:padding="0.097cm" fo:border-left="0.05pt solid #000000" fo:border-right="none"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A6" style:family="table-cell">
      <style:table-cell-properties fo:padding="0.097cm" fo:border-left="0.05pt solid #000000" fo:border-right="none"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A7" style:family="table-cell">
      <style:table-cell-properties fo:padding="0.097cm" fo:border-left="0.05pt solid #000000" fo:border-right="none" fo:border-top="none" fo:border-bottom="0.05pt solid #000000"/>
    </style:style>
    <style:style style:name="Tableau19.B7" style:family="table-cell">
      <style:table-cell-properties fo:padding="0.097cm" fo:border-left="0.05pt solid #000000" fo:border-right="0.05pt solid #000000" fo:border-top="none" fo:border-bottom="0.05pt solid #000000"/>
    </style:style>
    <style:style style:name="Tableau19.A8" style:family="table-cell">
      <style:table-cell-properties fo:padding="0.097cm" fo:border-left="0.05pt solid #000000" fo:border-right="none" fo:border-top="none" fo:border-bottom="0.05pt solid #000000"/>
    </style:style>
    <style:style style:name="Tableau19.B8" style:family="table-cell">
      <style:table-cell-properties fo:padding="0.097cm" fo:border-left="0.05pt solid #000000" fo:border-right="0.05pt solid #000000" fo:border-top="none" fo:border-bottom="0.05pt solid #000000"/>
    </style:style>
    <style:style style:name="Tableau19.A9" style:family="table-cell">
      <style:table-cell-properties fo:padding="0.097cm" fo:border-left="0.05pt solid #000000" fo:border-right="none" fo:border-top="none" fo:border-bottom="0.05pt solid #000000"/>
    </style:style>
    <style:style style:name="Tableau19.B9" style:family="table-cell">
      <style:table-cell-properties fo:padding="0.097cm" fo:border-left="0.05pt solid #000000" fo:border-right="0.05pt solid #000000" fo:border-top="none" fo:border-bottom="0.05pt solid #000000"/>
    </style:style>
    <style:style style:name="Tableau19.A10" style:family="table-cell">
      <style:table-cell-properties fo:padding="0.097cm" fo:border-left="0.05pt solid #000000" fo:border-right="none" fo:border-top="none" fo:border-bottom="0.05pt solid #000000"/>
    </style:style>
    <style:style style:name="Tableau19.B10" style:family="table-cell">
      <style:table-cell-properties fo:padding="0.097cm" fo:border-left="0.05pt solid #000000" fo:border-right="0.05pt solid #000000" fo:border-top="none" fo:border-bottom="0.05pt solid #000000"/>
    </style:style>
    <style:style style:name="Tableau19.A11" style:family="table-cell">
      <style:table-cell-properties fo:padding="0.097cm" fo:border-left="0.05pt solid #000000" fo:border-right="none" fo:border-top="none" fo:border-bottom="0.05pt solid #000000"/>
    </style:style>
    <style:style style:name="Tableau19.B11"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5.33cm" style:rel-column-width="20548*"/>
    </style:style>
    <style:style style:name="Tableau21.B" style:family="table-column">
      <style:table-column-properties style:column-width="11.67cm" style:rel-column-width="44987*"/>
    </style:style>
    <style:style style:name="Tableau21.A1" style:family="table-cell">
      <style:table-cell-properties fo:background-color="#ffcc99" fo:padding="0.097cm" fo:border="0.05pt solid #000000">
        <style:background-image/>
      </style:table-cell-properties>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Tableau21.A3" style:family="table-cell">
      <style:table-cell-properties fo:padding="0.097cm" fo:border-left="0.05pt solid #000000" fo:border-right="none" fo:border-top="none" fo:border-bottom="0.05pt solid #000000"/>
    </style:style>
    <style:style style:name="Tableau21.B3" style:family="table-cell">
      <style:table-cell-properties fo:padding="0.097cm" fo:border-left="0.05pt solid #000000" fo:border-right="0.05pt solid #000000" fo:border-top="none" fo:border-bottom="0.05pt solid #000000"/>
    </style:style>
    <style:style style:name="Tableau21.A4" style:family="table-cell">
      <style:table-cell-properties fo:padding="0.097cm" fo:border-left="0.05pt solid #000000" fo:border-right="none" fo:border-top="none" fo:border-bottom="0.05pt solid #000000"/>
    </style:style>
    <style:style style:name="Tableau21.B4" style:family="table-cell">
      <style:table-cell-properties fo:padding="0.097cm" fo:border-left="0.05pt solid #000000" fo:border-right="0.05pt solid #000000" fo:border-top="none" fo:border-bottom="0.05pt solid #000000"/>
    </style:style>
    <style:style style:name="Tableau21.A5" style:family="table-cell">
      <style:table-cell-properties fo:padding="0.097cm" fo:border-left="0.05pt solid #000000" fo:border-right="none" fo:border-top="none" fo:border-bottom="0.05pt solid #000000"/>
    </style:style>
    <style:style style:name="Tableau21.B5" style:family="table-cell">
      <style:table-cell-properties fo:padding="0.097cm" fo:border-left="0.05pt solid #000000" fo:border-right="0.05pt solid #000000" fo:border-top="none" fo:border-bottom="0.05pt solid #000000"/>
    </style:style>
    <style:style style:name="Tableau21.A6" style:family="table-cell">
      <style:table-cell-properties fo:padding="0.097cm" fo:border-left="0.05pt solid #000000" fo:border-right="none" fo:border-top="none" fo:border-bottom="0.05pt solid #000000"/>
    </style:style>
    <style:style style:name="Tableau21.B6" style:family="table-cell">
      <style:table-cell-properties fo:padding="0.097cm" fo:border-left="0.05pt solid #000000" fo:border-right="0.05pt solid #000000" fo:border-top="none" fo:border-bottom="0.05pt solid #000000"/>
    </style:style>
    <style:style style:name="Tableau21.A7" style:family="table-cell">
      <style:table-cell-properties fo:padding="0.097cm" fo:border-left="0.05pt solid #000000" fo:border-right="none" fo:border-top="none" fo:border-bottom="0.05pt solid #000000"/>
    </style:style>
    <style:style style:name="Tableau21.B7" style:family="table-cell">
      <style:table-cell-properties fo:padding="0.097cm" fo:border-left="0.05pt solid #000000" fo:border-right="0.05pt solid #000000" fo:border-top="none" fo:border-bottom="0.05pt solid #000000"/>
    </style:style>
    <style:style style:name="Tableau21.A8" style:family="table-cell">
      <style:table-cell-properties fo:padding="0.097cm" fo:border-left="0.05pt solid #000000" fo:border-right="none" fo:border-top="none" fo:border-bottom="0.05pt solid #000000"/>
    </style:style>
    <style:style style:name="Tableau21.B8" style:family="table-cell">
      <style:table-cell-properties fo:padding="0.097cm" fo:border-left="0.05pt solid #000000" fo:border-right="0.05pt solid #000000" fo:border-top="none" fo:border-bottom="0.05pt solid #000000"/>
    </style:style>
    <style:style style:name="Tableau21.A9" style:family="table-cell">
      <style:table-cell-properties fo:padding="0.097cm" fo:border-left="0.05pt solid #000000" fo:border-right="none" fo:border-top="none" fo:border-bottom="0.05pt solid #000000"/>
    </style:style>
    <style:style style:name="Tableau21.B9" style:family="table-cell">
      <style:table-cell-properties fo:padding="0.097cm" fo:border-left="0.05pt solid #000000" fo:border-right="0.05pt solid #000000" fo:border-top="none" fo:border-bottom="0.05pt solid #000000"/>
    </style:style>
    <style:style style:name="Tableau21.A10" style:family="table-cell">
      <style:table-cell-properties fo:padding="0.097cm" fo:border-left="0.05pt solid #000000" fo:border-right="none" fo:border-top="none" fo:border-bottom="0.05pt solid #000000"/>
    </style:style>
    <style:style style:name="Tableau21.B10" style:family="table-cell">
      <style:table-cell-properties fo:padding="0.097cm" fo:border-left="0.05pt solid #000000" fo:border-right="0.05pt solid #000000" fo:border-top="none" fo:border-bottom="0.05pt solid #000000"/>
    </style:style>
    <style:style style:name="Tableau21.A11" style:family="table-cell">
      <style:table-cell-properties fo:padding="0.097cm" fo:border-left="0.05pt solid #000000" fo:border-right="none" fo:border-top="none" fo:border-bottom="0.05pt solid #000000"/>
    </style:style>
    <style:style style:name="Tableau21.B11"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5.33cm" style:rel-column-width="20548*"/>
    </style:style>
    <style:style style:name="Tableau22.B" style:family="table-column">
      <style:table-column-properties style:column-width="11.67cm" style:rel-column-width="44987*"/>
    </style:style>
    <style:style style:name="Tableau22.A1" style:family="table-cell">
      <style:table-cell-properties fo:background-color="#ffcc99" fo:padding="0.097cm" fo:border="0.05pt solid #000000">
        <style:background-image/>
      </style:table-cell-properties>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0.05pt solid #000000" fo:border-right="0.05pt solid #000000" fo:border-top="none" fo:border-bottom="0.05pt solid #000000"/>
    </style:style>
    <style:style style:name="Tableau22.A3" style:family="table-cell">
      <style:table-cell-properties fo:padding="0.097cm" fo:border-left="0.05pt solid #000000" fo:border-right="none" fo:border-top="none" fo:border-bottom="0.05pt solid #000000"/>
    </style:style>
    <style:style style:name="Tableau22.B3" style:family="table-cell">
      <style:table-cell-properties fo:padding="0.097cm" fo:border-left="0.05pt solid #000000" fo:border-right="0.05pt solid #000000" fo:border-top="none" fo:border-bottom="0.05pt solid #000000"/>
    </style:style>
    <style:style style:name="Tableau22.A4" style:family="table-cell">
      <style:table-cell-properties fo:padding="0.097cm" fo:border-left="0.05pt solid #000000" fo:border-right="none" fo:border-top="none" fo:border-bottom="0.05pt solid #000000"/>
    </style:style>
    <style:style style:name="Tableau22.B4" style:family="table-cell">
      <style:table-cell-properties fo:padding="0.097cm" fo:border-left="0.05pt solid #000000" fo:border-right="0.05pt solid #000000" fo:border-top="none" fo:border-bottom="0.05pt solid #000000"/>
    </style:style>
    <style:style style:name="Tableau22.A5" style:family="table-cell">
      <style:table-cell-properties fo:padding="0.097cm" fo:border-left="0.05pt solid #000000" fo:border-right="none" fo:border-top="none" fo:border-bottom="0.05pt solid #000000"/>
    </style:style>
    <style:style style:name="Tableau22.B5" style:family="table-cell">
      <style:table-cell-properties fo:padding="0.097cm" fo:border-left="0.05pt solid #000000" fo:border-right="0.05pt solid #000000" fo:border-top="none" fo:border-bottom="0.05pt solid #000000"/>
    </style:style>
    <style:style style:name="Tableau22.A6" style:family="table-cell">
      <style:table-cell-properties fo:padding="0.097cm" fo:border-left="0.05pt solid #000000" fo:border-right="none" fo:border-top="none" fo:border-bottom="0.05pt solid #000000"/>
    </style:style>
    <style:style style:name="Tableau22.B6" style:family="table-cell">
      <style:table-cell-properties fo:padding="0.097cm" fo:border-left="0.05pt solid #000000" fo:border-right="0.05pt solid #000000" fo:border-top="none" fo:border-bottom="0.05pt solid #000000"/>
    </style:style>
    <style:style style:name="Tableau22.A7" style:family="table-cell">
      <style:table-cell-properties fo:padding="0.097cm" fo:border-left="0.05pt solid #000000" fo:border-right="none" fo:border-top="none" fo:border-bottom="0.05pt solid #000000"/>
    </style:style>
    <style:style style:name="Tableau22.B7" style:family="table-cell">
      <style:table-cell-properties fo:padding="0.097cm" fo:border-left="0.05pt solid #000000" fo:border-right="0.05pt solid #000000" fo:border-top="none" fo:border-bottom="0.05pt solid #000000"/>
    </style:style>
    <style:style style:name="Tableau22.A8" style:family="table-cell">
      <style:table-cell-properties fo:padding="0.097cm" fo:border-left="0.05pt solid #000000" fo:border-right="none" fo:border-top="none" fo:border-bottom="0.05pt solid #000000"/>
    </style:style>
    <style:style style:name="Tableau22.B8" style:family="table-cell">
      <style:table-cell-properties fo:padding="0.097cm" fo:border-left="0.05pt solid #000000" fo:border-right="0.05pt solid #000000" fo:border-top="none" fo:border-bottom="0.05pt solid #000000"/>
    </style:style>
    <style:style style:name="Tableau22.A9" style:family="table-cell">
      <style:table-cell-properties fo:padding="0.097cm" fo:border-left="0.05pt solid #000000" fo:border-right="none" fo:border-top="none" fo:border-bottom="0.05pt solid #000000"/>
    </style:style>
    <style:style style:name="Tableau22.B9" style:family="table-cell">
      <style:table-cell-properties fo:padding="0.097cm" fo:border-left="0.05pt solid #000000" fo:border-right="0.05pt solid #000000" fo:border-top="none" fo:border-bottom="0.05pt solid #000000"/>
    </style:style>
    <style:style style:name="Tableau22.A10" style:family="table-cell">
      <style:table-cell-properties fo:padding="0.097cm" fo:border-left="0.05pt solid #000000" fo:border-right="none" fo:border-top="none" fo:border-bottom="0.05pt solid #000000"/>
    </style:style>
    <style:style style:name="Tableau22.B10" style:family="table-cell">
      <style:table-cell-properties fo:padding="0.097cm" fo:border-left="0.05pt solid #000000" fo:border-right="0.05pt solid #000000" fo:border-top="none" fo:border-bottom="0.05pt solid #000000"/>
    </style:style>
    <style:style style:name="Tableau22.A11" style:family="table-cell">
      <style:table-cell-properties fo:padding="0.097cm" fo:border-left="0.05pt solid #000000" fo:border-right="none" fo:border-top="none" fo:border-bottom="0.05pt solid #000000"/>
    </style:style>
    <style:style style:name="Tableau22.B11" style:family="table-cell">
      <style:table-cell-properties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5.33cm" style:rel-column-width="20548*"/>
    </style:style>
    <style:style style:name="Tableau23.B" style:family="table-column">
      <style:table-column-properties style:column-width="11.67cm" style:rel-column-width="44987*"/>
    </style:style>
    <style:style style:name="Tableau23.A1" style:family="table-cell">
      <style:table-cell-properties fo:background-color="#ffcc99" fo:padding="0.097cm" fo:border="0.05pt solid #000000">
        <style:background-image/>
      </style:table-cell-properties>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0.05pt solid #000000" fo:border-right="0.05pt solid #000000" fo:border-top="none" fo:border-bottom="0.05pt solid #000000"/>
    </style:style>
    <style:style style:name="Tableau23.A3" style:family="table-cell">
      <style:table-cell-properties fo:padding="0.097cm" fo:border-left="0.05pt solid #000000" fo:border-right="none" fo:border-top="none" fo:border-bottom="0.05pt solid #000000"/>
    </style:style>
    <style:style style:name="Tableau23.B3" style:family="table-cell">
      <style:table-cell-properties fo:padding="0.097cm" fo:border-left="0.05pt solid #000000" fo:border-right="0.05pt solid #000000" fo:border-top="none" fo:border-bottom="0.05pt solid #000000"/>
    </style:style>
    <style:style style:name="Tableau23.A4" style:family="table-cell">
      <style:table-cell-properties fo:padding="0.097cm" fo:border-left="0.05pt solid #000000" fo:border-right="none" fo:border-top="none" fo:border-bottom="0.05pt solid #000000"/>
    </style:style>
    <style:style style:name="Tableau23.B4" style:family="table-cell">
      <style:table-cell-properties fo:padding="0.097cm" fo:border-left="0.05pt solid #000000" fo:border-right="0.05pt solid #000000" fo:border-top="none" fo:border-bottom="0.05pt solid #000000"/>
    </style:style>
    <style:style style:name="Tableau23.A5" style:family="table-cell">
      <style:table-cell-properties fo:padding="0.097cm" fo:border-left="0.05pt solid #000000" fo:border-right="none" fo:border-top="none" fo:border-bottom="0.05pt solid #000000"/>
    </style:style>
    <style:style style:name="Tableau23.B5" style:family="table-cell">
      <style:table-cell-properties fo:padding="0.097cm" fo:border-left="0.05pt solid #000000" fo:border-right="0.05pt solid #000000" fo:border-top="none" fo:border-bottom="0.05pt solid #000000"/>
    </style:style>
    <style:style style:name="Tableau23.A6" style:family="table-cell">
      <style:table-cell-properties fo:padding="0.097cm" fo:border-left="0.05pt solid #000000" fo:border-right="none" fo:border-top="none" fo:border-bottom="0.05pt solid #000000"/>
    </style:style>
    <style:style style:name="Tableau23.B6" style:family="table-cell">
      <style:table-cell-properties fo:padding="0.097cm" fo:border-left="0.05pt solid #000000" fo:border-right="0.05pt solid #000000" fo:border-top="none" fo:border-bottom="0.05pt solid #000000"/>
    </style:style>
    <style:style style:name="Tableau23.A7" style:family="table-cell">
      <style:table-cell-properties fo:padding="0.097cm" fo:border-left="0.05pt solid #000000" fo:border-right="none" fo:border-top="none" fo:border-bottom="0.05pt solid #000000"/>
    </style:style>
    <style:style style:name="Tableau23.B7" style:family="table-cell">
      <style:table-cell-properties fo:padding="0.097cm" fo:border-left="0.05pt solid #000000" fo:border-right="0.05pt solid #000000" fo:border-top="none" fo:border-bottom="0.05pt solid #000000"/>
    </style:style>
    <style:style style:name="Tableau23.A8" style:family="table-cell">
      <style:table-cell-properties fo:padding="0.097cm" fo:border-left="0.05pt solid #000000" fo:border-right="none" fo:border-top="none" fo:border-bottom="0.05pt solid #000000"/>
    </style:style>
    <style:style style:name="Tableau23.B8" style:family="table-cell">
      <style:table-cell-properties fo:padding="0.097cm" fo:border-left="0.05pt solid #000000" fo:border-right="0.05pt solid #000000" fo:border-top="none" fo:border-bottom="0.05pt solid #000000"/>
    </style:style>
    <style:style style:name="Tableau23.A9" style:family="table-cell">
      <style:table-cell-properties fo:padding="0.097cm" fo:border-left="0.05pt solid #000000" fo:border-right="none" fo:border-top="none" fo:border-bottom="0.05pt solid #000000"/>
    </style:style>
    <style:style style:name="Tableau23.B9" style:family="table-cell">
      <style:table-cell-properties fo:padding="0.097cm" fo:border-left="0.05pt solid #000000" fo:border-right="0.05pt solid #000000" fo:border-top="none" fo:border-bottom="0.05pt solid #000000"/>
    </style:style>
    <style:style style:name="Tableau23.A10" style:family="table-cell">
      <style:table-cell-properties fo:padding="0.097cm" fo:border-left="0.05pt solid #000000" fo:border-right="none" fo:border-top="none" fo:border-bottom="0.05pt solid #000000"/>
    </style:style>
    <style:style style:name="Tableau23.B10" style:family="table-cell">
      <style:table-cell-properties fo:padding="0.097cm" fo:border-left="0.05pt solid #000000" fo:border-right="0.05pt solid #000000" fo:border-top="none" fo:border-bottom="0.05pt solid #000000"/>
    </style:style>
    <style:style style:name="Tableau23.A11" style:family="table-cell">
      <style:table-cell-properties fo:padding="0.097cm" fo:border-left="0.05pt solid #000000" fo:border-right="none" fo:border-top="none" fo:border-bottom="0.05pt solid #000000"/>
    </style:style>
    <style:style style:name="Tableau23.B11"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table-cell-properties fo:padding="0.097cm" fo:border-left="0.05pt solid #000000" fo:border-right="0.05pt solid #000000" fo:border-top="none" fo:border-bottom="0.05pt solid #000000"/>
    </style:style>
    <style:style style:name="Tableau24.A4" style:family="table-cell">
      <style:table-cell-properties fo:padding="0.097cm" fo:border-left="0.05pt solid #000000" fo:border-right="none" fo:border-top="none" fo:border-bottom="0.05pt solid #000000"/>
    </style:style>
    <style:style style:name="Tableau24.B4" style:family="table-cell">
      <style:table-cell-properties fo:padding="0.097cm" fo:border-left="0.05pt solid #000000" fo:border-right="0.05pt solid #000000" fo:border-top="none" fo:border-bottom="0.05pt solid #000000"/>
    </style:style>
    <style:style style:name="Tableau24.A5" style:family="table-cell">
      <style:table-cell-properties fo:padding="0.097cm" fo:border-left="0.05pt solid #000000" fo:border-right="none" fo:border-top="none" fo:border-bottom="0.05pt solid #000000"/>
    </style:style>
    <style:style style:name="Tableau24.B5" style:family="table-cell">
      <style:table-cell-properties fo:padding="0.097cm" fo:border-left="0.05pt solid #000000" fo:border-right="0.05pt solid #000000" fo:border-top="none" fo:border-bottom="0.05pt solid #000000"/>
    </style:style>
    <style:style style:name="Tableau24.A6" style:family="table-cell">
      <style:table-cell-properties fo:padding="0.097cm" fo:border-left="0.05pt solid #000000" fo:border-right="none" fo:border-top="none" fo:border-bottom="0.05pt solid #000000"/>
    </style:style>
    <style:style style:name="Tableau24.B6" style:family="table-cell">
      <style:table-cell-properties fo:padding="0.097cm" fo:border-left="0.05pt solid #000000" fo:border-right="0.05pt solid #000000" fo:border-top="none" fo:border-bottom="0.05pt solid #000000"/>
    </style:style>
    <style:style style:name="Tableau24.A7" style:family="table-cell">
      <style:table-cell-properties fo:padding="0.097cm" fo:border-left="0.05pt solid #000000" fo:border-right="none" fo:border-top="none" fo:border-bottom="0.05pt solid #000000"/>
    </style:style>
    <style:style style:name="Tableau24.B7" style:family="table-cell">
      <style:table-cell-properties fo:padding="0.097cm" fo:border-left="0.05pt solid #000000" fo:border-right="0.05pt solid #000000" fo:border-top="none" fo:border-bottom="0.05pt solid #000000"/>
    </style:style>
    <style:style style:name="Tableau24.A8" style:family="table-cell">
      <style:table-cell-properties fo:padding="0.097cm" fo:border-left="0.05pt solid #000000" fo:border-right="none" fo:border-top="none" fo:border-bottom="0.05pt solid #000000"/>
    </style:style>
    <style:style style:name="Tableau24.B8" style:family="table-cell">
      <style:table-cell-properties fo:padding="0.097cm" fo:border-left="0.05pt solid #000000" fo:border-right="0.05pt solid #000000" fo:border-top="none" fo:border-bottom="0.05pt solid #000000"/>
    </style:style>
    <style:style style:name="Tableau24.A9" style:family="table-cell">
      <style:table-cell-properties fo:padding="0.097cm" fo:border-left="0.05pt solid #000000" fo:border-right="none" fo:border-top="none" fo:border-bottom="0.05pt solid #000000"/>
    </style:style>
    <style:style style:name="Tableau24.B9" style:family="table-cell">
      <style:table-cell-properties fo:padding="0.097cm" fo:border-left="0.05pt solid #000000" fo:border-right="0.05pt solid #000000" fo:border-top="none" fo:border-bottom="0.05pt solid #000000"/>
    </style:style>
    <style:style style:name="Tableau24.A10" style:family="table-cell">
      <style:table-cell-properties fo:padding="0.097cm" fo:border-left="0.05pt solid #000000" fo:border-right="none" fo:border-top="none" fo:border-bottom="0.05pt solid #000000"/>
    </style:style>
    <style:style style:name="Tableau24.B10" style:family="table-cell">
      <style:table-cell-properties fo:padding="0.097cm" fo:border-left="0.05pt solid #000000" fo:border-right="0.05pt solid #000000" fo:border-top="none" fo:border-bottom="0.05pt solid #000000"/>
    </style:style>
    <style:style style:name="Tableau24.A11" style:family="table-cell">
      <style:table-cell-properties fo:padding="0.097cm" fo:border-left="0.05pt solid #000000" fo:border-right="none" fo:border-top="none" fo:border-bottom="0.05pt solid #000000"/>
    </style:style>
    <style:style style:name="Tableau24.B11"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5.33cm" style:rel-column-width="20548*"/>
    </style:style>
    <style:style style:name="Tableau25.B" style:family="table-column">
      <style:table-column-properties style:column-width="11.67cm" style:rel-column-width="44987*"/>
    </style:style>
    <style:style style:name="Tableau25.A1" style:family="table-cell">
      <style:table-cell-properties fo:background-color="#ffcc99" fo:padding="0.097cm" fo:border="0.05pt solid #000000">
        <style:background-image/>
      </style:table-cell-properties>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5.A3" style:family="table-cell">
      <style:table-cell-properties fo:padding="0.097cm" fo:border-left="0.05pt solid #000000" fo:border-right="none" fo:border-top="none" fo:border-bottom="0.05pt solid #000000"/>
    </style:style>
    <style:style style:name="Tableau25.B3" style:family="table-cell">
      <style:table-cell-properties fo:padding="0.097cm" fo:border-left="0.05pt solid #000000" fo:border-right="0.05pt solid #000000" fo:border-top="none" fo:border-bottom="0.05pt solid #000000"/>
    </style:style>
    <style:style style:name="Tableau25.A4" style:family="table-cell">
      <style:table-cell-properties fo:padding="0.097cm" fo:border-left="0.05pt solid #000000" fo:border-right="none" fo:border-top="none" fo:border-bottom="0.05pt solid #000000"/>
    </style:style>
    <style:style style:name="Tableau25.B4" style:family="table-cell">
      <style:table-cell-properties fo:padding="0.097cm" fo:border-left="0.05pt solid #000000" fo:border-right="0.05pt solid #000000" fo:border-top="none" fo:border-bottom="0.05pt solid #000000"/>
    </style:style>
    <style:style style:name="Tableau25.A5" style:family="table-cell">
      <style:table-cell-properties fo:padding="0.097cm" fo:border-left="0.05pt solid #000000" fo:border-right="none" fo:border-top="none" fo:border-bottom="0.05pt solid #000000"/>
    </style:style>
    <style:style style:name="Tableau25.B5" style:family="table-cell">
      <style:table-cell-properties fo:padding="0.097cm" fo:border-left="0.05pt solid #000000" fo:border-right="0.05pt solid #000000" fo:border-top="none" fo:border-bottom="0.05pt solid #000000"/>
    </style:style>
    <style:style style:name="Tableau25.A6" style:family="table-cell">
      <style:table-cell-properties fo:padding="0.097cm" fo:border-left="0.05pt solid #000000" fo:border-right="none" fo:border-top="none" fo:border-bottom="0.05pt solid #000000"/>
    </style:style>
    <style:style style:name="Tableau25.B6" style:family="table-cell">
      <style:table-cell-properties fo:padding="0.097cm" fo:border-left="0.05pt solid #000000" fo:border-right="0.05pt solid #000000" fo:border-top="none" fo:border-bottom="0.05pt solid #000000"/>
    </style:style>
    <style:style style:name="Tableau25.A7" style:family="table-cell">
      <style:table-cell-properties fo:padding="0.097cm" fo:border-left="0.05pt solid #000000" fo:border-right="none" fo:border-top="none" fo:border-bottom="0.05pt solid #000000"/>
    </style:style>
    <style:style style:name="Tableau25.B7" style:family="table-cell">
      <style:table-cell-properties fo:padding="0.097cm" fo:border-left="0.05pt solid #000000" fo:border-right="0.05pt solid #000000" fo:border-top="none" fo:border-bottom="0.05pt solid #000000"/>
    </style:style>
    <style:style style:name="Tableau25.A8" style:family="table-cell">
      <style:table-cell-properties fo:padding="0.097cm" fo:border-left="0.05pt solid #000000" fo:border-right="none" fo:border-top="none" fo:border-bottom="0.05pt solid #000000"/>
    </style:style>
    <style:style style:name="Tableau25.B8" style:family="table-cell">
      <style:table-cell-properties fo:padding="0.097cm" fo:border-left="0.05pt solid #000000" fo:border-right="0.05pt solid #000000" fo:border-top="none" fo:border-bottom="0.05pt solid #000000"/>
    </style:style>
    <style:style style:name="Tableau25.A9" style:family="table-cell">
      <style:table-cell-properties fo:padding="0.097cm" fo:border-left="0.05pt solid #000000" fo:border-right="none" fo:border-top="none" fo:border-bottom="0.05pt solid #000000"/>
    </style:style>
    <style:style style:name="Tableau25.B9" style:family="table-cell">
      <style:table-cell-properties fo:padding="0.097cm" fo:border-left="0.05pt solid #000000" fo:border-right="0.05pt solid #000000" fo:border-top="none" fo:border-bottom="0.05pt solid #000000"/>
    </style:style>
    <style:style style:name="Tableau25.A10" style:family="table-cell">
      <style:table-cell-properties fo:padding="0.097cm" fo:border-left="0.05pt solid #000000" fo:border-right="none" fo:border-top="none" fo:border-bottom="0.05pt solid #000000"/>
    </style:style>
    <style:style style:name="Tableau25.B10" style:family="table-cell">
      <style:table-cell-properties fo:padding="0.097cm" fo:border-left="0.05pt solid #000000" fo:border-right="0.05pt solid #000000" fo:border-top="none" fo:border-bottom="0.05pt solid #000000"/>
    </style:style>
    <style:style style:name="Tableau25.A11" style:family="table-cell">
      <style:table-cell-properties fo:padding="0.097cm" fo:border-left="0.05pt solid #000000" fo:border-right="none" fo:border-top="none" fo:border-bottom="0.05pt solid #000000"/>
    </style:style>
    <style:style style:name="Tableau25.B11" style:family="table-cell">
      <style:table-cell-properties fo:padding="0.097cm" fo:border-left="0.05pt solid #000000" fo:border-right="0.05pt solid #000000" fo:border-top="none" fo:border-bottom="0.05pt solid #000000"/>
    </style:style>
    <style:style style:name="Tableau26" style:family="table">
      <style:table-properties style:width="17cm" table:align="margins"/>
    </style:style>
    <style:style style:name="Tableau26.A" style:family="table-column">
      <style:table-column-properties style:column-width="5.33cm" style:rel-column-width="20548*"/>
    </style:style>
    <style:style style:name="Tableau26.B" style:family="table-column">
      <style:table-column-properties style:column-width="11.67cm" style:rel-column-width="44987*"/>
    </style:style>
    <style:style style:name="Tableau26.A1" style:family="table-cell">
      <style:table-cell-properties fo:background-color="#ffcc99" fo:padding="0.097cm" fo:border="0.05pt solid #000000">
        <style:background-image/>
      </style:table-cell-properties>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0.05pt solid #000000" fo:border-top="none" fo:border-bottom="0.05pt solid #000000"/>
    </style:style>
    <style:style style:name="Tableau26.A3" style:family="table-cell">
      <style:table-cell-properties fo:padding="0.097cm" fo:border-left="0.05pt solid #000000" fo:border-right="none" fo:border-top="none" fo:border-bottom="0.05pt solid #000000"/>
    </style:style>
    <style:style style:name="Tableau26.B3" style:family="table-cell">
      <style:table-cell-properties fo:padding="0.097cm" fo:border-left="0.05pt solid #000000" fo:border-right="0.05pt solid #000000" fo:border-top="none" fo:border-bottom="0.05pt solid #000000"/>
    </style:style>
    <style:style style:name="Tableau26.A4" style:family="table-cell">
      <style:table-cell-properties fo:padding="0.097cm" fo:border-left="0.05pt solid #000000" fo:border-right="none" fo:border-top="none" fo:border-bottom="0.05pt solid #000000"/>
    </style:style>
    <style:style style:name="Tableau26.B4" style:family="table-cell">
      <style:table-cell-properties fo:padding="0.097cm" fo:border-left="0.05pt solid #000000" fo:border-right="0.05pt solid #000000" fo:border-top="none" fo:border-bottom="0.05pt solid #000000"/>
    </style:style>
    <style:style style:name="Tableau26.A5" style:family="table-cell">
      <style:table-cell-properties fo:padding="0.097cm" fo:border-left="0.05pt solid #000000" fo:border-right="none" fo:border-top="none" fo:border-bottom="0.05pt solid #000000"/>
    </style:style>
    <style:style style:name="Tableau26.B5" style:family="table-cell">
      <style:table-cell-properties fo:padding="0.097cm" fo:border-left="0.05pt solid #000000" fo:border-right="0.05pt solid #000000" fo:border-top="none" fo:border-bottom="0.05pt solid #000000"/>
    </style:style>
    <style:style style:name="Tableau26.A6" style:family="table-cell">
      <style:table-cell-properties fo:padding="0.097cm" fo:border-left="0.05pt solid #000000" fo:border-right="none" fo:border-top="none" fo:border-bottom="0.05pt solid #000000"/>
    </style:style>
    <style:style style:name="Tableau26.B6" style:family="table-cell">
      <style:table-cell-properties fo:padding="0.097cm" fo:border-left="0.05pt solid #000000" fo:border-right="0.05pt solid #000000" fo:border-top="none" fo:border-bottom="0.05pt solid #000000"/>
    </style:style>
    <style:style style:name="Tableau26.A7" style:family="table-cell">
      <style:table-cell-properties fo:padding="0.097cm" fo:border-left="0.05pt solid #000000" fo:border-right="none" fo:border-top="none" fo:border-bottom="0.05pt solid #000000"/>
    </style:style>
    <style:style style:name="Tableau26.B7" style:family="table-cell">
      <style:table-cell-properties fo:padding="0.097cm" fo:border-left="0.05pt solid #000000" fo:border-right="0.05pt solid #000000" fo:border-top="none" fo:border-bottom="0.05pt solid #000000"/>
    </style:style>
    <style:style style:name="Tableau26.A8" style:family="table-cell">
      <style:table-cell-properties fo:padding="0.097cm" fo:border-left="0.05pt solid #000000" fo:border-right="none" fo:border-top="none" fo:border-bottom="0.05pt solid #000000"/>
    </style:style>
    <style:style style:name="Tableau26.B8" style:family="table-cell">
      <style:table-cell-properties fo:padding="0.097cm" fo:border-left="0.05pt solid #000000" fo:border-right="0.05pt solid #000000" fo:border-top="none" fo:border-bottom="0.05pt solid #000000"/>
    </style:style>
    <style:style style:name="Tableau26.A9" style:family="table-cell">
      <style:table-cell-properties fo:padding="0.097cm" fo:border-left="0.05pt solid #000000" fo:border-right="none" fo:border-top="none" fo:border-bottom="0.05pt solid #000000"/>
    </style:style>
    <style:style style:name="Tableau26.B9" style:family="table-cell">
      <style:table-cell-properties fo:padding="0.097cm" fo:border-left="0.05pt solid #000000" fo:border-right="0.05pt solid #000000" fo:border-top="none" fo:border-bottom="0.05pt solid #000000"/>
    </style:style>
    <style:style style:name="Tableau26.A10" style:family="table-cell">
      <style:table-cell-properties fo:padding="0.097cm" fo:border-left="0.05pt solid #000000" fo:border-right="none" fo:border-top="none" fo:border-bottom="0.05pt solid #000000"/>
    </style:style>
    <style:style style:name="Tableau26.B10" style:family="table-cell">
      <style:table-cell-properties fo:padding="0.097cm" fo:border-left="0.05pt solid #000000" fo:border-right="0.05pt solid #000000" fo:border-top="none" fo:border-bottom="0.05pt solid #000000"/>
    </style:style>
    <style:style style:name="Tableau26.A11" style:family="table-cell">
      <style:table-cell-properties fo:padding="0.097cm" fo:border-left="0.05pt solid #000000" fo:border-right="none" fo:border-top="none" fo:border-bottom="0.05pt solid #000000"/>
    </style:style>
    <style:style style:name="Tableau26.B11" style:family="table-cell">
      <style:table-cell-properties fo:padding="0.097cm" fo:border-left="0.05pt solid #000000" fo:border-right="0.05pt solid #000000" fo:border-top="none" fo:border-bottom="0.05pt solid #000000"/>
    </style:style>
    <style:style style:name="Tableau27" style:family="table">
      <style:table-properties style:width="17cm" table:align="margins"/>
    </style:style>
    <style:style style:name="Tableau27.A" style:family="table-column">
      <style:table-column-properties style:column-width="5.33cm" style:rel-column-width="20548*"/>
    </style:style>
    <style:style style:name="Tableau27.B" style:family="table-column">
      <style:table-column-properties style:column-width="11.67cm" style:rel-column-width="44987*"/>
    </style:style>
    <style:style style:name="Tableau27.A1" style:family="table-cell">
      <style:table-cell-properties fo:background-color="#ffcc99" fo:padding="0.097cm" fo:border="0.05pt solid #000000">
        <style:background-image/>
      </style:table-cell-properties>
    </style:style>
    <style:style style:name="Tableau27.A2" style:family="table-cell">
      <style:table-cell-properties fo:padding="0.097cm" fo:border-left="0.05pt solid #000000" fo:border-right="none" fo:border-top="none" fo:border-bottom="0.05pt solid #000000"/>
    </style:style>
    <style:style style:name="Tableau27.B2" style:family="table-cell">
      <style:table-cell-properties fo:padding="0.097cm" fo:border-left="0.05pt solid #000000" fo:border-right="0.05pt solid #000000" fo:border-top="none" fo:border-bottom="0.05pt solid #000000"/>
    </style:style>
    <style:style style:name="Tableau27.A3" style:family="table-cell">
      <style:table-cell-properties fo:padding="0.097cm" fo:border-left="0.05pt solid #000000" fo:border-right="none" fo:border-top="none" fo:border-bottom="0.05pt solid #000000"/>
    </style:style>
    <style:style style:name="Tableau27.B3" style:family="table-cell">
      <style:table-cell-properties fo:padding="0.097cm" fo:border-left="0.05pt solid #000000" fo:border-right="0.05pt solid #000000" fo:border-top="none" fo:border-bottom="0.05pt solid #000000"/>
    </style:style>
    <style:style style:name="Tableau27.A4" style:family="table-cell">
      <style:table-cell-properties fo:padding="0.097cm" fo:border-left="0.05pt solid #000000" fo:border-right="none" fo:border-top="none" fo:border-bottom="0.05pt solid #000000"/>
    </style:style>
    <style:style style:name="Tableau27.B4" style:family="table-cell">
      <style:table-cell-properties fo:padding="0.097cm" fo:border-left="0.05pt solid #000000" fo:border-right="0.05pt solid #000000" fo:border-top="none" fo:border-bottom="0.05pt solid #000000"/>
    </style:style>
    <style:style style:name="Tableau27.A5" style:family="table-cell">
      <style:table-cell-properties fo:padding="0.097cm" fo:border-left="0.05pt solid #000000" fo:border-right="none" fo:border-top="none" fo:border-bottom="0.05pt solid #000000"/>
    </style:style>
    <style:style style:name="Tableau27.B5" style:family="table-cell">
      <style:table-cell-properties fo:padding="0.097cm" fo:border-left="0.05pt solid #000000" fo:border-right="0.05pt solid #000000" fo:border-top="none" fo:border-bottom="0.05pt solid #000000"/>
    </style:style>
    <style:style style:name="Tableau27.A6" style:family="table-cell">
      <style:table-cell-properties fo:padding="0.097cm" fo:border-left="0.05pt solid #000000" fo:border-right="none" fo:border-top="none" fo:border-bottom="0.05pt solid #000000"/>
    </style:style>
    <style:style style:name="Tableau27.B6" style:family="table-cell">
      <style:table-cell-properties fo:padding="0.097cm" fo:border-left="0.05pt solid #000000" fo:border-right="0.05pt solid #000000" fo:border-top="none" fo:border-bottom="0.05pt solid #000000"/>
    </style:style>
    <style:style style:name="Tableau27.A7" style:family="table-cell">
      <style:table-cell-properties fo:padding="0.097cm" fo:border-left="0.05pt solid #000000" fo:border-right="none" fo:border-top="none" fo:border-bottom="0.05pt solid #000000"/>
    </style:style>
    <style:style style:name="Tableau27.B7" style:family="table-cell">
      <style:table-cell-properties fo:padding="0.097cm" fo:border-left="0.05pt solid #000000" fo:border-right="0.05pt solid #000000" fo:border-top="none" fo:border-bottom="0.05pt solid #000000"/>
    </style:style>
    <style:style style:name="Tableau27.A8" style:family="table-cell">
      <style:table-cell-properties fo:padding="0.097cm" fo:border-left="0.05pt solid #000000" fo:border-right="none" fo:border-top="none" fo:border-bottom="0.05pt solid #000000"/>
    </style:style>
    <style:style style:name="Tableau27.B8" style:family="table-cell">
      <style:table-cell-properties fo:padding="0.097cm" fo:border-left="0.05pt solid #000000" fo:border-right="0.05pt solid #000000" fo:border-top="none" fo:border-bottom="0.05pt solid #000000"/>
    </style:style>
    <style:style style:name="Tableau27.A9" style:family="table-cell">
      <style:table-cell-properties fo:padding="0.097cm" fo:border-left="0.05pt solid #000000" fo:border-right="none" fo:border-top="none" fo:border-bottom="0.05pt solid #000000"/>
    </style:style>
    <style:style style:name="Tableau27.B9" style:family="table-cell">
      <style:table-cell-properties fo:padding="0.097cm" fo:border-left="0.05pt solid #000000" fo:border-right="0.05pt solid #000000" fo:border-top="none" fo:border-bottom="0.05pt solid #000000"/>
    </style:style>
    <style:style style:name="Tableau27.A10" style:family="table-cell">
      <style:table-cell-properties fo:padding="0.097cm" fo:border-left="0.05pt solid #000000" fo:border-right="none" fo:border-top="none" fo:border-bottom="0.05pt solid #000000"/>
    </style:style>
    <style:style style:name="Tableau27.B10" style:family="table-cell">
      <style:table-cell-properties fo:padding="0.097cm" fo:border-left="0.05pt solid #000000" fo:border-right="0.05pt solid #000000" fo:border-top="none" fo:border-bottom="0.05pt solid #000000"/>
    </style:style>
    <style:style style:name="Tableau27.A11" style:family="table-cell">
      <style:table-cell-properties fo:padding="0.097cm" fo:border-left="0.05pt solid #000000" fo:border-right="none" fo:border-top="none" fo:border-bottom="0.05pt solid #000000"/>
    </style:style>
    <style:style style:name="Tableau27.B11" style:family="table-cell">
      <style:table-cell-properties fo:padding="0.097cm" fo:border-left="0.05pt solid #000000" fo:border-right="0.05pt solid #000000" fo:border-top="none" fo:border-bottom="0.05pt solid #000000"/>
    </style:style>
    <style:style style:name="Tableau28" style:family="table">
      <style:table-properties style:width="17cm" table:align="margins"/>
    </style:style>
    <style:style style:name="Tableau28.A" style:family="table-column">
      <style:table-column-properties style:column-width="5.33cm" style:rel-column-width="20548*"/>
    </style:style>
    <style:style style:name="Tableau28.B" style:family="table-column">
      <style:table-column-properties style:column-width="11.67cm" style:rel-column-width="44987*"/>
    </style:style>
    <style:style style:name="Tableau28.A1" style:family="table-cell">
      <style:table-cell-properties fo:background-color="#ffcc99" fo:padding="0.097cm" fo:border="0.05pt solid #000000">
        <style:background-image/>
      </style:table-cell-properties>
    </style:style>
    <style:style style:name="Tableau28.A2" style:family="table-cell">
      <style:table-cell-properties fo:padding="0.097cm" fo:border-left="0.05pt solid #000000" fo:border-right="none" fo:border-top="none" fo:border-bottom="0.05pt solid #000000"/>
    </style:style>
    <style:style style:name="Tableau28.B2" style:family="table-cell">
      <style:table-cell-properties fo:padding="0.097cm" fo:border-left="0.05pt solid #000000" fo:border-right="0.05pt solid #000000" fo:border-top="none" fo:border-bottom="0.05pt solid #000000"/>
    </style:style>
    <style:style style:name="Tableau28.A3" style:family="table-cell">
      <style:table-cell-properties fo:padding="0.097cm" fo:border-left="0.05pt solid #000000" fo:border-right="none" fo:border-top="none" fo:border-bottom="0.05pt solid #000000"/>
    </style:style>
    <style:style style:name="Tableau28.B3" style:family="table-cell">
      <style:table-cell-properties fo:padding="0.097cm" fo:border-left="0.05pt solid #000000" fo:border-right="0.05pt solid #000000" fo:border-top="none" fo:border-bottom="0.05pt solid #000000"/>
    </style:style>
    <style:style style:name="Tableau28.A4" style:family="table-cell">
      <style:table-cell-properties fo:padding="0.097cm" fo:border-left="0.05pt solid #000000" fo:border-right="none" fo:border-top="none" fo:border-bottom="0.05pt solid #000000"/>
    </style:style>
    <style:style style:name="Tableau28.B4" style:family="table-cell">
      <style:table-cell-properties fo:padding="0.097cm" fo:border-left="0.05pt solid #000000" fo:border-right="0.05pt solid #000000" fo:border-top="none" fo:border-bottom="0.05pt solid #000000"/>
    </style:style>
    <style:style style:name="Tableau28.A5" style:family="table-cell">
      <style:table-cell-properties fo:padding="0.097cm" fo:border-left="0.05pt solid #000000" fo:border-right="none" fo:border-top="none" fo:border-bottom="0.05pt solid #000000"/>
    </style:style>
    <style:style style:name="Tableau28.B5" style:family="table-cell">
      <style:table-cell-properties fo:padding="0.097cm" fo:border-left="0.05pt solid #000000" fo:border-right="0.05pt solid #000000" fo:border-top="none" fo:border-bottom="0.05pt solid #000000"/>
    </style:style>
    <style:style style:name="Tableau28.A6" style:family="table-cell">
      <style:table-cell-properties fo:padding="0.097cm" fo:border-left="0.05pt solid #000000" fo:border-right="none" fo:border-top="none" fo:border-bottom="0.05pt solid #000000"/>
    </style:style>
    <style:style style:name="Tableau28.B6" style:family="table-cell">
      <style:table-cell-properties fo:padding="0.097cm" fo:border-left="0.05pt solid #000000" fo:border-right="0.05pt solid #000000" fo:border-top="none" fo:border-bottom="0.05pt solid #000000"/>
    </style:style>
    <style:style style:name="Tableau28.A7" style:family="table-cell">
      <style:table-cell-properties fo:padding="0.097cm" fo:border-left="0.05pt solid #000000" fo:border-right="none" fo:border-top="none" fo:border-bottom="0.05pt solid #000000"/>
    </style:style>
    <style:style style:name="Tableau28.B7" style:family="table-cell">
      <style:table-cell-properties fo:padding="0.097cm" fo:border-left="0.05pt solid #000000" fo:border-right="0.05pt solid #000000" fo:border-top="none" fo:border-bottom="0.05pt solid #000000"/>
    </style:style>
    <style:style style:name="Tableau28.A8" style:family="table-cell">
      <style:table-cell-properties fo:padding="0.097cm" fo:border-left="0.05pt solid #000000" fo:border-right="none" fo:border-top="none" fo:border-bottom="0.05pt solid #000000"/>
    </style:style>
    <style:style style:name="Tableau28.B8" style:family="table-cell">
      <style:table-cell-properties fo:padding="0.097cm" fo:border-left="0.05pt solid #000000" fo:border-right="0.05pt solid #000000" fo:border-top="none" fo:border-bottom="0.05pt solid #000000"/>
    </style:style>
    <style:style style:name="Tableau28.A9" style:family="table-cell">
      <style:table-cell-properties fo:padding="0.097cm" fo:border-left="0.05pt solid #000000" fo:border-right="none" fo:border-top="none" fo:border-bottom="0.05pt solid #000000"/>
    </style:style>
    <style:style style:name="Tableau28.B9" style:family="table-cell">
      <style:table-cell-properties fo:padding="0.097cm" fo:border-left="0.05pt solid #000000" fo:border-right="0.05pt solid #000000" fo:border-top="none" fo:border-bottom="0.05pt solid #000000"/>
    </style:style>
    <style:style style:name="Tableau28.A10" style:family="table-cell">
      <style:table-cell-properties fo:padding="0.097cm" fo:border-left="0.05pt solid #000000" fo:border-right="none" fo:border-top="none" fo:border-bottom="0.05pt solid #000000"/>
    </style:style>
    <style:style style:name="Tableau28.B10" style:family="table-cell">
      <style:table-cell-properties fo:padding="0.097cm" fo:border-left="0.05pt solid #000000" fo:border-right="0.05pt solid #000000" fo:border-top="none" fo:border-bottom="0.05pt solid #000000"/>
    </style:style>
    <style:style style:name="Tableau28.A11" style:family="table-cell">
      <style:table-cell-properties fo:padding="0.097cm" fo:border-left="0.05pt solid #000000" fo:border-right="none" fo:border-top="none" fo:border-bottom="0.05pt solid #000000"/>
    </style:style>
    <style:style style:name="Tableau28.B11"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ffcc99"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A4" style:family="table-cell">
      <style:table-cell-properties fo:padding="0.097cm" fo:border-left="0.05pt solid #000000" fo:border-right="none" fo:border-top="none" fo:border-bottom="0.05pt solid #000000"/>
    </style:style>
    <style:style style:name="Tableau29.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able_20_Heading">
      <style:text-properties fo:font-size="11pt" style:font-size-asian="11pt" style:font-size-complex="11pt"/>
    </style:style>
    <style:style style:name="P17" style:family="paragraph" style:parent-style-name="Standard">
      <style:paragraph-properties fo:text-align="justify" style:justify-single-word="false"/>
    </style:style>
    <style:style style:name="P18" style:family="paragraph" style:parent-style-name="Table_20_Contents">
      <style:text-properties fo:font-size="11pt" style:font-size-asian="11pt" style:font-size-complex="11pt"/>
    </style:style>
    <style:style style:name="P19" style:family="paragraph" style:parent-style-name="Table_20_Contents">
      <style:paragraph-properties fo:text-align="center" style:justify-single-word="false"/>
      <style:text-properties fo:font-size="11pt" style:font-size-asian="11pt" style:font-size-complex="11pt"/>
    </style:style>
    <style:style style:name="P20" style:family="paragraph" style:parent-style-name="Table_20_Contents">
      <style:paragraph-properties fo:background-color="#ffccff">
        <style:background-image/>
      </style:paragraph-properties>
      <style:text-properties fo:font-size="11pt" style:font-size-asian="11pt" style:font-size-complex="11pt"/>
    </style:style>
    <style:style style:name="P21" style:family="paragraph" style:parent-style-name="Illustration_20_Index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Table_20_Heading">
      <style:paragraph-properties fo:background-color="#ffcc99">
        <style:background-image/>
      </style:paragraph-properties>
      <style:text-properties fo:font-size="11pt" style:font-size-asian="11pt" style:font-size-complex="11pt"/>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Standard" style:master-page-name="Page_20_de_20_garde">
      <style:paragraph-properties style:page-number="auto"/>
    </style:style>
    <style:style style:name="P27"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28" style:family="paragraph" style:parent-style-name="Standard" style:master-page-name="Landscape">
      <style:paragraph-properties fo:text-align="justify" style:justify-single-word="false" style:page-number="auto"/>
    </style:style>
    <style:style style:name="P29" style:family="paragraph" style:parent-style-name="Text_20_body" style:list-style-name="L1"/>
    <style:style style:name="P30" style:family="paragraph" style:parent-style-name="Text_20_body" style:list-style-name="L1">
      <style:paragraph-properties fo:text-align="start" style:justify-single-word="false"/>
      <style:text-properties fo:font-size="12pt" style:font-size-asian="12pt" style:font-size-complex="12pt"/>
    </style:style>
    <style:style style:name="P31" style:family="paragraph" style:parent-style-name="Text_20_body" style:list-style-name="L1">
      <style:paragraph-properties fo:text-align="start" style:justify-single-word="false"/>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6"/>
    <style:style style:name="P35" style:family="paragraph" style:parent-style-name="Text_20_body">
      <style:text-properties officeooo:paragraph-rsid="0010947a"/>
    </style:style>
    <style:style style:name="P36" style:family="paragraph" style:parent-style-name="Text_20_body">
      <style:paragraph-properties fo:text-align="justify" style:justify-single-word="false"/>
    </style:style>
    <style:style style:name="P37" style:family="paragraph" style:parent-style-name="Text_20_body">
      <style:text-properties officeooo:paragraph-rsid="0010ee90"/>
    </style:style>
    <style:style style:name="P38" style:family="paragraph" style:parent-style-name="Text_20_body">
      <style:text-properties officeooo:paragraph-rsid="0018d173"/>
    </style:style>
    <style:style style:name="P39" style:family="paragraph" style:parent-style-name="Text_20_body" style:master-page-name="Landscape">
      <style:paragraph-properties style:page-number="auto"/>
      <style:text-properties officeooo:paragraph-rsid="0010947a"/>
    </style:style>
    <style:style style:name="P40" style:family="paragraph" style:parent-style-name="Text_20_body" style:master-page-name="Standard">
      <style:paragraph-properties style:page-number="auto"/>
    </style:style>
    <style:style style:name="P41" style:family="paragraph" style:parent-style-name="Heading_20_1" style:master-page-name="">
      <style:paragraph-properties style:page-number="auto" fo:break-before="auto" fo:break-after="auto"/>
    </style:style>
    <style:style style:name="P42" style:family="paragraph" style:parent-style-name="Heading_20_1" style:list-style-name="" style:master-page-name="">
      <style:paragraph-properties style:page-number="auto" fo:break-before="auto" fo:break-after="auto">
        <style:tab-stops/>
        <style:drop-cap/>
      </style:paragraph-properties>
    </style:style>
    <style:style style:name="P43" style:family="paragraph" style:parent-style-name="Contents_20_Heading" style:master-page-name="Index">
      <style:paragraph-properties style:page-number="auto"/>
    </style:style>
    <style:style style:name="P44" style:family="paragraph" style:parent-style-name="Heading_20_2">
      <style:paragraph-properties fo:break-before="page"/>
    </style:style>
    <style:style style:name="P45" style:family="paragraph" style:parent-style-name="Heading_20_2" style:master-page-name="">
      <style:paragraph-properties style:page-number="auto" fo:break-before="auto" fo:break-after="auto"/>
    </style:style>
    <style:style style:name="P46" style:family="paragraph" style:parent-style-name="Heading_20_2" style:master-page-name="Landscape">
      <style:paragraph-properties style:page-number="auto"/>
    </style:style>
    <style:style style:name="P47" style:family="paragraph" style:parent-style-name="Heading_20_3">
      <style:paragraph-properties fo:text-align="justify" style:justify-single-word="false"/>
    </style:style>
    <style:style style:name="P48" style:family="paragraph" style:parent-style-name="Heading_20_3" style:master-page-name="">
      <style:paragraph-properties style:page-number="auto" fo:break-before="auto" fo:break-after="auto"/>
    </style:style>
    <style:style style:name="P49" style:family="paragraph" style:parent-style-name="Table_20_Contents">
      <style:text-properties fo:font-size="11pt" style:font-size-asian="11pt" style:font-size-complex="11pt"/>
    </style:style>
    <style:style style:name="P50" style:family="paragraph" style:parent-style-name="Table_20_Contents" style:list-style-name="L5">
      <style:text-properties fo:font-size="11pt" style:font-size-asian="11pt" style:font-size-complex="11pt"/>
    </style:style>
    <style:style style:name="P51" style:family="paragraph" style:parent-style-name="Table_20_Contents">
      <style:text-properties fo:font-size="11pt" officeooo:paragraph-rsid="0018d173" style:font-size-asian="11pt" style:font-size-complex="11pt"/>
    </style:style>
    <style:style style:name="P52" style:family="paragraph" style:parent-style-name="Table_20_Contents">
      <style:text-properties fo:font-size="11pt" officeooo:rsid="0018d173" officeooo:paragraph-rsid="0018d173" style:font-size-asian="11pt" style:font-size-complex="11pt"/>
    </style:style>
    <style:style style:name="P53" style:family="paragraph" style:parent-style-name="Table_20_Contents">
      <style:text-properties fo:font-size="11pt" officeooo:rsid="001b14a4" officeooo:paragraph-rsid="001b14a4" style:font-size-asian="11pt" style:font-size-complex="11pt"/>
    </style:style>
    <style:style style:name="P54" style:family="paragraph" style:parent-style-name="Table_20_Contents" style:list-style-name="L5">
      <style:paragraph-properties fo:margin-left="1.866cm" fo:margin-right="0cm" fo:text-indent="0cm" style:auto-text-indent="false"/>
      <style:text-properties fo:font-size="11pt" style:font-size-asian="11pt" style:font-size-complex="11pt"/>
    </style:style>
    <style:style style:name="P55" style:family="paragraph" style:parent-style-name="Table_20_Contents" style:list-style-name="L5">
      <style:paragraph-properties fo:margin-left="3.117cm" fo:margin-right="0cm" fo:text-indent="0cm" style:auto-text-indent="false"/>
      <style:text-properties fo:font-size="11pt" style:font-size-asian="11pt" style:font-size-complex="11pt"/>
    </style:style>
    <style:style style:name="P56" style:family="paragraph" style:parent-style-name="Table_20_Contents" style:list-style-name="L5">
      <style:paragraph-properties fo:margin-left="0cm" fo:margin-right="0cm" fo:text-indent="0cm" style:auto-text-indent="false"/>
      <style:text-properties fo:font-size="11pt" style:font-size-asian="11pt" style:font-size-complex="11pt"/>
    </style:style>
    <style:style style:name="P57" style:family="paragraph" style:parent-style-name="Table_20_Contents">
      <style:paragraph-properties fo:background-color="#ffccff">
        <style:background-image/>
      </style:paragraph-properties>
      <style:text-properties fo:font-size="11pt" style:font-size-asian="11pt" style:font-size-complex="11pt"/>
    </style:style>
    <style:style style:name="P58" style:family="paragraph" style:parent-style-name="Table_20_Contents">
      <style:paragraph-properties fo:background-color="#ffccff">
        <style:background-image/>
      </style:paragraph-properties>
      <style:text-properties fo:font-size="11pt" officeooo:rsid="001d0225" officeooo:paragraph-rsid="001d0225" style:font-size-asian="11pt" style:font-size-complex="11pt"/>
    </style:style>
    <style:style style:name="P59" style:family="paragraph" style:parent-style-name="Heading_20_4">
      <style:paragraph-properties fo:text-align="justify" style:justify-single-word="false"/>
    </style:style>
    <style:style style:name="P60" style:family="paragraph" style:parent-style-name="Heading_20_4">
      <style:text-properties officeooo:rsid="0010ee90" officeooo:paragraph-rsid="0010ee90"/>
    </style:style>
    <style:style style:name="P61" style:family="paragraph" style:parent-style-name="Heading_20_4">
      <style:text-properties officeooo:paragraph-rsid="0018d173"/>
    </style:style>
    <style:style style:name="P62" style:family="paragraph" style:parent-style-name="Heading_20_4" style:list-style-name="L4">
      <style:paragraph-properties fo:margin-left="1.251cm" fo:margin-right="0cm" fo:text-indent="-0.635cm" style:auto-text-indent="false"/>
    </style:style>
    <style:style style:name="P63" style:family="paragraph" style:parent-style-name="Table_20_Heading">
      <style:paragraph-properties fo:background-color="#ffcc99">
        <style:background-image/>
      </style:paragraph-properties>
      <style:text-properties fo:font-size="11pt" officeooo:paragraph-rsid="0018d173" style:font-size-asian="11pt" style:font-size-complex="11pt"/>
    </style:style>
    <style:style style:name="P64" style:family="paragraph" style:parent-style-name="Illustration_20_Index_20_Heading" style:master-page-name="Index">
      <style:paragraph-properties style:page-number="auto"/>
    </style:style>
    <style:style style:name="P65" style:family="paragraph" style:parent-style-name="Heading_20_5">
      <style:paragraph-properties fo:text-align="start" style:justify-single-word="false"/>
      <style:text-properties fo:font-style="italic" style:font-style-asian="italic" style:font-style-complex="italic"/>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officeooo:rsid="0010ee90"/>
    </style:style>
    <style:style style:name="T12" style:family="text">
      <style:text-properties officeooo:rsid="00141bb2"/>
    </style:style>
    <style:style style:name="T13" style:family="text">
      <style:text-properties officeooo:rsid="00155dfe"/>
    </style:style>
    <style:style style:name="T14" style:family="text">
      <style:text-properties officeooo:rsid="0018d173"/>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7" draw:name="images2" text:anchor-type="paragraph" svg:x="14.33cm" svg:y="0.409cm" svg:width="6.311cm" svg:height="6.569cm" draw:z-index="7"><draw:image xlink:href="Pictures/100002010000013900000168401737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8" draw:name="images1" text:anchor-type="paragraph" svg:x="14.042cm" svg:y="0.452cm" svg:width="5.759cm" svg:height="2.487cm" draw:z-index="3"><draw:image xlink:href="Pictures/20000007000034670000159B4DCFFD33.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3">Table des matières</text:p>
          </text:index-title>
          <text:p text:style-name="P25">Partie 1 Spécifications<text:tab/>5</text:p>
          <text:p text:style-name="P22">I.Introduction<text:tab/>5</text:p>
          <text:p text:style-name="P23">1.Objectif du document<text:tab/>5</text:p>
          <text:p text:style-name="P23">2.Champ d'application<text:tab/>5</text:p>
          <text:p text:style-name="P23">3.Définitions et abréviations<text:tab/>6</text:p>
          <text:p text:style-name="P23">4.Organisation du document<text:tab/>7</text:p>
          <text:p text:style-name="P22">II.Description générale<text:tab/>8</text:p>
          <text:p text:style-name="P23">1.Domaine étudié<text:tab/>8</text:p>
          <text:p text:style-name="P23">2.Acteurs<text:tab/>8</text:p>
          <text:p text:style-name="P23">3.Fonctionnement du système<text:tab/>9</text:p>
          <text:p text:style-name="P23">4.Flux<text:tab/>10</text:p>
          <text:p text:style-name="P23">5.Contraintes de développement<text:tab/>12</text:p>
          <text:p text:style-name="P23">6.Hypothèses et dépendances<text:tab/>13</text:p>
          <text:p text:style-name="P23">7.Périmètre du système<text:tab/>14</text:p>
          <text:p text:style-name="P23">8.Extensions<text:tab/>15</text:p>
          <text:p text:style-name="P22">III.Besoins fonctionnels<text:tab/>16</text:p>
          <text:p text:style-name="P25">Partie 2 Conception<text:tab/>17</text:p>
          <text:p text:style-name="P22">I.Dictionnaire de données<text:tab/>17</text:p>
          <text:p text:style-name="P22">II.Modèle entité association<text:tab/>21</text:p>
          <text:p text:style-name="P23">1.Gestion des inscriptions<text:tab/>21</text:p>
          <text:p text:style-name="P23">2.Gestion de la course<text:tab/>22</text:p>
          <text:p text:style-name="P23">3.Gestion des classements<text:tab/>23</text:p>
          <text:p text:style-name="P23">4.Gestion du plus combatif<text:tab/>24</text:p>
          <text:p text:style-name="P23">5.Gestion des contrôles anti-dopage<text:tab/>25</text:p>
          <text:p text:style-name="P23">6.Gestion des utilisateurs<text:tab/>26</text:p>
          <text:p text:style-name="P25">Annexes<text:tab/>27</text:p>
          <text:p text:style-name="P22">I.Modèle conceptuel de données<text:tab/>28</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64">Index des illustrations</text:p>
          </text:index-title>
          <text:p text:style-name="P21">Illustration 1: Diagramme de contexte<text:tab/>11</text:p>
          <text:p text:style-name="P21">Illustration 2: MEA Gestion des inscriptions<text:tab/>20</text:p>
          <text:p text:style-name="P21">Illustration 3: MEA Gestion de la course<text:tab/>21</text:p>
          <text:p text:style-name="P21">Illustration 4: MEA Gestion des classements<text:tab/>22</text:p>
          <text:p text:style-name="P21">Illustration 5: MEA Gestion du plus combatif<text:tab/>24</text:p>
          <text:p text:style-name="P21">Illustration 6: MEA Gestion contrôles anti-dopage<text:tab/>24</text:p>
          <text:p text:style-name="P21">Illustration 7: MEA Gestion des utilisateurs<text:tab/>25</text:p>
          <text:p text:style-name="P21">Illustration 8: Modèle complet<text:tab/>27</text:p>
        </text:index-body>
      </text:illustration-index>
      <text:p text:style-name="Standard"/>
      <text:p text:style-name="P27">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6">Version</text:p>
            </table:table-cell>
            <table:table-cell table:style-name="Tableau6.B1" office:value-type="string">
              <text:p text:style-name="P16">Date</text:p>
            </table:table-cell>
            <table:table-cell table:style-name="Tableau6.C1" office:value-type="string">
              <text:p text:style-name="P16">Auteur</text:p>
            </table:table-cell>
            <table:table-cell table:style-name="Tableau6.D1" office:value-type="string">
              <text:p text:style-name="P16">Modifications du document</text:p>
            </table:table-cell>
          </table:table-row>
        </table:table-header-rows>
        <table:table-row>
          <table:table-cell table:style-name="Tableau6.A15" office:value-type="string">
            <text:p text:style-name="P20">Étape 1</text:p>
          </table:table-cell>
          <table:table-cell table:style-name="Tableau6.B2" office:value-type="date" office:date-value="2014-03-03">
            <text:p text:style-name="P18">03/03/14</text:p>
          </table:table-cell>
          <table:table-cell table:style-name="Tableau6.C15" office:value-type="string">
            <text:p text:style-name="P18">*</text:p>
          </table:table-cell>
          <table:table-cell table:style-name="Tableau6.D15" office:value-type="string">
            <text:p text:style-name="P18">Réflexion sur le MCD </text:p>
          </table:table-cell>
        </table:table-row>
        <table:table-row>
          <table:table-cell table:style-name="Tableau6.A15" office:value-type="string">
            <text:p text:style-name="P20"/>
          </table:table-cell>
          <table:table-cell table:style-name="Tableau6.B3" office:value-type="date" office:date-value="2014-03-10">
            <text:p text:style-name="P18">10/03/14</text:p>
          </table:table-cell>
          <table:table-cell table:style-name="Tableau6.C15" office:value-type="string">
            <text:p text:style-name="P18">*</text:p>
          </table:table-cell>
          <table:table-cell table:style-name="Tableau6.D15" office:value-type="string">
            <text:p text:style-name="P18">Réalisation du MCD</text:p>
          </table:table-cell>
        </table:table-row>
        <table:table-row>
          <table:table-cell table:style-name="Tableau6.A15" office:value-type="string">
            <text:p text:style-name="P20"/>
          </table:table-cell>
          <table:table-cell table:style-name="Tableau6.B4" office:value-type="date" office:date-value="2014-04-12">
            <text:p text:style-name="P18">12/04/14</text:p>
          </table:table-cell>
          <table:table-cell table:style-name="Tableau6.C15" office:value-type="string">
            <text:p text:style-name="P18">Clément GHNASSIA</text:p>
          </table:table-cell>
          <table:table-cell table:style-name="Tableau6.D15" office:value-type="string">
            <text:p text:style-name="P18">Création du document</text:p>
          </table:table-cell>
        </table:table-row>
        <table:table-row>
          <table:table-cell table:style-name="Tableau6.A15" office:value-type="string">
            <text:p text:style-name="P20"/>
          </table:table-cell>
          <table:table-cell table:style-name="Tableau6.B5" office:value-type="date" office:date-value="2014-04-13">
            <text:p text:style-name="P18">13/04/14</text:p>
          </table:table-cell>
          <table:table-cell table:style-name="Tableau6.C15" office:value-type="string">
            <text:p text:style-name="P18">Clément GHNASSIA</text:p>
          </table:table-cell>
          <table:table-cell table:style-name="Tableau6.D15" office:value-type="string">
            <text:p text:style-name="P18">Ajout des partie Acteurs et Contexte du projet</text:p>
          </table:table-cell>
        </table:table-row>
        <table:table-row>
          <table:table-cell table:style-name="Tableau6.A15" office:value-type="string">
            <text:p text:style-name="P20"/>
          </table:table-cell>
          <table:table-cell table:style-name="Tableau6.B6" office:value-type="date" office:date-value="2014-04-14">
            <text:p text:style-name="P18">14/04/14</text:p>
          </table:table-cell>
          <table:table-cell table:style-name="Tableau6.C15" office:value-type="string">
            <text:p text:style-name="P18">Clément GHNASSIA</text:p>
          </table:table-cell>
          <table:table-cell table:style-name="Tableau6.D15" office:value-type="string">
            <text:p text:style-name="P18">Ajout des parties Périmètre et Extensions possibles</text:p>
          </table:table-cell>
        </table:table-row>
        <table:table-row>
          <table:table-cell table:style-name="Tableau6.A15" office:value-type="string">
            <text:p text:style-name="P20"/>
          </table:table-cell>
          <table:table-cell table:style-name="Tableau6.B7" office:value-type="date" office:date-value="2014-04-14">
            <text:p text:style-name="P18">14/04/14</text:p>
          </table:table-cell>
          <table:table-cell table:style-name="Tableau6.C15" office:value-type="string">
            <text:p text:style-name="P18">Thomas SIMON</text:p>
          </table:table-cell>
          <table:table-cell table:style-name="Tableau6.D15" office:value-type="string">
            <text:p text:style-name="P18">Ajout des parties Contraintes de développement</text:p>
          </table:table-cell>
        </table:table-row>
        <table:table-row>
          <table:table-cell table:style-name="Tableau6.A15" office:value-type="string">
            <text:p text:style-name="P20"/>
          </table:table-cell>
          <table:table-cell table:style-name="Tableau6.B8" office:value-type="date" office:date-value="2014-04-14">
            <text:p text:style-name="P18">14/04/14</text:p>
          </table:table-cell>
          <table:table-cell table:style-name="Tableau6.C15" office:value-type="string">
            <text:p text:style-name="P18">Thomas SIMON</text:p>
          </table:table-cell>
          <table:table-cell table:style-name="Tableau6.D15" office:value-type="string">
            <text:p text:style-name="P18">Ajout de la partie Flux</text:p>
          </table:table-cell>
        </table:table-row>
        <table:table-row>
          <table:table-cell table:style-name="Tableau6.A15" office:value-type="string">
            <text:p text:style-name="P20"/>
          </table:table-cell>
          <table:table-cell table:style-name="Tableau6.B9" office:value-type="date" office:date-value="2014-04-15">
            <text:p text:style-name="P18">15/04/14</text:p>
          </table:table-cell>
          <table:table-cell table:style-name="Tableau6.C15" office:value-type="string">
            <text:p text:style-name="P18">Clément GHNASSIA</text:p>
          </table:table-cell>
          <table:table-cell table:style-name="Tableau6.D15" office:value-type="string">
            <text:p text:style-name="P18">Fusion des rapports BD50 et GL52</text:p>
          </table:table-cell>
        </table:table-row>
        <table:table-row>
          <table:table-cell table:style-name="Tableau6.A15" office:value-type="string">
            <text:p text:style-name="P20"/>
          </table:table-cell>
          <table:table-cell table:style-name="Tableau6.B10" office:value-type="date" office:date-value="2014-04-16">
            <text:p text:style-name="P18">16/04/14</text:p>
          </table:table-cell>
          <table:table-cell table:style-name="Tableau6.C15" office:value-type="string">
            <text:p text:style-name="P18">Thomas SIMON</text:p>
          </table:table-cell>
          <table:table-cell table:style-name="Tableau6.D15" office:value-type="string">
            <text:p text:style-name="P18">Ajout partie définitions et abréviations</text:p>
          </table:table-cell>
        </table:table-row>
        <table:table-row>
          <table:table-cell table:style-name="Tableau6.A15" office:value-type="string">
            <text:p text:style-name="P20"/>
          </table:table-cell>
          <table:table-cell table:style-name="Tableau6.B11" office:value-type="date" office:date-value="2014-04-16">
            <text:p text:style-name="P18">16/04/14</text:p>
          </table:table-cell>
          <table:table-cell table:style-name="Tableau6.C15" office:value-type="string">
            <text:p text:style-name="P18">Thomas SIMON</text:p>
          </table:table-cell>
          <table:table-cell table:style-name="Tableau6.D15" office:value-type="string">
            <text:p text:style-name="P18">Mise en page du rapport</text:p>
          </table:table-cell>
        </table:table-row>
        <table:table-row>
          <table:table-cell table:style-name="Tableau6.A15" office:value-type="string">
            <text:p text:style-name="P20"/>
          </table:table-cell>
          <table:table-cell table:style-name="Tableau6.B12" office:value-type="date" office:date-value="2014-04-17">
            <text:p text:style-name="P18">17/04/14</text:p>
          </table:table-cell>
          <table:table-cell table:style-name="Tableau6.C15" office:value-type="string">
            <text:p text:style-name="P18">Yassine OUAAMOU</text:p>
          </table:table-cell>
          <table:table-cell table:style-name="Tableau6.D15" office:value-type="string">
            <text:p text:style-name="P18">Insertion du dictionnaire de données</text:p>
          </table:table-cell>
        </table:table-row>
        <table:table-row>
          <table:table-cell table:style-name="Tableau6.A15" office:value-type="string">
            <text:p text:style-name="P20"/>
          </table:table-cell>
          <table:table-cell table:style-name="Tableau6.B13" office:value-type="date" office:date-value="2014-04-17">
            <text:p text:style-name="P18">17/04/14</text:p>
          </table:table-cell>
          <table:table-cell table:style-name="Tableau6.C15" office:value-type="string">
            <text:p text:style-name="P18">*</text:p>
          </table:table-cell>
          <table:table-cell table:style-name="Tableau6.D15" office:value-type="string">
            <text:p text:style-name="P18">Insertion des commentaires (MCD et dictionnaire)</text:p>
          </table:table-cell>
        </table:table-row>
        <table:table-row>
          <table:table-cell table:style-name="Tableau6.A15" office:value-type="string">
            <text:p text:style-name="P20"/>
          </table:table-cell>
          <table:table-cell table:style-name="Tableau6.B14" office:value-type="date" office:date-value="2014-04-18">
            <text:p text:style-name="P18">18/04/14</text:p>
          </table:table-cell>
          <table:table-cell table:style-name="Tableau6.C15" office:value-type="string">
            <text:p text:style-name="P18">Yassine OUAAMOU</text:p>
          </table:table-cell>
          <table:table-cell table:style-name="Tableau6.D15" office:value-type="string">
            <text:p text:style-name="P18">Insertion du diagramme de contexte</text:p>
          </table:table-cell>
        </table:table-row>
        <table:table-row>
          <table:table-cell table:style-name="Tableau6.A15" office:value-type="string">
            <text:p text:style-name="P20"/>
          </table:table-cell>
          <table:table-cell table:style-name="Tableau6.B15" office:value-type="date" office:date-value="2014-04-18">
            <text:p text:style-name="P18">18/04/14</text:p>
          </table:table-cell>
          <table:table-cell table:style-name="Tableau6.C15" office:value-type="string">
            <text:p text:style-name="P18">*</text:p>
          </table:table-cell>
          <table:table-cell table:style-name="Tableau6.D15" office:value-type="string">
            <text:p text:style-name="P18">Finalisation de la 1ère partie du rapport</text:p>
          </table:table-cell>
        </table:table-row>
        <table:table-row>
          <table:table-cell table:style-name="Tableau6.A18" office:value-type="string">
            <text:p text:style-name="P20"/>
          </table:table-cell>
          <table:table-cell table:style-name="Tableau6.B16" office:value-type="date" office:date-value="2015-04-27">
            <text:p text:style-name="P53">27/04/15</text:p>
          </table:table-cell>
          <table:table-cell table:style-name="Tableau6.C18" office:value-type="string">
            <text:p text:style-name="P53">Clément GHNASSIA</text:p>
          </table:table-cell>
          <table:table-cell table:style-name="Tableau6.D18" office:value-type="string">
            <text:p text:style-name="P53">Ajout de templates Use Case</text:p>
          </table:table-cell>
        </table:table-row>
        <table:table-row>
          <table:table-cell table:style-name="Tableau6.A18" office:value-type="string">
            <text:p text:style-name="P20"/>
          </table:table-cell>
          <table:table-cell table:style-name="Tableau6.B17" office:value-type="date" office:date-value="2014-04-30">
            <text:p text:style-name="P53">30/04/14</text:p>
          </table:table-cell>
          <table:table-cell table:style-name="Tableau6.C18" office:value-type="string">
            <text:p text:style-name="P53">Thomas SIMON</text:p>
          </table:table-cell>
          <table:table-cell table:style-name="Tableau6.D18" office:value-type="string">
            <text:p text:style-name="P53">Ajout de templates Use Case</text:p>
          </table:table-cell>
        </table:table-row>
        <table:table-row>
          <table:table-cell table:style-name="Tableau6.A18" office:value-type="string">
            <text:p text:style-name="P20"/>
          </table:table-cell>
          <table:table-cell table:style-name="Tableau6.B18" office:value-type="date" office:date-value="2014-05-07">
            <text:p text:style-name="P53">07/05/14</text:p>
          </table:table-cell>
          <table:table-cell table:style-name="Tableau6.C18" office:value-type="string">
            <text:p text:style-name="P18">*</text:p>
          </table:table-cell>
          <table:table-cell table:style-name="Tableau6.D18" office:value-type="string">
            <text:p text:style-name="P53">Correction du dictionnaire </text:p>
          </table:table-cell>
        </table:table-row>
        <table:table-row>
          <table:table-cell table:style-name="Tableau6.A19" office:value-type="string">
            <text:p text:style-name="P20"/>
          </table:table-cell>
          <table:table-cell table:style-name="Tableau6.B19" office:value-type="date" office:date-value="2014-05-08">
            <text:p text:style-name="P53">08/05/14</text:p>
          </table:table-cell>
          <table:table-cell table:style-name="Tableau6.C19" office:value-type="string">
            <text:p text:style-name="P18">*</text:p>
          </table:table-cell>
          <table:table-cell table:style-name="Tableau6.D19" office:value-type="string">
            <text:p text:style-name="P53">Modification des acteurs</text:p>
          </table:table-cell>
        </table:table-row>
        <table:table-row>
          <table:table-cell table:style-name="Tableau6.A20" office:value-type="string">
            <text:p text:style-name="P58">Étape 2</text:p>
          </table:table-cell>
          <table:table-cell table:style-name="Tableau6.B20">
            <text:p text:style-name="P53"/>
          </table:table-cell>
          <table:table-cell table:style-name="Tableau6.C20" office:value-type="string">
            <text:p text:style-name="P18"/>
          </table:table-cell>
          <table:table-cell table:style-name="Tableau6.D20" office:value-type="string">
            <text:p text:style-name="P53"/>
          </table:table-cell>
        </table:table-row>
      </table:table>
      <text:p text:style-name="Heading"/>
      <text:h text:style-name="P42" text:outline-level="1"/>
      <text:h text:style-name="Heading_20_1" text:outline-level="1">Spécifications</text:h>
      <text:h text:style-name="Heading_20_2" text:outline-level="2"><text:bookmark-start text:name="__RefHeading__1202_357600700"/>Introduction<text:bookmark-end text:name="__RefHeading__1202_357600700"/></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P47" text:outline-level="3"><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text:soft-page-break/>l'outil une multitude de renseignements relevés au sein même de chaque étape du tour, à différents points et concernant différents types d'informations.</text:p>
      <text:p text:style-name="P12"><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6598270673072404512" text:style-name="L1">
        <text:list-item>
          <text:p text:style-name="P29"><text:span text:style-name="T4">Maillot jaune</text:span> : Il distingue le leader du classement général au temps. </text:p>
        </text:list-item>
        <text:list-item>
          <text:p text:style-name="P29"><text:span text:style-name="T4">Maillot vert</text:span> : <text:tab/>Il est porté par le leader du classement par points. Les points sont en jeu à l'occasion du sprint intermédiaire et aux arrivées d'étape.</text:p>
        </text:list-item>
        <text:list-item>
          <text:p text:style-name="P29"><text:span text:style-name="T4">Maillot blanc à pois rouges </text:span>: Il revient au leader du classement de la montagne. Les points de la montagne sont attribués au passage aux sommets de toutes les difficultés classées.</text:p>
        </text:list-item>
        <text:list-item>
          <text:p text:style-name="P29"><text:span text:style-name="T4">Maillot blanc </text:span>: Il récompense le meilleur jeune de 25 ans ou moins du classement général au temps. </text:p>
        </text:list-item>
        <text:list-item>
          <text:p text:style-name="P29"><text:span text:style-name="T4">Prix de la combativité</text:span> : Il est remis à l'issue de chaque étape par un jury composé de huit spécialistes de cyclisme. Un " super-combatif " est désigné après la dernière étape du Tour. </text:p>
        </text:list-item>
        <text:list-item>
          <text:p text:style-name="P29"><text:span text:style-name="T4">Classement par équipe </text:span>: Il est établi par l'addition des temps des trois meilleurs coureurs de chaque formation sur chaque étape. </text:p>
        </text:list-item>
        <text:list-item>
          <text:p text:style-name="P30"><text:span text:style-name="T4">HC </text:span>: Hors Catégorie. Les cols sont classés selon leur dénivelé et le pourcentage de la côte.</text:p>
        </text:list-item>
        <text:list-item>
          <text:p text:style-name="P31"><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4091152969312804234" text:style-name="L2">
        <text:list-item>
          <text:p text:style-name="P32"><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3664484054262359362" text:style-name="L3">
        <text:list-item>
          <text:p text:style-name="P33"><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33"><text:soft-page-break/><text:span text:style-name="T4">SQL </text:span>: <text:bookmark text:name="firstHeading2"/><text:span text:style-name="T7">Structured Query Language. Langage informatique normalisé servant à exploiter des 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33"><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33"><text:span text:style-name="T3">W3C </text:span><text:span text:style-name="T2">: World Wide Web Consortium. Il s'agit d'un organisme qui développe des standards pour le Web.</text:span></text:p>
        </text:list-item>
        <text:list-item>
          <text:p text:style-name="P33"><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33"><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3" text:outline-level="3"><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6">Partie</text:p>
            </table:table-cell>
            <table:table-cell table:style-name="Organisation.A1" office:value-type="string">
              <text:p text:style-name="P16">Chapitre</text:p>
            </table:table-cell>
            <table:table-cell table:style-name="Organisation.C1" office:value-type="string">
              <text:p text:style-name="P16">Contenu</text:p>
            </table:table-cell>
          </table:table-row>
        </table:table-header-rows>
        <table:table-row>
          <table:table-cell table:style-name="Organisation.A2" table:number-rows-spanned="6" office:value-type="string">
            <text:p text:style-name="P19">Partie 1</text:p>
            <text:p text:style-name="P19">Spécifications</text:p>
          </table:table-cell>
          <table:table-cell table:style-name="Organisation.B10" office:value-type="string">
            <text:p text:style-name="P18">Description générale</text:p>
          </table:table-cell>
          <table:table-cell table:style-name="Organisation.C10" office:value-type="string">
            <text:p text:style-name="P18">Description sommaire et synthétique offrant une vision générale du projet et de ses problématiques, sans toutefois entrer dans un niveau de détail trop important.</text:p>
          </table:table-cell>
        </table:table-row>
        <table:table-row>
          <table:covered-table-cell/>
          <table:table-cell table:style-name="Organisation.B10" office:value-type="string">
            <text:p text:style-name="P18">Besoins fonctionnels</text:p>
          </table:table-cell>
          <table:table-cell table:style-name="Organisation.C10" office:value-type="string">
            <text:p text:style-name="P18">Détail des besoins fonctionnels exprimés par les commanditaires du logiciel ainsi que l'équipe en charge du développement.</text:p>
          </table:table-cell>
        </table:table-row>
        <table:table-row>
          <table:covered-table-cell/>
          <table:table-cell table:style-name="Organisation.B10" office:value-type="string">
            <text:p text:style-name="P18">Spécification des structures de données</text:p>
          </table:table-cell>
          <table:table-cell table:style-name="Organisation.C10" office:value-type="string">
            <text:p text:style-name="P18">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10" office:value-type="string">
            <text:p text:style-name="P18">Spécification des interfaces externes</text:p>
          </table:table-cell>
          <table:table-cell table:style-name="Organisation.C10" office:value-type="string">
            <text:p text:style-name="P18">Description détaillée des principales interfaces développées (matériel/logiciel, logiciel/logiciel, homme/logiciel)</text:p>
          </table:table-cell>
        </table:table-row>
        <table:table-row table:style-name="Organisation.6">
          <table:covered-table-cell/>
          <table:table-cell table:style-name="Organisation.B10" office:value-type="string">
            <text:p text:style-name="P18">Besoins en performance</text:p>
          </table:table-cell>
          <table:table-cell table:style-name="Organisation.C10" office:value-type="string">
            <text:p text:style-name="P18">Chapitre dédié à l'ensemble des besoins nécessaire pour avoir un fonctionnement optimal du logiciel dans son environnement</text:p>
          </table:table-cell>
        </table:table-row>
        <table:table-row>
          <table:covered-table-cell/>
          <table:table-cell table:style-name="Organisation.B10" office:value-type="string">
            <text:p text:style-name="P18">Contraintes de développement</text:p>
          </table:table-cell>
          <table:table-cell table:style-name="Organisation.C10" office:value-type="string">
            <text:p text:style-name="P18">É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19">Partie 2</text:p>
            <text:p text:style-name="P19">Conception</text:p>
          </table:table-cell>
          <table:table-cell table:style-name="Organisation.B10" office:value-type="string">
            <text:p text:style-name="P18">Modélisation conceptuelle</text:p>
          </table:table-cell>
          <table:table-cell table:style-name="Organisation.C10" office:value-type="string">
            <text:p text:style-name="P18"/>
          </table:table-cell>
        </table:table-row>
        <table:table-row>
          <table:covered-table-cell/>
          <table:table-cell table:style-name="Organisation.B10" office:value-type="string">
            <text:p text:style-name="P18">Modélisation logique</text:p>
          </table:table-cell>
          <table:table-cell table:style-name="Organisation.C10" office:value-type="string">
            <text:p text:style-name="P18"/>
          </table:table-cell>
        </table:table-row>
        <table:table-row>
          <table:table-cell table:style-name="Organisation.A2" office:value-type="string">
            <text:p text:style-name="P19">Partie 3</text:p>
            <text:p text:style-name="P19">Développement</text:p>
          </table:table-cell>
          <table:table-cell table:style-name="Organisation.B10" office:value-type="string">
            <text:p text:style-name="P18"/>
          </table:table-cell>
          <table:table-cell table:style-name="Organisation.C10" office:value-type="string">
            <text:p text:style-name="P18"/>
          </table:table-cell>
        </table:table-row>
      </table:table>
      <text:p text:style-name="Text_20_body"/>
      <text:h text:style-name="Heading_20_2" text:outline-level="2"><text:bookmark-start text:name="__RefHeading__1078_357600700"/><text:soft-page-break/>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47"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59"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59" text:outline-level="4"><text:bookmark-start text:name="__RefHeading__1088_357600700"/>Le commissaire de course<text:bookmark-end text:name="__RefHeading__1088_357600700"/></text:h>
      <text:p text:style-name="P17"><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text:soft-page-break/>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59"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P60" text:outline-level="4">Les spécialistes</text:h>
      <text:p text:style-name="P37"><text:tab/><text:span text:style-name="T11">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span></text:p>
      <text:p text:style-name="P37"><text:tab/><text:span text:style-name="T13">Il est important de préciser que la désignation du combattant à la fin de chaque étape et la désignation du super-combattant à la fin du tour sont deux choses distinctes. Si le procédé de sélection et le jury restent les mêmes, on ne retrouve aucun lien direct..</text:span></text:p>
      <text:h text:style-name="P59"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text:span text:style-name="T12">ceux</text:span>-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59" text:outline-level="4"><text:bookmark-start text:name="__RefHeading__1094_357600700"/>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text:soft-page-break/>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7"><text:tab/>Le fonctionnement de certaines parties du système est à préciser; Le rôle de cette partie consiste à décrire les différents aspects du système. Ces derniers découlent directement de l'analyse des besoins.</text:p>
      <text:h text:style-name="P59"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59"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59"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59"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59" text:outline-level="4">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text:soft-page-break/>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22"><draw:text-box fo:min-height="8.294cm"><text:p text:style-name="Illustration"><draw:frame draw:style-name="fr9" draw:name="images10" text:anchor-type="paragraph" svg:width="15.501cm" style:rel-width="100%" svg:height="8.294cm" style:rel-height="scale" draw:z-index="23"><draw:image xlink:href="Pictures/1000000000000390000001E8FE6EAB08.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4">Fonctionnalités</text:p>
            </table:table-cell>
            <table:table-cell table:style-name="Tableau1.B1" office:value-type="string">
              <text:p text:style-name="P24">Description</text:p>
            </table:table-cell>
          </table:table-row>
        </table:table-header-rows>
        <table:table-row>
          <table:table-cell table:style-name="Tableau1.A5" office:value-type="string">
            <text:p text:style-name="P18">S'authentifier</text:p>
          </table:table-cell>
          <table:table-cell table:style-name="Tableau1.B5" office:value-type="string">
            <text:p text:style-name="P18"/>
          </table:table-cell>
        </table:table-row>
        <table:table-row>
          <table:table-cell table:style-name="Tableau1.A5" office:value-type="string">
            <text:p text:style-name="P18">Gérer le tracé</text:p>
          </table:table-cell>
          <table:table-cell table:style-name="Tableau1.B5" office:value-type="string">
            <text:p text:style-name="P18">Ajouter et modifier les étapes et les points de passage</text:p>
          </table:table-cell>
        </table:table-row>
        <table:table-row>
          <table:table-cell table:style-name="Tableau1.A5" office:value-type="string">
            <text:p text:style-name="P18">Gérer les inscriptions </text:p>
          </table:table-cell>
          <table:table-cell table:style-name="Tableau1.B5" office:value-type="string">
            <text:p text:style-name="P18">Ajouter et modifier les équipes et coureurs inscrits pour la course</text:p>
          </table:table-cell>
        </table:table-row>
        <table:table-row>
          <table:table-cell table:style-name="Tableau1.A5" office:value-type="string">
            <text:p text:style-name="P18">Gérer les rôles</text:p>
          </table:table-cell>
          <table:table-cell table:style-name="Tableau1.B5" office:value-type="string">
            <text:p text:style-name="P18">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text:soft-page-break/>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4">Fonctionnalités</text:p>
            </table:table-cell>
            <table:table-cell table:style-name="Tableau2.B1" office:value-type="string">
              <text:p text:style-name="P24">Description</text:p>
            </table:table-cell>
          </table:table-row>
        </table:table-header-rows>
        <table:table-row>
          <table:table-cell table:style-name="Tableau2.A4" office:value-type="string">
            <text:p text:style-name="P18">S'authentifier</text:p>
          </table:table-cell>
          <table:table-cell table:style-name="Tableau2.B4" office:value-type="string">
            <text:p text:style-name="P18"/>
          </table:table-cell>
        </table:table-row>
        <table:table-row>
          <table:table-cell table:style-name="Tableau2.A4" office:value-type="string">
            <text:p text:style-name="P18">Saisir les résultats de l'étape</text:p>
          </table:table-cell>
          <table:table-cell table:style-name="Tableau2.B4" office:value-type="string">
            <text:p text:style-name="P18">Saisir le classement de l'étape, valider les classements généraux, ajouter un abandon éventuel.</text:p>
          </table:table-cell>
        </table:table-row>
        <table:table-row>
          <table:table-cell table:style-name="Tableau2.A4" office:value-type="string">
            <text:p text:style-name="Table_20_Contents">Gérer les données existantes</text:p>
          </table:table-cell>
          <table:table-cell table:style-name="Tableau2.B4"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4">Fonctionnalités</text:p>
            </table:table-cell>
            <table:table-cell table:style-name="Tableau5.B1" office:value-type="string">
              <text:p text:style-name="P24">Description</text:p>
            </table:table-cell>
          </table:table-row>
        </table:table-header-rows>
        <table:table-row>
          <table:table-cell table:style-name="Tableau5.A3" office:value-type="string">
            <text:p text:style-name="P18">S'authentifier</text:p>
          </table:table-cell>
          <table:table-cell table:style-name="Tableau5.B3" office:value-type="string">
            <text:p text:style-name="P18"/>
          </table:table-cell>
        </table:table-row>
        <table:table-row>
          <table:table-cell table:style-name="Tableau5.A3" office:value-type="string">
            <text:p text:style-name="P18">Saisir les résultats du point de passage</text:p>
          </table:table-cell>
          <table:table-cell table:style-name="Tableau5.B3" office:value-type="string">
            <text:p text:style-name="P18">Saisir le classement et le temps de chaque coureur arrivant au point de passage.</text:p>
          </table:table-cell>
        </table:table-row>
      </table:table>
      <text:h text:style-name="P61" text:outline-level="4"><text:span text:style-name="T14">Spécialiste</text:span></text:h>
      <text:p text:style-name="P38"><text:tab/><text:span text:style-name="T14">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span></text:p>
      <table:table table:name="Tableau29" table:style-name="Tableau29">
        <table:table-column table:style-name="Tableau29.A"/>
        <table:table-column table:style-name="Tableau29.B"/>
        <table:table-header-rows>
          <table:table-row>
            <table:table-cell table:style-name="Tableau29.A1" office:value-type="string">
              <text:p text:style-name="P63">Fonctionnalités</text:p>
            </table:table-cell>
            <table:table-cell table:style-name="Tableau29.B1" office:value-type="string">
              <text:p text:style-name="P63">Description</text:p>
            </table:table-cell>
          </table:table-row>
        </table:table-header-rows>
        <table:table-row>
          <table:table-cell table:style-name="Tableau29.A4" office:value-type="string">
            <text:p text:style-name="P51">S'authentifier</text:p>
          </table:table-cell>
          <table:table-cell table:style-name="Tableau29.B4" office:value-type="string">
            <text:p text:style-name="P51"/>
          </table:table-cell>
        </table:table-row>
        <table:table-row>
          <table:table-cell table:style-name="Tableau29.A3" office:value-type="string">
            <text:p text:style-name="P52">Voter pour le combattant du jour</text:p>
          </table:table-cell>
          <table:table-cell table:style-name="Tableau29.B3" office:value-type="string">
            <text:p text:style-name="P52">Voter pour le combattant de l'étape.</text:p>
          </table:table-cell>
        </table:table-row>
        <table:table-row>
          <table:table-cell table:style-name="Tableau29.A4" office:value-type="string">
            <text:p text:style-name="P52">Voter pour le super-combattant</text:p>
          </table:table-cell>
          <table:table-cell table:style-name="Tableau29.B4" office:value-type="string">
            <text:p text:style-name="P52">Voter pour le super-combattant de la course à la fin du tour.</text:p>
          </table:table-cell>
        </table:table-row>
      </table:table>
      <text:h text:style-name="P61"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24">Fonctionnalités</text:p>
            </table:table-cell>
            <table:table-cell table:style-name="Tableau3.B1" office:value-type="string">
              <text:p text:style-name="P24">Description</text:p>
            </table:table-cell>
          </table:table-row>
        </table:table-header-rows>
        <table:table-row>
          <table:table-cell table:style-name="Tableau3.A3" office:value-type="string">
            <text:p text:style-name="P18">S'authentifier</text:p>
          </table:table-cell>
          <table:table-cell table:style-name="Tableau3.B3" office:value-type="string">
            <text:p text:style-name="P18"/>
          </table:table-cell>
        </table:table-row>
        <table:table-row>
          <table:table-cell table:style-name="Tableau3.A3" office:value-type="string">
            <text:p text:style-name="P18">Récolter des informations</text:p>
          </table:table-cell>
          <table:table-cell table:style-name="Tableau3.B3" office:value-type="string">
            <text:p text:style-name="P18">Récupérer différents renseignement (coureurs, résultats étape, ...) liées au tour. Il accède au système en lecture seule.</text:p>
          </table:table-cell>
        </table:table-row>
      </table:table>
      <text:list xml:id="list6194996178834342782" text:style-name="L4">
        <text:list-item>
          <text:list>
            <text:list-item>
              <text:list>
                <text:list-item>
                  <text:list>
                    <text:list-header>
                      <text:h text:style-name="P62" text:outline-level="4"><text:soft-page-break/>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4">Fonctionnalités</text:p>
            </table:table-cell>
            <table:table-cell table:style-name="Tableau4.B1" office:value-type="string">
              <text:p text:style-name="P24">Description</text:p>
            </table:table-cell>
          </table:table-row>
        </table:table-header-rows>
        <table:table-row>
          <table:table-cell table:style-name="Tableau4.A2" office:value-type="string">
            <text:p text:style-name="P18">Visualiser les résultats</text:p>
          </table:table-cell>
          <table:table-cell table:style-name="Tableau4.B2" office:value-type="string">
            <text:p text:style-name="P18">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text:soft-page-break/>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59"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59"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59"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59" text:outline-level="4">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text:soft-page-break/>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text:soft-page-break/>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44" text:outline-level="2">Besoins fonctionnel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4">Actor description template</text:p>
            </table:table-cell>
            <table:covered-table-cell/>
          </table:table-row>
        </table:table-header-rows>
        <table:table-row>
          <table:table-cell table:style-name="Tableau7.A10" office:value-type="string">
            <text:p text:style-name="P18">Identification/</text:p>
          </table:table-cell>
          <table:table-cell table:style-name="Tableau7.B10" office:value-type="string">
            <text:p text:style-name="P18">AC01</text:p>
          </table:table-cell>
        </table:table-row>
        <table:table-row>
          <table:table-cell table:style-name="Tableau7.A10" office:value-type="string">
            <text:p text:style-name="P18">Itération</text:p>
          </table:table-cell>
          <table:table-cell table:style-name="Tableau7.B10" office:value-type="string">
            <text:p text:style-name="P18"/>
          </table:table-cell>
        </table:table-row>
        <table:table-row>
          <table:table-cell table:style-name="Tableau7.A10" office:value-type="string">
            <text:p text:style-name="P18">Name</text:p>
          </table:table-cell>
          <table:table-cell table:style-name="Tableau7.B10" office:value-type="string">
            <text:p text:style-name="P18">Utilisateur</text:p>
          </table:table-cell>
        </table:table-row>
        <table:table-row>
          <table:table-cell table:style-name="Tableau7.A10" office:value-type="string">
            <text:p text:style-name="P18">Stereotype</text:p>
          </table:table-cell>
          <table:table-cell table:style-name="Tableau7.B10" office:value-type="string">
            <text:p text:style-name="P18">&lt;&lt;Abstract&gt;&gt;</text:p>
          </table:table-cell>
        </table:table-row>
        <table:table-row>
          <table:table-cell table:style-name="Tableau7.A10" office:value-type="string">
            <text:p text:style-name="P18">Type</text:p>
          </table:table-cell>
          <table:table-cell table:style-name="Tableau7.B10" office:value-type="string">
            <text:p text:style-name="P18">Concrete</text:p>
          </table:table-cell>
        </table:table-row>
        <table:table-row>
          <table:table-cell table:style-name="Tableau7.A10" office:value-type="string">
            <text:p text:style-name="P18">Responsabilities</text:p>
          </table:table-cell>
          <table:table-cell table:style-name="Tableau7.B10" office:value-type="string">
            <text:p text:style-name="P18">(primary, sender, receiver, UC02 : consulter informations)</text:p>
            <text:p text:style-name="P18">(primary, sender, receiver, UC03 : consulter résultats)</text:p>
          </table:table-cell>
        </table:table-row>
        <table:table-row>
          <table:table-cell table:style-name="Tableau7.A10" office:value-type="string">
            <text:p text:style-name="P18">Description</text:p>
          </table:table-cell>
          <table:table-cell table:style-name="Tableau7.B10" office:value-type="string">
            <text:p text:style-name="P18">Acteur souhaitant consulter les informations sur le tour et les résultats à titre informatif. Il n'a pas besoin de s'authentifier.</text:p>
          </table:table-cell>
        </table:table-row>
        <table:table-row>
          <table:table-cell table:style-name="Tableau7.A10" office:value-type="string">
            <text:p text:style-name="P18">Relationships</text:p>
          </table:table-cell>
          <table:table-cell table:style-name="Tableau7.B10" office:value-type="string">
            <text:p text:style-name="P18"/>
          </table:table-cell>
        </table:table-row>
        <table:table-row>
          <table:table-cell table:style-name="Tableau7.A10" office:value-type="string">
            <text:p text:style-name="P18">History</text:p>
          </table:table-cell>
          <table:table-cell table:style-name="Tableau7.B10" office:value-type="string">
            <text:p text:style-name="P18"/>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4">Actor description template</text:p>
            </table:table-cell>
            <table:covered-table-cell/>
          </table:table-row>
        </table:table-header-rows>
        <table:table-row>
          <table:table-cell table:style-name="Tableau9.A10" office:value-type="string">
            <text:p text:style-name="P18">Identification/</text:p>
          </table:table-cell>
          <table:table-cell table:style-name="Tableau9.B10" office:value-type="string">
            <text:p text:style-name="P18">AC02</text:p>
          </table:table-cell>
        </table:table-row>
        <table:table-row>
          <table:table-cell table:style-name="Tableau9.A10" office:value-type="string">
            <text:p text:style-name="P18">Itération</text:p>
          </table:table-cell>
          <table:table-cell table:style-name="Tableau9.B10" office:value-type="string">
            <text:p text:style-name="P18"/>
          </table:table-cell>
        </table:table-row>
        <table:table-row>
          <table:table-cell table:style-name="Tableau9.A10" office:value-type="string">
            <text:p text:style-name="P18">Name</text:p>
          </table:table-cell>
          <table:table-cell table:style-name="Tableau9.B10" office:value-type="string">
            <text:p text:style-name="P18">Journaliste</text:p>
          </table:table-cell>
        </table:table-row>
        <table:table-row>
          <table:table-cell table:style-name="Tableau9.A10" office:value-type="string">
            <text:p text:style-name="P18">Stereotype</text:p>
          </table:table-cell>
          <table:table-cell table:style-name="Tableau9.B10" office:value-type="string">
            <text:p text:style-name="P18">Human beeing</text:p>
          </table:table-cell>
        </table:table-row>
        <table:table-row>
          <table:table-cell table:style-name="Tableau9.A10" office:value-type="string">
            <text:p text:style-name="P18">Type</text:p>
          </table:table-cell>
          <table:table-cell table:style-name="Tableau9.B10" office:value-type="string">
            <text:p text:style-name="P18">Concrete</text:p>
          </table:table-cell>
        </table:table-row>
        <table:table-row>
          <table:table-cell table:style-name="Tableau9.A10" office:value-type="string">
            <text:p text:style-name="P18">Responsabilities</text:p>
          </table:table-cell>
          <table:table-cell table:style-name="Tableau9.B10" office:value-type="string">
            <text:p text:style-name="P18">(primary, sender, receiver, UC01 : s'authentifier)</text:p>
            <text:p text:style-name="P18">(primary, sender, receiver, UC04 : prospecter)</text:p>
          </table:table-cell>
        </table:table-row>
        <table:table-row>
          <table:table-cell table:style-name="Tableau9.A10" office:value-type="string">
            <text:p text:style-name="P18">Description</text:p>
          </table:table-cell>
          <table:table-cell table:style-name="Tableau9.B10" office:value-type="string">
            <text:p text:style-name="P18">Acteur ayant la nécessité de prospecter et de collecter une grande quantité d'informations. Il nécessite une authentification pour avoir un niveau de détail des informations plus élevé.</text:p>
          </table:table-cell>
        </table:table-row>
        <table:table-row>
          <table:table-cell table:style-name="Tableau9.A10" office:value-type="string">
            <text:p text:style-name="P18">Relationships</text:p>
          </table:table-cell>
          <table:table-cell table:style-name="Tableau9.B10" office:value-type="string">
            <text:p text:style-name="P18"/>
          </table:table-cell>
        </table:table-row>
        <table:table-row>
          <table:table-cell table:style-name="Tableau9.A10" office:value-type="string">
            <text:p text:style-name="P18">History</text:p>
          </table:table-cell>
          <table:table-cell table:style-name="Tableau9.B10" office:value-type="string">
            <text:p text:style-name="P18"/>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4">Actor description template</text:p>
            </table:table-cell>
            <table:covered-table-cell/>
          </table:table-row>
        </table:table-header-rows>
        <table:table-row>
          <table:table-cell table:style-name="Tableau10.A10" office:value-type="string">
            <text:p text:style-name="P18">Identification/</text:p>
          </table:table-cell>
          <table:table-cell table:style-name="Tableau10.B10" office:value-type="string">
            <text:p text:style-name="P18">AC03</text:p>
          </table:table-cell>
        </table:table-row>
        <table:table-row>
          <table:table-cell table:style-name="Tableau10.A10" office:value-type="string">
            <text:p text:style-name="P18">Itération</text:p>
          </table:table-cell>
          <table:table-cell table:style-name="Tableau10.B10" office:value-type="string">
            <text:p text:style-name="P18"/>
          </table:table-cell>
        </table:table-row>
        <table:table-row>
          <table:table-cell table:style-name="Tableau10.A10" office:value-type="string">
            <text:p text:style-name="P18">Name</text:p>
          </table:table-cell>
          <table:table-cell table:style-name="Tableau10.B10" office:value-type="string">
            <text:p text:style-name="P18">Commissaire de point de passage</text:p>
          </table:table-cell>
        </table:table-row>
        <table:table-row>
          <table:table-cell table:style-name="Tableau10.A10" office:value-type="string">
            <text:p text:style-name="P18">Stereotype</text:p>
          </table:table-cell>
          <table:table-cell table:style-name="Tableau10.B10" office:value-type="string">
            <text:p text:style-name="P18">Human beeing</text:p>
          </table:table-cell>
        </table:table-row>
        <table:table-row>
          <table:table-cell table:style-name="Tableau10.A10" office:value-type="string">
            <text:p text:style-name="P18">Type</text:p>
          </table:table-cell>
          <table:table-cell table:style-name="Tableau10.B10" office:value-type="string">
            <text:p text:style-name="P18">Concrete</text:p>
          </table:table-cell>
        </table:table-row>
        <table:table-row>
          <table:table-cell table:style-name="Tableau10.A10" office:value-type="string">
            <text:p text:style-name="P18">Responsabilities</text:p>
          </table:table-cell>
          <table:table-cell table:style-name="Tableau10.B10" office:value-type="string">
            <text:p text:style-name="P18">(primary, sender, receiver, UC01 : s'authentifier)</text:p>
            <text:p text:style-name="P18">(primary, sender, receiver, UC05 : saisir résultats point de passage)</text:p>
          </table:table-cell>
        </table:table-row>
        <table:table-row>
          <table:table-cell table:style-name="Tableau10.A10" office:value-type="string">
            <text:p text:style-name="P18">Description</text:p>
          </table:table-cell>
          <table:table-cell table:style-name="Tableau10.B10" office:value-type="string">
            <text:p text:style-name="P18">Acteur se trouvant à un point de passage d'une étape. Il est habilité par l'organisation du Tour de France pour saisir le classement des coureurs pour ce point de passage. Il a besoin d'une authentification pour accéder au système.</text:p>
          </table:table-cell>
        </table:table-row>
        <text:soft-page-break/>
        <table:table-row>
          <table:table-cell table:style-name="Tableau10.A10" office:value-type="string">
            <text:p text:style-name="P18">Relationships</text:p>
          </table:table-cell>
          <table:table-cell table:style-name="Tableau10.B10" office:value-type="string">
            <text:p text:style-name="P18"/>
          </table:table-cell>
        </table:table-row>
        <table:table-row table:style-name="Tableau10.10">
          <table:table-cell table:style-name="Tableau10.A10" office:value-type="string">
            <text:p text:style-name="P18">History</text:p>
          </table:table-cell>
          <table:table-cell table:style-name="Tableau10.B10" office:value-type="string">
            <text:p text:style-name="P18"/>
          </table:table-cell>
        </table:table-row>
      </table:table>
      <text:p text:style-name="Standard"/>
      <table:table table:name="Tableau11" table:style-name="Tableau11">
        <table:table-column table:style-name="Tableau11.A"/>
        <table:table-column table:style-name="Tableau11.B"/>
        <table:table-header-rows>
          <table:table-row>
            <table:table-cell table:style-name="Tableau11.A1" table:number-columns-spanned="2" office:value-type="string">
              <text:p text:style-name="P24">Actor description template</text:p>
            </table:table-cell>
            <table:covered-table-cell/>
          </table:table-row>
        </table:table-header-rows>
        <table:table-row>
          <table:table-cell table:style-name="Tableau11.A10" office:value-type="string">
            <text:p text:style-name="P18">Identification/</text:p>
          </table:table-cell>
          <table:table-cell table:style-name="Tableau11.B10" office:value-type="string">
            <text:p text:style-name="P18">AC04</text:p>
          </table:table-cell>
        </table:table-row>
        <table:table-row>
          <table:table-cell table:style-name="Tableau11.A10" office:value-type="string">
            <text:p text:style-name="P18">Itération</text:p>
          </table:table-cell>
          <table:table-cell table:style-name="Tableau11.B10" office:value-type="string">
            <text:p text:style-name="P18"/>
          </table:table-cell>
        </table:table-row>
        <table:table-row>
          <table:table-cell table:style-name="Tableau11.A10" office:value-type="string">
            <text:p text:style-name="P18">Name</text:p>
          </table:table-cell>
          <table:table-cell table:style-name="Tableau11.B10" office:value-type="string">
            <text:p text:style-name="P18">Commissaire de course</text:p>
          </table:table-cell>
        </table:table-row>
        <table:table-row>
          <table:table-cell table:style-name="Tableau11.A10" office:value-type="string">
            <text:p text:style-name="P18">Stereotype</text:p>
          </table:table-cell>
          <table:table-cell table:style-name="Tableau11.B10" office:value-type="string">
            <text:p text:style-name="P18">Human beeing</text:p>
          </table:table-cell>
        </table:table-row>
        <table:table-row>
          <table:table-cell table:style-name="Tableau11.A10" office:value-type="string">
            <text:p text:style-name="P18">Type</text:p>
          </table:table-cell>
          <table:table-cell table:style-name="Tableau11.B10" office:value-type="string">
            <text:p text:style-name="P18">Concrete</text:p>
          </table:table-cell>
        </table:table-row>
        <table:table-row>
          <table:table-cell table:style-name="Tableau11.A10" office:value-type="string">
            <text:p text:style-name="P18">Responsabilities</text:p>
          </table:table-cell>
          <table:table-cell table:style-name="Tableau11.B10" office:value-type="string">
            <text:p text:style-name="P18">(primary, sender, receiver, UC01 : s'authentifier)</text:p>
            <text:p text:style-name="P18">(primary, sender, receiver, UC06 : assurer intégrité classement)</text:p>
            <text:p text:style-name="P18">(primary, sender, receiver, UC07 : modifier classement point de passage)</text:p>
            <text:p text:style-name="P18">(primary, sender, receiver, UC08 : modifier classement)</text:p>
            <text:p text:style-name="P18">(primary, sender, receiver, UC09 : saisir abandon)</text:p>
            <text:p text:style-name="P18">(primary, sender, receiver, UC10 : saisir suspension)</text:p>
            <text:p text:style-name="P18">(primary, sender, receiver, UC11 : gérer coureur le plus combatif)</text:p>
            <text:p text:style-name="P18">(primary, sender, receiver, UC12 : saisir contrôle anti-dopage)</text:p>
            <text:p text:style-name="P18">(primary, sender, receiver, UC13 : saisir résultats contrôle anti-dopage)</text:p>
          </table:table-cell>
        </table:table-row>
        <table:table-row>
          <table:table-cell table:style-name="Tableau11.A10" office:value-type="string">
            <text:p text:style-name="P18">Description</text:p>
          </table:table-cell>
          <table:table-cell table:style-name="Tableau11.B10" office:value-type="string">
            <text:p text:style-name="P18">Acteur habilité par l'organisation du Tour de France pour gérer l'évolution de la course (classement/contrôle anti-dopage/abandon). Il a besoin d'une authentification pour accéder au système</text:p>
          </table:table-cell>
        </table:table-row>
        <table:table-row>
          <table:table-cell table:style-name="Tableau11.A10" office:value-type="string">
            <text:p text:style-name="P18">Relationships</text:p>
          </table:table-cell>
          <table:table-cell table:style-name="Tableau11.B10" office:value-type="string">
            <text:p text:style-name="P18"/>
          </table:table-cell>
        </table:table-row>
        <table:table-row table:style-name="Tableau11.10">
          <table:table-cell table:style-name="Tableau11.A10" office:value-type="string">
            <text:p text:style-name="P18">History</text:p>
          </table:table-cell>
          <table:table-cell table:style-name="Tableau11.B10" office:value-type="string">
            <text:p text:style-name="P18"/>
          </table:table-cell>
        </table:table-row>
      </table:table>
      <text:p text:style-name="Standard"/>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24">Actor description template</text:p>
            </table:table-cell>
            <table:covered-table-cell/>
          </table:table-row>
        </table:table-header-rows>
        <table:table-row>
          <table:table-cell table:style-name="Tableau12.A10" office:value-type="string">
            <text:p text:style-name="P18">Identification/</text:p>
          </table:table-cell>
          <table:table-cell table:style-name="Tableau12.B10" office:value-type="string">
            <text:p text:style-name="P18">AC05</text:p>
          </table:table-cell>
        </table:table-row>
        <table:table-row>
          <table:table-cell table:style-name="Tableau12.A10" office:value-type="string">
            <text:p text:style-name="P18">Itération</text:p>
          </table:table-cell>
          <table:table-cell table:style-name="Tableau12.B10" office:value-type="string">
            <text:p text:style-name="P18"/>
          </table:table-cell>
        </table:table-row>
        <table:table-row>
          <table:table-cell table:style-name="Tableau12.A10" office:value-type="string">
            <text:p text:style-name="P18">Name</text:p>
          </table:table-cell>
          <table:table-cell table:style-name="Tableau12.B10" office:value-type="string">
            <text:p text:style-name="P18">Administrateur</text:p>
          </table:table-cell>
        </table:table-row>
        <table:table-row>
          <table:table-cell table:style-name="Tableau12.A10" office:value-type="string">
            <text:p text:style-name="P18">Stereotype</text:p>
          </table:table-cell>
          <table:table-cell table:style-name="Tableau12.B10" office:value-type="string">
            <text:p text:style-name="P18">Human beeing</text:p>
          </table:table-cell>
        </table:table-row>
        <table:table-row>
          <table:table-cell table:style-name="Tableau12.A10" office:value-type="string">
            <text:p text:style-name="P18">Type</text:p>
          </table:table-cell>
          <table:table-cell table:style-name="Tableau12.B10" office:value-type="string">
            <text:p text:style-name="P18">Concrete</text:p>
          </table:table-cell>
        </table:table-row>
        <table:table-row>
          <table:table-cell table:style-name="Tableau12.A10" office:value-type="string">
            <text:p text:style-name="P18">Responsabilities</text:p>
          </table:table-cell>
          <table:table-cell table:style-name="Tableau12.B10" office:value-type="string">
            <text:p text:style-name="P18">(primary, sender, receiver, UC01 : s'authentifier)</text:p>
            <text:p text:style-name="P18">(primary, sender, receiver, UC14 : créer étape)</text:p>
            <text:p text:style-name="P18">(primary, sender, receiver, UC15 : créer point de passage)</text:p>
            <text:p text:style-name="P18">(primary, sender, receiver, UC16 : ajouter équipe)</text:p>
            <text:p text:style-name="P18">(primary, sender, receiver, UC17 : ajouter participant)</text:p>
            <text:p text:style-name="P18">(primary, sender, receiver, UC18 : ajouter coureur)</text:p>
            <text:p text:style-name="P18">(primary, sender, receiver, UC19 : attribuer responsabilité)</text:p>
            <text:p text:style-name="P18">(primary, sender, receiver, UC20 : créer utilisateur)</text:p>
          </table:table-cell>
        </table:table-row>
        <table:table-row>
          <table:table-cell table:style-name="Tableau12.A10" office:value-type="string">
            <text:p text:style-name="P18">Description</text:p>
          </table:table-cell>
          <table:table-cell table:style-name="Tableau12.B10" office:value-type="string">
            <text:p text:style-name="P18">Acteur en charge de gérer l'application : création utilisateur/droits, création d'étape, ajout de coureurs et équipes.. Il a besoin d'une authentification pour accéder au système</text:p>
          </table:table-cell>
        </table:table-row>
        <table:table-row>
          <table:table-cell table:style-name="Tableau12.A10" office:value-type="string">
            <text:p text:style-name="P18">Relationships</text:p>
          </table:table-cell>
          <table:table-cell table:style-name="Tableau12.B10" office:value-type="string">
            <text:p text:style-name="P18"/>
          </table:table-cell>
        </table:table-row>
        <table:table-row table:style-name="Tableau12.10">
          <table:table-cell table:style-name="Tableau12.A10" office:value-type="string">
            <text:p text:style-name="P18">History</text:p>
          </table:table-cell>
          <table:table-cell table:style-name="Tableau12.B10" office:value-type="string">
            <text:p text:style-name="P18"/>
            <text:p text:style-name="P18"/>
          </table:table-cell>
        </table:table-row>
      </table:table>
      <text:p text:style-name="Standard"><text:soft-page-break/></text:p>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24">Use case desciption template</text:p>
            </table:table-cell>
            <table:covered-table-cell/>
          </table:table-row>
        </table:table-header-rows>
        <table:table-row>
          <table:table-cell table:style-name="Tableau13.A10" office:value-type="string">
            <text:p text:style-name="P18">Identification</text:p>
          </table:table-cell>
          <table:table-cell table:style-name="Tableau13.B10" office:value-type="string">
            <text:p text:style-name="P18">UC01-01</text:p>
          </table:table-cell>
        </table:table-row>
        <table:table-row>
          <table:table-cell table:style-name="Tableau13.A10" office:value-type="string">
            <text:p text:style-name="P18">Itération</text:p>
          </table:table-cell>
          <table:table-cell table:style-name="Tableau13.B10" office:value-type="string">
            <text:p text:style-name="P18"/>
          </table:table-cell>
        </table:table-row>
        <table:table-row>
          <table:table-cell table:style-name="Tableau13.A10" office:value-type="string">
            <text:p text:style-name="P18">Nom</text:p>
          </table:table-cell>
          <table:table-cell table:style-name="Tableau13.B10" office:value-type="string">
            <text:p text:style-name="P18">S'authentifier</text:p>
          </table:table-cell>
        </table:table-row>
        <table:table-row>
          <table:table-cell table:style-name="Tableau13.A10" office:value-type="string">
            <text:p text:style-name="P18">Type</text:p>
          </table:table-cell>
          <table:table-cell table:style-name="Tableau13.B10" office:value-type="string">
            <text:p text:style-name="P18">Concrete</text:p>
          </table:table-cell>
        </table:table-row>
        <table:table-row>
          <table:table-cell table:style-name="Tableau13.A10" office:value-type="string">
            <text:p text:style-name="P18">Description</text:p>
          </table:table-cell>
          <table:table-cell table:style-name="Tableau13.B10" office:value-type="string">
            <text:p text:style-name="P18">Authentification des utilisateurs auprès du système avant d'entreprendre des actions nécessitant des privilèges particuliers</text:p>
          </table:table-cell>
        </table:table-row>
        <table:table-row>
          <table:table-cell table:style-name="Tableau13.A10" office:value-type="string">
            <text:p text:style-name="P18">Acteurs</text:p>
          </table:table-cell>
          <table:table-cell table:style-name="Tableau13.B10" office:value-type="string">
            <text:p text:style-name="P18">Journaliste</text:p>
            <text:p text:style-name="P18">Commissaire de point de passage</text:p>
            <text:p text:style-name="P18">Commissaire de course</text:p>
            <text:p text:style-name="P18">Administrateur</text:p>
          </table:table-cell>
        </table:table-row>
        <table:table-row>
          <table:table-cell table:style-name="Tableau13.A10" office:value-type="string">
            <text:p text:style-name="P18">Pré-conditions</text:p>
          </table:table-cell>
          <table:table-cell table:style-name="Tableau13.B10" office:value-type="string">
            <text:p text:style-name="P18">Avoir un compte pour accéder au système.</text:p>
            <text:p text:style-name="P18">(Accès à la page d’authentification.)</text:p>
          </table:table-cell>
        </table:table-row>
        <table:table-row>
          <table:table-cell table:style-name="Tableau13.A10" office:value-type="string">
            <text:p text:style-name="P18">Post-conditions</text:p>
          </table:table-cell>
          <table:table-cell table:style-name="Tableau13.B10" office:value-type="string">
            <text:p text:style-name="P18"/>
          </table:table-cell>
        </table:table-row>
        <table:table-row>
          <table:table-cell table:style-name="Tableau13.A10" office:value-type="string">
            <text:p text:style-name="P18">Flux</text:p>
          </table:table-cell>
          <table:table-cell table:style-name="Tableau13.B10" office:value-type="string">
            <text:list xml:id="list4918023055743645691" text:style-name="L5">
              <text:list-item>
                <text:p text:style-name="P50">l'utilisateur accède à l'interface principale du programme</text:p>
              </text:list-item>
              <text:list-item>
                <text:p text:style-name="P50">le système demande à l'utilisateur de saisir son identifiant et son mot de passe</text:p>
                <text:p text:style-name="P54">2.a [couple identifiant / mot de passe ok]</text:p>
                <text:p text:style-name="P55">2.a.1 l'utilisateur est authentifié et enregistré</text:p>
                <text:p text:style-name="P54">2.b [couple identifiant / mot de passe ko]</text:p>
                <text:p text:style-name="P55">2.b.1 le système demande à l'utilisateur de saisir son identifiant et son mot de passe</text:p>
                <text:list>
                  <text:list-header>
                    <text:p text:style-name="P56">(3. Mot de passe oublié ?)</text:p>
                    <text:list>
                      <text:list-header>
                        <text:p text:style-name="P56"/>
                      </text:list-header>
                    </text:list>
                  </text:list-header>
                </text:list>
              </text:list-item>
            </text:list>
          </table:table-cell>
        </table:table-row>
      </table:table>
      <text:p text:style-name="Standard"/>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4">Use case desciption template</text:p>
            </table:table-cell>
            <table:covered-table-cell/>
          </table:table-row>
        </table:table-header-rows>
        <table:table-row>
          <table:table-cell table:style-name="Tableau14.A11" office:value-type="string">
            <text:p text:style-name="P18">Identification</text:p>
          </table:table-cell>
          <table:table-cell table:style-name="Tableau14.B11" office:value-type="string">
            <text:p text:style-name="P18">UC02</text:p>
          </table:table-cell>
        </table:table-row>
        <table:table-row>
          <table:table-cell table:style-name="Tableau14.A11" office:value-type="string">
            <text:p text:style-name="P18">Itération</text:p>
          </table:table-cell>
          <table:table-cell table:style-name="Tableau14.B11" office:value-type="string">
            <text:p text:style-name="P18"/>
          </table:table-cell>
        </table:table-row>
        <table:table-row>
          <table:table-cell table:style-name="Tableau14.A11" office:value-type="string">
            <text:p text:style-name="P18">Nom</text:p>
          </table:table-cell>
          <table:table-cell table:style-name="Tableau14.B11" office:value-type="string">
            <text:p text:style-name="P18">Visualiser résultats</text:p>
          </table:table-cell>
        </table:table-row>
        <table:table-row>
          <table:table-cell table:style-name="Tableau14.A11" office:value-type="string">
            <text:p text:style-name="P18">Type</text:p>
          </table:table-cell>
          <table:table-cell table:style-name="Tableau14.B11" office:value-type="string">
            <text:p text:style-name="P18">Concrete</text:p>
          </table:table-cell>
        </table:table-row>
        <table:table-row>
          <table:table-cell table:style-name="Tableau14.A11" office:value-type="string">
            <text:p text:style-name="P18">Description</text:p>
          </table:table-cell>
          <table:table-cell table:style-name="Tableau14.B11" office:value-type="string">
            <text:p text:style-name="P18">Obtenir les classements détaillés du Tour ou d'une étape.</text:p>
          </table:table-cell>
        </table:table-row>
        <table:table-row>
          <table:table-cell table:style-name="Tableau14.A11" office:value-type="string">
            <text:p text:style-name="P18">Acteurs</text:p>
          </table:table-cell>
          <table:table-cell table:style-name="Tableau14.B11" office:value-type="string">
            <text:p text:style-name="P18">&lt;Utilisateur,&lt;Initiator&gt;&gt;</text:p>
          </table:table-cell>
        </table:table-row>
        <table:table-row>
          <table:table-cell table:style-name="Tableau14.A11" office:value-type="string">
            <text:p text:style-name="P18">Pré-conditions</text:p>
          </table:table-cell>
          <table:table-cell table:style-name="Tableau14.B11" office:value-type="string">
            <text:p text:style-name="P18">U est l'utilisateur</text:p>
          </table:table-cell>
        </table:table-row>
        <table:table-row>
          <table:table-cell table:style-name="Tableau14.A11" office:value-type="string">
            <text:p text:style-name="P18">Post-conditions</text:p>
          </table:table-cell>
          <table:table-cell table:style-name="Tableau14.B11" office:value-type="string">
            <text:p text:style-name="P18"/>
          </table:table-cell>
        </table:table-row>
        <table:table-row>
          <table:table-cell table:style-name="Tableau14.A11" office:value-type="string">
            <text:p text:style-name="P18">Flux</text:p>
          </table:table-cell>
          <table:table-cell table:style-name="Tableau14.B11" office:value-type="string">
            <text:p text:style-name="P18">1.a U clique sur « Classement »</text:p>
            <text:p text:style-name="P18"><text:s text:c="3"/>1.a [Classement final du Tour]</text:p>
            <text:p text:style-name="P18"><text:s text:c="6"/>1.a.1 [Classement maillot jaune]</text:p>
            <text:p text:style-name="P18"><text:s text:c="6"/>1.a.2 [Classement maillot vert]</text:p>
            <text:p text:style-name="P18"><text:s text:c="6"/>1.a.3 [Classement maillot à pois]</text:p>
            <text:p text:style-name="P18"><text:s text:c="6"/>1.a.4 [Classement maillot blanc]</text:p>
            <text:p text:style-name="P18"><text:s text:c="6"/>1.a.5 [Classement du super-combatif]</text:p>
            <text:p text:style-name="P18"><text:s text:c="6"/>1.a.6 [Classement par équipe]</text:p>
            <text:p text:style-name="P18">1.b U clique sur une étape du Tour</text:p>
            <text:p text:style-name="P18"><text:s text:c="3"/>1.b.1 U choisit le classement à l'issu de l'étape sélectionnée</text:p>
            <text:p text:style-name="P18"><text:soft-page-break/><text:s text:c="6"/>1.b.1.a [Classement de l'étape]</text:p>
            <text:p text:style-name="P18"><text:s text:c="6"/>1.b.2.b [Classement maillot jaune]</text:p>
            <text:p text:style-name="P18"><text:s text:c="6"/>1.b.3.c [Classement maillot vert]</text:p>
            <text:p text:style-name="P18"><text:s text:c="6"/>1.b.4.d [Classement maillot à pois]</text:p>
            <text:p text:style-name="P18"><text:s text:c="6"/>1.b.5.e [Classement maillot blanc]</text:p>
            <text:p text:style-name="P18"><text:s text:c="6"/>1.b.6.f [Classement du plus combatif]</text:p>
            <text:p text:style-name="P18"><text:s text:c="6"/>1.b.7.g [Classement par équipe]</text:p>
          </table:table-cell>
        </table:table-row>
        <table:table-row>
          <table:table-cell table:style-name="Tableau14.A11" office:value-type="string">
            <text:p text:style-name="P18"/>
          </table:table-cell>
          <table:table-cell table:style-name="Tableau14.B11" office:value-type="string">
            <text:p text:style-name="P18"/>
          </table:table-cell>
        </table:table-row>
      </table:table>
      <text:p text:style-name="Standard"/>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4">Use case desciption template</text:p>
            </table:table-cell>
            <table:covered-table-cell/>
          </table:table-row>
        </table:table-header-rows>
        <table:table-row>
          <table:table-cell table:style-name="Tableau15.A11" office:value-type="string">
            <text:p text:style-name="P18">Identification</text:p>
          </table:table-cell>
          <table:table-cell table:style-name="Tableau15.B11" office:value-type="string">
            <text:p text:style-name="P18">UC03</text:p>
          </table:table-cell>
        </table:table-row>
        <table:table-row>
          <table:table-cell table:style-name="Tableau15.A11" office:value-type="string">
            <text:p text:style-name="P18">Itération</text:p>
          </table:table-cell>
          <table:table-cell table:style-name="Tableau15.B11" office:value-type="string">
            <text:p text:style-name="P18"/>
          </table:table-cell>
        </table:table-row>
        <table:table-row>
          <table:table-cell table:style-name="Tableau15.A11" office:value-type="string">
            <text:p text:style-name="P18">Nom</text:p>
          </table:table-cell>
          <table:table-cell table:style-name="Tableau15.B11" office:value-type="string">
            <text:p text:style-name="P18">Visualiser informations</text:p>
          </table:table-cell>
        </table:table-row>
        <table:table-row>
          <table:table-cell table:style-name="Tableau15.A11" office:value-type="string">
            <text:p text:style-name="P18">Type</text:p>
          </table:table-cell>
          <table:table-cell table:style-name="Tableau15.B11" office:value-type="string">
            <text:p text:style-name="P18">Concrete</text:p>
          </table:table-cell>
        </table:table-row>
        <table:table-row>
          <table:table-cell table:style-name="Tableau15.A11" office:value-type="string">
            <text:p text:style-name="P18">Description</text:p>
          </table:table-cell>
          <table:table-cell table:style-name="Tableau15.B11" office:value-type="string">
            <text:p text:style-name="P18">Obtenir des informations d'ordre général sur le Tour (équipes présentes, coureurs inscrits, tracé du Tour ou d'une étape)</text:p>
          </table:table-cell>
        </table:table-row>
        <table:table-row>
          <table:table-cell table:style-name="Tableau15.A11" office:value-type="string">
            <text:p text:style-name="P18">Acteurs</text:p>
          </table:table-cell>
          <table:table-cell table:style-name="Tableau15.B11" office:value-type="string">
            <text:p text:style-name="P18">&lt;Utilisateur,&lt;Initiator&gt;&gt;</text:p>
          </table:table-cell>
        </table:table-row>
        <table:table-row>
          <table:table-cell table:style-name="Tableau15.A11" office:value-type="string">
            <text:p text:style-name="P18">Pré-conditions</text:p>
          </table:table-cell>
          <table:table-cell table:style-name="Tableau15.B11" office:value-type="string">
            <text:p text:style-name="P18">U est l'utilisateur</text:p>
          </table:table-cell>
        </table:table-row>
        <table:table-row>
          <table:table-cell table:style-name="Tableau15.A11" office:value-type="string">
            <text:p text:style-name="P18">Post-conditions</text:p>
          </table:table-cell>
          <table:table-cell table:style-name="Tableau15.B11" office:value-type="string">
            <text:p text:style-name="P18"/>
          </table:table-cell>
        </table:table-row>
        <table:table-row>
          <table:table-cell table:style-name="Tableau15.A11" office:value-type="string">
            <text:p text:style-name="P18">Flux</text:p>
          </table:table-cell>
          <table:table-cell table:style-name="Tableau15.B11" office:value-type="string">
            <text:p text:style-name="P18">1.a U clique sur « Equipe »</text:p>
            <text:p text:style-name="P18"><text:s text:c="3"/>1.a.1 Consulter informations sur l'équipe</text:p>
            <text:p text:style-name="P18"><text:s text:c="3"/>1.a.2 U clique sur « Coureurs » pour voir les coureurs de l' équipe</text:p>
            <text:p text:style-name="P18"><text:s text:c="6"/>1.a.2.a U clique sur un coureur pour afficher les détails</text:p>
            <text:p text:style-name="P18">1.b <text:s/>U clique sur une étape du Tour</text:p>
            <text:p text:style-name="P18"><text:s text:c="3"/>1.b.1 Consulter le tracé (liste des points de passage)</text:p>
            <text:p text:style-name="P18"><text:s text:c="3"/>1.b.2 U clique « Difficultés » pour Voir les difficultés de l’étape (cols)</text:p>
            <text:p text:style-name="P18"><text:s text:c="3"/>1.b.3 U clique sur « Spints » pour voir les sprints intermédiaires</text:p>
            <text:p text:style-name="P18"><text:s text:c="3"/></text:p>
          </table:table-cell>
        </table:table-row>
        <table:table-row>
          <table:table-cell table:style-name="Tableau15.A11" office:value-type="string">
            <text:p text:style-name="P18"/>
          </table:table-cell>
          <table:table-cell table:style-name="Tableau15.B11" office:value-type="string">
            <text:p text:style-name="P18"/>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24">Use case desciption template</text:p>
            </table:table-cell>
            <table:covered-table-cell/>
          </table:table-row>
        </table:table-header-rows>
        <table:table-row>
          <table:table-cell table:style-name="Tableau16.A11" office:value-type="string">
            <text:p text:style-name="P18">Identification</text:p>
          </table:table-cell>
          <table:table-cell table:style-name="Tableau16.B11" office:value-type="string">
            <text:p text:style-name="P18">UC04</text:p>
          </table:table-cell>
        </table:table-row>
        <table:table-row>
          <table:table-cell table:style-name="Tableau16.A11" office:value-type="string">
            <text:p text:style-name="P18">Itération</text:p>
          </table:table-cell>
          <table:table-cell table:style-name="Tableau16.B11" office:value-type="string">
            <text:p text:style-name="P18"/>
          </table:table-cell>
        </table:table-row>
        <table:table-row>
          <table:table-cell table:style-name="Tableau16.A11" office:value-type="string">
            <text:p text:style-name="P18">Nom</text:p>
          </table:table-cell>
          <table:table-cell table:style-name="Tableau16.B11" office:value-type="string">
            <text:p text:style-name="P18">Prospecter</text:p>
          </table:table-cell>
        </table:table-row>
        <table:table-row>
          <table:table-cell table:style-name="Tableau16.A11" office:value-type="string">
            <text:p text:style-name="P18">Type</text:p>
          </table:table-cell>
          <table:table-cell table:style-name="Tableau16.B11" office:value-type="string">
            <text:p text:style-name="P18">Concrete</text:p>
          </table:table-cell>
        </table:table-row>
        <table:table-row>
          <table:table-cell table:style-name="Tableau16.A11" office:value-type="string">
            <text:p text:style-name="P18">Description</text:p>
          </table:table-cell>
          <table:table-cell table:style-name="Tableau16.B11" office:value-type="string">
            <text:p text:style-name="P18">Obtenir des informations détaillées sur le course (et extraire ces informations)</text:p>
          </table:table-cell>
        </table:table-row>
        <table:table-row>
          <table:table-cell table:style-name="Tableau16.A11" office:value-type="string">
            <text:p text:style-name="P18">Acteurs</text:p>
          </table:table-cell>
          <table:table-cell table:style-name="Tableau16.B11" office:value-type="string">
            <text:p text:style-name="P18">Journaliste </text:p>
          </table:table-cell>
        </table:table-row>
        <table:table-row>
          <table:table-cell table:style-name="Tableau16.A11" office:value-type="string">
            <text:p text:style-name="P18">Pré-conditions</text:p>
          </table:table-cell>
          <table:table-cell table:style-name="Tableau16.B11" office:value-type="string">
            <text:p text:style-name="P18">J est le journaliste et J est authentifié</text:p>
          </table:table-cell>
        </table:table-row>
        <table:table-row>
          <table:table-cell table:style-name="Tableau16.A11" office:value-type="string">
            <text:p text:style-name="P18">Post-conditions</text:p>
          </table:table-cell>
          <table:table-cell table:style-name="Tableau16.B11" office:value-type="string">
            <text:p text:style-name="P18"/>
          </table:table-cell>
        </table:table-row>
        <table:table-row>
          <table:table-cell table:style-name="Tableau16.A11" office:value-type="string">
            <text:p text:style-name="P18">Flux</text:p>
          </table:table-cell>
          <table:table-cell table:style-name="Tableau16.B11" office:value-type="string">
            <text:p text:style-name="P18"/>
          </table:table-cell>
        </table:table-row>
        <table:table-row>
          <table:table-cell table:style-name="Tableau16.A11" office:value-type="string">
            <text:p text:style-name="P18"/>
          </table:table-cell>
          <table:table-cell table:style-name="Tableau16.B11" office:value-type="string">
            <text:p text:style-name="P18"/>
          </table:table-cell>
        </table:table-row>
      </table:table>
      <table:table table:name="Tableau17" table:style-name="Tableau17">
        <table:table-column table:style-name="Tableau17.A"/>
        <table:table-column table:style-name="Tableau17.B"/>
        <table:table-header-rows>
          <text:soft-page-break/>
          <table:table-row>
            <table:table-cell table:style-name="Tableau17.A1" table:number-columns-spanned="2" office:value-type="string">
              <text:p text:style-name="P24">Use case desciption template</text:p>
            </table:table-cell>
            <table:covered-table-cell/>
          </table:table-row>
        </table:table-header-rows>
        <table:table-row>
          <table:table-cell table:style-name="Tableau17.A11" office:value-type="string">
            <text:p text:style-name="P18">Identification</text:p>
          </table:table-cell>
          <table:table-cell table:style-name="Tableau17.B11" office:value-type="string">
            <text:p text:style-name="P18">UC05</text:p>
          </table:table-cell>
        </table:table-row>
        <table:table-row>
          <table:table-cell table:style-name="Tableau17.A11" office:value-type="string">
            <text:p text:style-name="P18">Itération</text:p>
          </table:table-cell>
          <table:table-cell table:style-name="Tableau17.B11" office:value-type="string">
            <text:p text:style-name="P18"/>
          </table:table-cell>
        </table:table-row>
        <table:table-row>
          <table:table-cell table:style-name="Tableau17.A11" office:value-type="string">
            <text:p text:style-name="P18">Nom</text:p>
          </table:table-cell>
          <table:table-cell table:style-name="Tableau17.B11" office:value-type="string">
            <text:p text:style-name="P18">Saisir résultats point de passage</text:p>
          </table:table-cell>
        </table:table-row>
        <table:table-row>
          <table:table-cell table:style-name="Tableau17.A11" office:value-type="string">
            <text:p text:style-name="P18">Type</text:p>
          </table:table-cell>
          <table:table-cell table:style-name="Tableau17.B11" office:value-type="string">
            <text:p text:style-name="P18">Concrete</text:p>
          </table:table-cell>
        </table:table-row>
        <table:table-row>
          <table:table-cell table:style-name="Tableau17.A11" office:value-type="string">
            <text:p text:style-name="P18">Description</text:p>
          </table:table-cell>
          <table:table-cell table:style-name="Tableau17.B11" office:value-type="string">
            <text:p text:style-name="P18">Entrer dans le système l'ordre de passage des coureurs au niveau d'un point kilométrique de l'étape.</text:p>
          </table:table-cell>
        </table:table-row>
        <table:table-row>
          <table:table-cell table:style-name="Tableau17.A11" office:value-type="string">
            <text:p text:style-name="P18">Acteurs</text:p>
          </table:table-cell>
          <table:table-cell table:style-name="Tableau17.B11" office:value-type="string">
            <text:p text:style-name="P18">Commissaire point de passage</text:p>
          </table:table-cell>
        </table:table-row>
        <table:table-row>
          <table:table-cell table:style-name="Tableau17.A11" office:value-type="string">
            <text:p text:style-name="P18">Pré-conditions</text:p>
          </table:table-cell>
          <table:table-cell table:style-name="Tableau17.B11" office:value-type="string">
            <text:p text:style-name="P18">CPP est le commissaire de point et passage et CPP est authentifié </text:p>
          </table:table-cell>
        </table:table-row>
        <table:table-row>
          <table:table-cell table:style-name="Tableau17.A11" office:value-type="string">
            <text:p text:style-name="P18">Post-conditions</text:p>
          </table:table-cell>
          <table:table-cell table:style-name="Tableau17.B11" office:value-type="string">
            <text:p text:style-name="P18"/>
          </table:table-cell>
        </table:table-row>
        <table:table-row>
          <table:table-cell table:style-name="Tableau17.A11" office:value-type="string">
            <text:p text:style-name="P18">Flux</text:p>
          </table:table-cell>
          <table:table-cell table:style-name="Tableau17.B11" office:value-type="string">
            <text:p text:style-name="P18">1. CPP clique sur « Saisir classement d'un point de passage »</text:p>
            <text:p text:style-name="P18">2. CPP clique sur l'étape en cours</text:p>
            <text:p text:style-name="P18">3. CPP clique sur le point de passage dont il a la charge</text:p>
            <text:p text:style-name="P18">4. CPP remplit le formulaire mis à disposition pour ajouter le classement du point de passage.</text:p>
            <text:p text:style-name="P18">5. CPP valide le formulaire.</text:p>
          </table:table-cell>
        </table:table-row>
        <table:table-row>
          <table:table-cell table:style-name="Tableau17.A11" office:value-type="string">
            <text:p text:style-name="P18"/>
          </table:table-cell>
          <table:table-cell table:style-name="Tableau17.B11" office:value-type="string">
            <text:p text:style-name="P18"/>
          </table:table-cell>
        </table:table-row>
      </table:table>
      <text:p text:style-name="Standard"/>
      <table:table table:name="Tableau18" table:style-name="Tableau18">
        <table:table-column table:style-name="Tableau18.A"/>
        <table:table-column table:style-name="Tableau18.B"/>
        <table:table-header-rows>
          <table:table-row>
            <table:table-cell table:style-name="Tableau18.A1" table:number-columns-spanned="2" office:value-type="string">
              <text:p text:style-name="P24">Use case desciption template</text:p>
            </table:table-cell>
            <table:covered-table-cell/>
          </table:table-row>
        </table:table-header-rows>
        <table:table-row>
          <table:table-cell table:style-name="Tableau18.A11" office:value-type="string">
            <text:p text:style-name="P18">Identification</text:p>
          </table:table-cell>
          <table:table-cell table:style-name="Tableau18.B11" office:value-type="string">
            <text:p text:style-name="P18">UC06</text:p>
          </table:table-cell>
        </table:table-row>
        <table:table-row>
          <table:table-cell table:style-name="Tableau18.A11" office:value-type="string">
            <text:p text:style-name="P18">Itération</text:p>
          </table:table-cell>
          <table:table-cell table:style-name="Tableau18.B11" office:value-type="string">
            <text:p text:style-name="P18"/>
          </table:table-cell>
        </table:table-row>
        <table:table-row>
          <table:table-cell table:style-name="Tableau18.A11" office:value-type="string">
            <text:p text:style-name="P18">Nom</text:p>
          </table:table-cell>
          <table:table-cell table:style-name="Tableau18.B11" office:value-type="string">
            <text:p text:style-name="P18">Assurer intégrité du classement</text:p>
          </table:table-cell>
        </table:table-row>
        <table:table-row>
          <table:table-cell table:style-name="Tableau18.A11" office:value-type="string">
            <text:p text:style-name="P18">Type</text:p>
          </table:table-cell>
          <table:table-cell table:style-name="Tableau18.B11" office:value-type="string">
            <text:p text:style-name="P18">Concrete</text:p>
          </table:table-cell>
        </table:table-row>
        <table:table-row>
          <table:table-cell table:style-name="Tableau18.A11" office:value-type="string">
            <text:p text:style-name="P18">Description</text:p>
          </table:table-cell>
          <table:table-cell table:style-name="Tableau18.B11" office:value-type="string">
            <text:p text:style-name="P18"/>
          </table:table-cell>
        </table:table-row>
        <table:table-row>
          <table:table-cell table:style-name="Tableau18.A11" office:value-type="string">
            <text:p text:style-name="P18">Acteurs</text:p>
          </table:table-cell>
          <table:table-cell table:style-name="Tableau18.B11" office:value-type="string">
            <text:p text:style-name="P18">Commissaire de course</text:p>
          </table:table-cell>
        </table:table-row>
        <table:table-row>
          <table:table-cell table:style-name="Tableau18.A11" office:value-type="string">
            <text:p text:style-name="P18">Pré-conditions</text:p>
          </table:table-cell>
          <table:table-cell table:style-name="Tableau18.B11" office:value-type="string">
            <text:p text:style-name="P18">CC est le commissaire de course et CC est authentifié </text:p>
          </table:table-cell>
        </table:table-row>
        <table:table-row>
          <table:table-cell table:style-name="Tableau18.A11" office:value-type="string">
            <text:p text:style-name="P18">Post-conditions</text:p>
          </table:table-cell>
          <table:table-cell table:style-name="Tableau18.B11" office:value-type="string">
            <text:p text:style-name="P18"/>
          </table:table-cell>
        </table:table-row>
        <table:table-row>
          <table:table-cell table:style-name="Tableau18.A11" office:value-type="string">
            <text:p text:style-name="P18">Flux</text:p>
          </table:table-cell>
          <table:table-cell table:style-name="Tableau18.B10">
            <text:p text:style-name="P18"/>
          </table:table-cell>
        </table:table-row>
        <table:table-row>
          <table:table-cell table:style-name="Tableau18.A11" office:value-type="string">
            <text:p text:style-name="P18"/>
          </table:table-cell>
          <table:table-cell table:style-name="Tableau18.B11" office:value-type="string">
            <text:p text:style-name="P18"/>
          </table:table-cell>
        </table:table-row>
      </table:table>
      <text:p text:style-name="Standard"/>
      <table:table table:name="Tableau20" table:style-name="Tableau20">
        <table:table-column table:style-name="Tableau20.A"/>
        <table:table-column table:style-name="Tableau20.B"/>
        <table:table-header-rows>
          <table:table-row>
            <table:table-cell table:style-name="Tableau20.A1" table:number-columns-spanned="2" office:value-type="string">
              <text:p text:style-name="P24">Use case desciption template</text:p>
            </table:table-cell>
            <table:covered-table-cell/>
          </table:table-row>
        </table:table-header-rows>
        <table:table-row>
          <table:table-cell table:style-name="Tableau20.A11" office:value-type="string">
            <text:p text:style-name="P18">Identification</text:p>
          </table:table-cell>
          <table:table-cell table:style-name="Tableau20.B11" office:value-type="string">
            <text:p text:style-name="P18">UC07</text:p>
          </table:table-cell>
        </table:table-row>
        <table:table-row>
          <table:table-cell table:style-name="Tableau20.A11" office:value-type="string">
            <text:p text:style-name="P18">Itération</text:p>
          </table:table-cell>
          <table:table-cell table:style-name="Tableau20.B11" office:value-type="string">
            <text:p text:style-name="P18"/>
          </table:table-cell>
        </table:table-row>
        <table:table-row>
          <table:table-cell table:style-name="Tableau20.A11" office:value-type="string">
            <text:p text:style-name="P18">Nom</text:p>
          </table:table-cell>
          <table:table-cell table:style-name="Tableau20.B11" office:value-type="string">
            <text:p text:style-name="P18">Modifier classement point de passage</text:p>
          </table:table-cell>
        </table:table-row>
        <table:table-row>
          <table:table-cell table:style-name="Tableau20.A11" office:value-type="string">
            <text:p text:style-name="P18">Type</text:p>
          </table:table-cell>
          <table:table-cell table:style-name="Tableau20.B11" office:value-type="string">
            <text:p text:style-name="P18">Concrete</text:p>
          </table:table-cell>
        </table:table-row>
        <table:table-row>
          <table:table-cell table:style-name="Tableau20.A11" office:value-type="string">
            <text:p text:style-name="P18">Description</text:p>
          </table:table-cell>
          <table:table-cell table:style-name="Tableau20.B11" office:value-type="string">
            <text:p text:style-name="P18">Modifier le classement d'un point de passage</text:p>
          </table:table-cell>
        </table:table-row>
        <table:table-row>
          <table:table-cell table:style-name="Tableau20.A11" office:value-type="string">
            <text:p text:style-name="P18">Acteurs</text:p>
          </table:table-cell>
          <table:table-cell table:style-name="Tableau20.B11" office:value-type="string">
            <text:p text:style-name="P18">Commissaire de course</text:p>
          </table:table-cell>
        </table:table-row>
        <table:table-row>
          <table:table-cell table:style-name="Tableau20.A11" office:value-type="string">
            <text:p text:style-name="P18">Pré-conditions</text:p>
          </table:table-cell>
          <table:table-cell table:style-name="Tableau20.B11" office:value-type="string">
            <text:p text:style-name="P18">CC est le commissaire de course, CC est authentifié et un classement d'un point de passage doit être modifié suite à une erreur.</text:p>
          </table:table-cell>
        </table:table-row>
        <table:table-row>
          <table:table-cell table:style-name="Tableau20.A11" office:value-type="string">
            <text:p text:style-name="P18">Post-conditions</text:p>
          </table:table-cell>
          <table:table-cell table:style-name="Tableau20.B11" office:value-type="string">
            <text:p text:style-name="P18"/>
          </table:table-cell>
        </table:table-row>
        <table:table-row>
          <table:table-cell table:style-name="Tableau20.A11" office:value-type="string">
            <text:p text:style-name="P18">Flux</text:p>
          </table:table-cell>
          <table:table-cell table:style-name="Tableau20.B11" office:value-type="string">
            <text:p text:style-name="P18">1. CC clique sur « Modifier classement d'un point de passage »</text:p>
            <text:p text:style-name="P18"><text:soft-page-break/>2. CC sélectionne l'étape</text:p>
            <text:p text:style-name="P18">3. CC sélectionne le point de passage faisant l'objet d'une modification </text:p>
            <text:p text:style-name="P18">4. CC modifie le classement à l'aide d'un formulaire</text:p>
            <text:p text:style-name="P18">5. CC valide le formulaire</text:p>
            <text:p text:style-name="P18"><text:s text:c="7"/></text:p>
          </table:table-cell>
        </table:table-row>
        <table:table-row>
          <table:table-cell table:style-name="Tableau20.A11" office:value-type="string">
            <text:p text:style-name="P18"/>
          </table:table-cell>
          <table:table-cell table:style-name="Tableau20.B11" office:value-type="string">
            <text:p text:style-name="P18"/>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24">Use case desciption template</text:p>
            </table:table-cell>
            <table:covered-table-cell/>
          </table:table-row>
        </table:table-header-rows>
        <table:table-row>
          <table:table-cell table:style-name="Tableau19.A11" office:value-type="string">
            <text:p text:style-name="P18">Identification</text:p>
          </table:table-cell>
          <table:table-cell table:style-name="Tableau19.B11" office:value-type="string">
            <text:p text:style-name="P18">UC08</text:p>
          </table:table-cell>
        </table:table-row>
        <table:table-row>
          <table:table-cell table:style-name="Tableau19.A11" office:value-type="string">
            <text:p text:style-name="P18">Itération</text:p>
          </table:table-cell>
          <table:table-cell table:style-name="Tableau19.B11" office:value-type="string">
            <text:p text:style-name="P18"/>
          </table:table-cell>
        </table:table-row>
        <table:table-row>
          <table:table-cell table:style-name="Tableau19.A11" office:value-type="string">
            <text:p text:style-name="P18">Nom</text:p>
          </table:table-cell>
          <table:table-cell table:style-name="Tableau19.B11" office:value-type="string">
            <text:p text:style-name="P18">Modifier classement </text:p>
          </table:table-cell>
        </table:table-row>
        <table:table-row>
          <table:table-cell table:style-name="Tableau19.A11" office:value-type="string">
            <text:p text:style-name="P18">Type</text:p>
          </table:table-cell>
          <table:table-cell table:style-name="Tableau19.B11" office:value-type="string">
            <text:p text:style-name="P18">Concrete</text:p>
          </table:table-cell>
        </table:table-row>
        <table:table-row>
          <table:table-cell table:style-name="Tableau19.A11" office:value-type="string">
            <text:p text:style-name="P18">Description</text:p>
          </table:table-cell>
          <table:table-cell table:style-name="Tableau19.B11" office:value-type="string">
            <text:p text:style-name="P18">Modifier le temps ou les points d'un coureur pour un classement général ou supprimer un coureur d'un classement</text:p>
          </table:table-cell>
        </table:table-row>
        <table:table-row>
          <table:table-cell table:style-name="Tableau19.A11" office:value-type="string">
            <text:p text:style-name="P18">Acteurs</text:p>
          </table:table-cell>
          <table:table-cell table:style-name="Tableau19.B11" office:value-type="string">
            <text:p text:style-name="P18">Commissaire de course</text:p>
          </table:table-cell>
        </table:table-row>
        <table:table-row>
          <table:table-cell table:style-name="Tableau19.A11" office:value-type="string">
            <text:p text:style-name="P18">Pré-conditions</text:p>
          </table:table-cell>
          <table:table-cell table:style-name="Tableau19.B11" office:value-type="string">
            <text:p text:style-name="P18">CC est le commissaire de course, CC est authentifié et un classement doit être modifié suite à une erreur, une suspension ou un abandon</text:p>
          </table:table-cell>
        </table:table-row>
        <table:table-row>
          <table:table-cell table:style-name="Tableau19.A11" office:value-type="string">
            <text:p text:style-name="P18">Post-conditions</text:p>
          </table:table-cell>
          <table:table-cell table:style-name="Tableau19.B11" office:value-type="string">
            <text:p text:style-name="P18"/>
          </table:table-cell>
        </table:table-row>
        <table:table-row>
          <table:table-cell table:style-name="Tableau19.A11" office:value-type="string">
            <text:p text:style-name="P18">Flux</text:p>
          </table:table-cell>
          <table:table-cell table:style-name="Tableau19.B11" office:value-type="string">
            <text:p text:style-name="P18">1. CC clique sur « Équipe »</text:p>
            <text:p text:style-name="P18">2. CC clique sur l'équipe du coureur <text:s/>faisant l'objet d'une modification</text:p>
            <text:p text:style-name="P18">2. CC clique le coureur </text:p>
            <text:p text:style-name="P18">3. CC clique sur « Modifier classement coureur »</text:p>
            <text:p text:style-name="P18"><text:s text:c="11"/>3.a CC modifie le temps du classement général</text:p>
            <text:p text:style-name="P18"><text:s text:c="11"/>3.c CC modifie le nombre de points du classement montagne</text:p>
            <text:p text:style-name="P18"><text:s text:c="11"/>3.d CC modifie le nombre de points du classement sprint</text:p>
            <text:p text:style-name="P18"><text:s text:c="7"/></text:p>
          </table:table-cell>
        </table:table-row>
        <table:table-row>
          <table:table-cell table:style-name="Tableau19.A11" office:value-type="string">
            <text:p text:style-name="P18"/>
          </table:table-cell>
          <table:table-cell table:style-name="Tableau19.B11" office:value-type="string">
            <text:p text:style-name="P18"/>
          </table:table-cell>
        </table:table-row>
      </table:table>
      <text:p text:style-name="Standard"/>
      <table:table table:name="Tableau21" table:style-name="Tableau21">
        <table:table-column table:style-name="Tableau21.A"/>
        <table:table-column table:style-name="Tableau21.B"/>
        <table:table-header-rows>
          <table:table-row>
            <table:table-cell table:style-name="Tableau21.A1" table:number-columns-spanned="2" office:value-type="string">
              <text:p text:style-name="P24">Use case desciption template</text:p>
            </table:table-cell>
            <table:covered-table-cell/>
          </table:table-row>
        </table:table-header-rows>
        <table:table-row>
          <table:table-cell table:style-name="Tableau21.A11" office:value-type="string">
            <text:p text:style-name="P18">Identification</text:p>
          </table:table-cell>
          <table:table-cell table:style-name="Tableau21.B11" office:value-type="string">
            <text:p text:style-name="P18">UC09</text:p>
          </table:table-cell>
        </table:table-row>
        <table:table-row>
          <table:table-cell table:style-name="Tableau21.A11" office:value-type="string">
            <text:p text:style-name="P18">Itération</text:p>
          </table:table-cell>
          <table:table-cell table:style-name="Tableau21.B11" office:value-type="string">
            <text:p text:style-name="P18"/>
          </table:table-cell>
        </table:table-row>
        <table:table-row>
          <table:table-cell table:style-name="Tableau21.A11" office:value-type="string">
            <text:p text:style-name="P18">Nom</text:p>
          </table:table-cell>
          <table:table-cell table:style-name="Tableau21.B11" office:value-type="string">
            <text:p text:style-name="P18">Saisir abandon</text:p>
          </table:table-cell>
        </table:table-row>
        <table:table-row>
          <table:table-cell table:style-name="Tableau21.A11" office:value-type="string">
            <text:p text:style-name="P18">Type</text:p>
          </table:table-cell>
          <table:table-cell table:style-name="Tableau21.B11" office:value-type="string">
            <text:p text:style-name="P18">Concrete</text:p>
          </table:table-cell>
        </table:table-row>
        <table:table-row>
          <table:table-cell table:style-name="Tableau21.A11" office:value-type="string">
            <text:p text:style-name="P18">Description</text:p>
          </table:table-cell>
          <table:table-cell table:style-name="Tableau21.B11" office:value-type="string">
            <text:p text:style-name="P18">Entrer l'abandon d'un coureur durant la course</text:p>
          </table:table-cell>
        </table:table-row>
        <table:table-row>
          <table:table-cell table:style-name="Tableau21.A11" office:value-type="string">
            <text:p text:style-name="P18">Acteurs</text:p>
          </table:table-cell>
          <table:table-cell table:style-name="Tableau21.B11" office:value-type="string">
            <text:p text:style-name="P18">Commissaire de course</text:p>
          </table:table-cell>
        </table:table-row>
        <table:table-row>
          <table:table-cell table:style-name="Tableau21.A11" office:value-type="string">
            <text:p text:style-name="P18">Pré-conditions</text:p>
          </table:table-cell>
          <table:table-cell table:style-name="Tableau21.B11" office:value-type="string">
            <text:p text:style-name="P18">CC est le commissaire de course, CC est authentifié et un coureur à abandonné.</text:p>
          </table:table-cell>
        </table:table-row>
        <table:table-row>
          <table:table-cell table:style-name="Tableau21.A11" office:value-type="string">
            <text:p text:style-name="P18">Post-conditions</text:p>
          </table:table-cell>
          <table:table-cell table:style-name="Tableau21.B11" office:value-type="string">
            <text:p text:style-name="P18"/>
          </table:table-cell>
        </table:table-row>
        <table:table-row>
          <table:table-cell table:style-name="Tableau21.A11" office:value-type="string">
            <text:p text:style-name="P18">Flux</text:p>
          </table:table-cell>
          <table:table-cell table:style-name="Tableau21.B11" office:value-type="string">
            <text:p text:style-name="P18">1. CC clique sur « Équipe »</text:p>
            <text:p text:style-name="P18">2. CC clique sur l'équipe du coureur qui a abandonné</text:p>
            <text:p text:style-name="P18">3. CC clique le coureur faisant l'objet d'une modification</text:p>
            <text:p text:style-name="P18">4. CC clique sur « Saisir abandon coureur »</text:p>
            <text:p text:style-name="P18">5. CC remplit le formulaire d'abandon</text:p>
            <text:p text:style-name="P18"><text:soft-page-break/>6. CC valide le formulaire</text:p>
          </table:table-cell>
        </table:table-row>
        <table:table-row>
          <table:table-cell table:style-name="Tableau21.A11" office:value-type="string">
            <text:p text:style-name="P18"/>
          </table:table-cell>
          <table:table-cell table:style-name="Tableau21.B11" office:value-type="string">
            <text:p text:style-name="P18"/>
          </table:table-cell>
        </table:table-row>
      </table:table>
      <text:p text:style-name="Standard"/>
      <table:table table:name="Tableau22" table:style-name="Tableau22">
        <table:table-column table:style-name="Tableau22.A"/>
        <table:table-column table:style-name="Tableau22.B"/>
        <table:table-header-rows>
          <table:table-row>
            <table:table-cell table:style-name="Tableau22.A1" table:number-columns-spanned="2" office:value-type="string">
              <text:p text:style-name="P24">Use case desciption template</text:p>
            </table:table-cell>
            <table:covered-table-cell/>
          </table:table-row>
        </table:table-header-rows>
        <table:table-row>
          <table:table-cell table:style-name="Tableau22.A11" office:value-type="string">
            <text:p text:style-name="P18">Identification</text:p>
          </table:table-cell>
          <table:table-cell table:style-name="Tableau22.B11" office:value-type="string">
            <text:p text:style-name="P18">UC10</text:p>
          </table:table-cell>
        </table:table-row>
        <table:table-row>
          <table:table-cell table:style-name="Tableau22.A11" office:value-type="string">
            <text:p text:style-name="P18">Itération</text:p>
          </table:table-cell>
          <table:table-cell table:style-name="Tableau22.B11" office:value-type="string">
            <text:p text:style-name="P18"/>
          </table:table-cell>
        </table:table-row>
        <table:table-row>
          <table:table-cell table:style-name="Tableau22.A11" office:value-type="string">
            <text:p text:style-name="P18">Nom</text:p>
          </table:table-cell>
          <table:table-cell table:style-name="Tableau22.B11" office:value-type="string">
            <text:p text:style-name="P18">Saisir suspension</text:p>
          </table:table-cell>
        </table:table-row>
        <table:table-row>
          <table:table-cell table:style-name="Tableau22.A11" office:value-type="string">
            <text:p text:style-name="P18">Type</text:p>
          </table:table-cell>
          <table:table-cell table:style-name="Tableau22.B11" office:value-type="string">
            <text:p text:style-name="P18">Concrete</text:p>
          </table:table-cell>
        </table:table-row>
        <table:table-row>
          <table:table-cell table:style-name="Tableau22.A11" office:value-type="string">
            <text:p text:style-name="P18">Description</text:p>
          </table:table-cell>
          <table:table-cell table:style-name="Tableau22.B11" office:value-type="string">
            <text:p text:style-name="P18">Enter la suspension d'un coureur suite à un contrôle anti-dopage positif</text:p>
          </table:table-cell>
        </table:table-row>
        <table:table-row>
          <table:table-cell table:style-name="Tableau22.A11" office:value-type="string">
            <text:p text:style-name="P18">Acteurs</text:p>
          </table:table-cell>
          <table:table-cell table:style-name="Tableau22.B11" office:value-type="string">
            <text:p text:style-name="P18">Commissaire de course</text:p>
          </table:table-cell>
        </table:table-row>
        <table:table-row>
          <table:table-cell table:style-name="Tableau22.A11" office:value-type="string">
            <text:p text:style-name="P18">Pré-conditions</text:p>
          </table:table-cell>
          <table:table-cell table:style-name="Tableau22.B11" office:value-type="string">
            <text:p text:style-name="P18">CC est le commissaire de course, CC est authentifié et le contrôle anti-dopage d'un coureur est positif</text:p>
          </table:table-cell>
        </table:table-row>
        <table:table-row>
          <table:table-cell table:style-name="Tableau22.A11" office:value-type="string">
            <text:p text:style-name="P18">Post-conditions</text:p>
          </table:table-cell>
          <table:table-cell table:style-name="Tableau22.B11" office:value-type="string">
            <text:p text:style-name="P18"/>
          </table:table-cell>
        </table:table-row>
        <table:table-row>
          <table:table-cell table:style-name="Tableau22.A11" office:value-type="string">
            <text:p text:style-name="P18">Flux</text:p>
          </table:table-cell>
          <table:table-cell table:style-name="Tableau22.B11" office:value-type="string">
            <text:p text:style-name="P18">1. CC clique sur « Équipe »</text:p>
            <text:p text:style-name="P18">2. CC clique sur l'équipe du coureur suspendu</text:p>
            <text:p text:style-name="P18">3. CC clique le coureur faisant l'objet d'une modification</text:p>
            <text:p text:style-name="P18">4. CC clique sur « Saisir suspension »</text:p>
            <text:p text:style-name="P18">5. CC remplit le formulaire de suspension</text:p>
            <text:p text:style-name="P18">6. CC valide le formulaire</text:p>
          </table:table-cell>
        </table:table-row>
        <table:table-row>
          <table:table-cell table:style-name="Tableau22.A11" office:value-type="string">
            <text:p text:style-name="P18"/>
          </table:table-cell>
          <table:table-cell table:style-name="Tableau22.B11" office:value-type="string">
            <text:p text:style-name="P18"/>
          </table:table-cell>
        </table:table-row>
      </table:table>
      <text:p text:style-name="Standard"/>
      <table:table table:name="Tableau23" table:style-name="Tableau23">
        <table:table-column table:style-name="Tableau23.A"/>
        <table:table-column table:style-name="Tableau23.B"/>
        <table:table-header-rows>
          <table:table-row>
            <table:table-cell table:style-name="Tableau23.A1" table:number-columns-spanned="2" office:value-type="string">
              <text:p text:style-name="P24">Use case desciption template</text:p>
            </table:table-cell>
            <table:covered-table-cell/>
          </table:table-row>
        </table:table-header-rows>
        <table:table-row>
          <table:table-cell table:style-name="Tableau23.A11" office:value-type="string">
            <text:p text:style-name="P18">Identification</text:p>
          </table:table-cell>
          <table:table-cell table:style-name="Tableau23.B11" office:value-type="string">
            <text:p text:style-name="P18">UC11</text:p>
          </table:table-cell>
        </table:table-row>
        <table:table-row>
          <table:table-cell table:style-name="Tableau23.A11" office:value-type="string">
            <text:p text:style-name="P18">Itération</text:p>
          </table:table-cell>
          <table:table-cell table:style-name="Tableau23.B11" office:value-type="string">
            <text:p text:style-name="P18"/>
          </table:table-cell>
        </table:table-row>
        <table:table-row>
          <table:table-cell table:style-name="Tableau23.A11" office:value-type="string">
            <text:p text:style-name="P18">Nom</text:p>
          </table:table-cell>
          <table:table-cell table:style-name="Tableau23.B11" office:value-type="string">
            <text:p text:style-name="P18">Gérer coureur le plus combatif</text:p>
          </table:table-cell>
        </table:table-row>
        <table:table-row>
          <table:table-cell table:style-name="Tableau23.A11" office:value-type="string">
            <text:p text:style-name="P18">Type</text:p>
          </table:table-cell>
          <table:table-cell table:style-name="Tableau23.B11" office:value-type="string">
            <text:p text:style-name="P18">Concrete</text:p>
          </table:table-cell>
        </table:table-row>
        <table:table-row>
          <table:table-cell table:style-name="Tableau23.A11" office:value-type="string">
            <text:p text:style-name="P18">Description</text:p>
          </table:table-cell>
          <table:table-cell table:style-name="Tableau23.B11" office:value-type="string">
            <text:p text:style-name="P18">Entrer dans le système le coureur le plus combatif d'une étape ou du Tour </text:p>
          </table:table-cell>
        </table:table-row>
        <table:table-row>
          <table:table-cell table:style-name="Tableau23.A11" office:value-type="string">
            <text:p text:style-name="P18">Acteurs</text:p>
          </table:table-cell>
          <table:table-cell table:style-name="Tableau23.B11" office:value-type="string">
            <text:p text:style-name="P18">Commissaire de course</text:p>
          </table:table-cell>
        </table:table-row>
        <table:table-row>
          <table:table-cell table:style-name="Tableau23.A11" office:value-type="string">
            <text:p text:style-name="P18">Pré-conditions</text:p>
          </table:table-cell>
          <table:table-cell table:style-name="Tableau23.B11" office:value-type="string">
            <text:p text:style-name="P18">CC est le commissaire de course, CC est authentifié</text:p>
          </table:table-cell>
        </table:table-row>
        <table:table-row>
          <table:table-cell table:style-name="Tableau23.A11" office:value-type="string">
            <text:p text:style-name="P18">Post-conditions</text:p>
          </table:table-cell>
          <table:table-cell table:style-name="Tableau23.B11" office:value-type="string">
            <text:p text:style-name="P18"/>
          </table:table-cell>
        </table:table-row>
        <table:table-row>
          <table:table-cell table:style-name="Tableau23.A11" office:value-type="string">
            <text:p text:style-name="P18">Flux</text:p>
          </table:table-cell>
          <table:table-cell table:style-name="Tableau23.B11" office:value-type="string">
            <text:p text:style-name="P18">1.a CC clique sur « Désigner coureur le plus combatif d'une étape »</text:p>
            <text:p text:style-name="P18"><text:s text:c="3"/>1.a.1 CC sélectionne l'étape</text:p>
            <text:p text:style-name="P18"><text:s text:c="3"/>1.a.2 CC fait une recherche sur le nom des coureurs</text:p>
            <text:p text:style-name="P18"><text:s text:c="3"/>1.a.3 CC sélectionne le coureur désigné par les spécialistes</text:p>
            <text:p text:style-name="P18"><text:s text:c="3"/>1.a.4 CC valide la saisie</text:p>
            <text:p text:style-name="P18">1.b CC clique sur « Désigner coureur super-combatif du Tour »</text:p>
            <text:p text:style-name="P18"><text:s text:c="3"/>1.b.1 CC fait une recherche sur le nom des coureurs</text:p>
            <text:p text:style-name="P18"><text:s text:c="3"/>1.b.2 CC sélectionne le coureur désigné par les spécialistes</text:p>
            <text:p text:style-name="P18"><text:s text:c="3"/>1.b.3 CC valide la saisie</text:p>
            <text:p text:style-name="P18"><text:s text:c="7"/></text:p>
          </table:table-cell>
        </table:table-row>
        <table:table-row>
          <table:table-cell table:style-name="Tableau23.A11" office:value-type="string">
            <text:p text:style-name="P18"/>
          </table:table-cell>
          <table:table-cell table:style-name="Tableau23.B11" office:value-type="string">
            <text:p text:style-name="P18"/>
          </table:table-cell>
        </table:table-row>
      </table:table>
      <text:p text:style-name="Standard"/>
      <table:table table:name="Tableau24" table:style-name="Tableau24">
        <table:table-column table:style-name="Tableau24.A"/>
        <table:table-column table:style-name="Tableau24.B"/>
        <table:table-header-rows>
          <text:soft-page-break/>
          <table:table-row>
            <table:table-cell table:style-name="Tableau24.A1" table:number-columns-spanned="2" office:value-type="string">
              <text:p text:style-name="P24">Use case desciption template</text:p>
            </table:table-cell>
            <table:covered-table-cell/>
          </table:table-row>
        </table:table-header-rows>
        <table:table-row>
          <table:table-cell table:style-name="Tableau24.A11" office:value-type="string">
            <text:p text:style-name="P18">Identification</text:p>
          </table:table-cell>
          <table:table-cell table:style-name="Tableau24.B11" office:value-type="string">
            <text:p text:style-name="P18">UC12</text:p>
          </table:table-cell>
        </table:table-row>
        <table:table-row>
          <table:table-cell table:style-name="Tableau24.A11" office:value-type="string">
            <text:p text:style-name="P18">Itération</text:p>
          </table:table-cell>
          <table:table-cell table:style-name="Tableau24.B11" office:value-type="string">
            <text:p text:style-name="P18"/>
          </table:table-cell>
        </table:table-row>
        <table:table-row>
          <table:table-cell table:style-name="Tableau24.A11" office:value-type="string">
            <text:p text:style-name="P18">Nom</text:p>
          </table:table-cell>
          <table:table-cell table:style-name="Tableau24.B11" office:value-type="string">
            <text:p text:style-name="P18">Saisir contrôle anti-dopage</text:p>
          </table:table-cell>
        </table:table-row>
        <table:table-row>
          <table:table-cell table:style-name="Tableau24.A11" office:value-type="string">
            <text:p text:style-name="P18">Type</text:p>
          </table:table-cell>
          <table:table-cell table:style-name="Tableau24.B11" office:value-type="string">
            <text:p text:style-name="P18">Concrete</text:p>
          </table:table-cell>
        </table:table-row>
        <table:table-row>
          <table:table-cell table:style-name="Tableau24.A11" office:value-type="string">
            <text:p text:style-name="P18">Description</text:p>
          </table:table-cell>
          <table:table-cell table:style-name="Tableau24.B11" office:value-type="string">
            <text:p text:style-name="P18"/>
          </table:table-cell>
        </table:table-row>
        <table:table-row>
          <table:table-cell table:style-name="Tableau24.A11" office:value-type="string">
            <text:p text:style-name="P18">Acteurs</text:p>
          </table:table-cell>
          <table:table-cell table:style-name="Tableau24.B11" office:value-type="string">
            <text:p text:style-name="P18">Commissaire de course</text:p>
          </table:table-cell>
        </table:table-row>
        <table:table-row>
          <table:table-cell table:style-name="Tableau24.A11" office:value-type="string">
            <text:p text:style-name="P18">Pré-conditions</text:p>
          </table:table-cell>
          <table:table-cell table:style-name="Tableau24.B11" office:value-type="string">
            <text:p text:style-name="P18">CC est le commissaire de course, CC est authentifié</text:p>
          </table:table-cell>
        </table:table-row>
        <table:table-row>
          <table:table-cell table:style-name="Tableau24.A11" office:value-type="string">
            <text:p text:style-name="P18">Post-conditions</text:p>
          </table:table-cell>
          <table:table-cell table:style-name="Tableau24.B11" office:value-type="string">
            <text:p text:style-name="P18"/>
          </table:table-cell>
        </table:table-row>
        <table:table-row>
          <table:table-cell table:style-name="Tableau24.A11" office:value-type="string">
            <text:p text:style-name="P18">Flux</text:p>
          </table:table-cell>
          <table:table-cell table:style-name="Tableau24.B11" office:value-type="string">
            <text:p text:style-name="P18">1. CC clique sur « Équipe »</text:p>
            <text:p text:style-name="P18">2. CC clique sur l'équipe du coureur ayant subit un contrôle</text:p>
            <text:p text:style-name="P18">3. CC clique le coureur </text:p>
            <text:p text:style-name="P18">4. CC clique sur « Saisir contrôle anti-dopage »</text:p>
            <text:p text:style-name="P18">5. CC remplit le formulaire</text:p>
            <text:p text:style-name="P18">6. CC valide le formulaire</text:p>
          </table:table-cell>
        </table:table-row>
        <table:table-row>
          <table:table-cell table:style-name="Tableau24.A11" office:value-type="string">
            <text:p text:style-name="P18"/>
          </table:table-cell>
          <table:table-cell table:style-name="Tableau24.B11" office:value-type="string">
            <text:p text:style-name="P18"/>
          </table:table-cell>
        </table:table-row>
      </table:table>
      <text:p text:style-name="Standard"/>
      <table:table table:name="Tableau25" table:style-name="Tableau25">
        <table:table-column table:style-name="Tableau25.A"/>
        <table:table-column table:style-name="Tableau25.B"/>
        <table:table-header-rows>
          <table:table-row>
            <table:table-cell table:style-name="Tableau25.A1" table:number-columns-spanned="2" office:value-type="string">
              <text:p text:style-name="P24">Use case desciption template</text:p>
            </table:table-cell>
            <table:covered-table-cell/>
          </table:table-row>
        </table:table-header-rows>
        <table:table-row>
          <table:table-cell table:style-name="Tableau25.A11" office:value-type="string">
            <text:p text:style-name="P18">Identification</text:p>
          </table:table-cell>
          <table:table-cell table:style-name="Tableau25.B11" office:value-type="string">
            <text:p text:style-name="P18">UC13</text:p>
          </table:table-cell>
        </table:table-row>
        <table:table-row>
          <table:table-cell table:style-name="Tableau25.A11" office:value-type="string">
            <text:p text:style-name="P18">Itération</text:p>
          </table:table-cell>
          <table:table-cell table:style-name="Tableau25.B11" office:value-type="string">
            <text:p text:style-name="P18"/>
          </table:table-cell>
        </table:table-row>
        <table:table-row>
          <table:table-cell table:style-name="Tableau25.A11" office:value-type="string">
            <text:p text:style-name="P18">Nom</text:p>
          </table:table-cell>
          <table:table-cell table:style-name="Tableau25.B11" office:value-type="string">
            <text:p text:style-name="P18">Saisir résultat contrôle anti-dopage</text:p>
          </table:table-cell>
        </table:table-row>
        <table:table-row>
          <table:table-cell table:style-name="Tableau25.A11" office:value-type="string">
            <text:p text:style-name="P18">Type</text:p>
          </table:table-cell>
          <table:table-cell table:style-name="Tableau25.B11" office:value-type="string">
            <text:p text:style-name="P18">Concrete</text:p>
          </table:table-cell>
        </table:table-row>
        <table:table-row>
          <table:table-cell table:style-name="Tableau25.A11" office:value-type="string">
            <text:p text:style-name="P18">Description</text:p>
          </table:table-cell>
          <table:table-cell table:style-name="Tableau25.B11" office:value-type="string">
            <text:p text:style-name="P18"/>
          </table:table-cell>
        </table:table-row>
        <table:table-row>
          <table:table-cell table:style-name="Tableau25.A11" office:value-type="string">
            <text:p text:style-name="P18">Acteurs</text:p>
          </table:table-cell>
          <table:table-cell table:style-name="Tableau25.B11" office:value-type="string">
            <text:p text:style-name="P18">Commissaire de course</text:p>
          </table:table-cell>
        </table:table-row>
        <table:table-row>
          <table:table-cell table:style-name="Tableau25.A11" office:value-type="string">
            <text:p text:style-name="P18">Pré-conditions</text:p>
          </table:table-cell>
          <table:table-cell table:style-name="Tableau25.B11" office:value-type="string">
            <text:p text:style-name="P18">CC est le commissaire de course, CC est authentifié</text:p>
          </table:table-cell>
        </table:table-row>
        <table:table-row>
          <table:table-cell table:style-name="Tableau25.A11" office:value-type="string">
            <text:p text:style-name="P18">Post-conditions</text:p>
          </table:table-cell>
          <table:table-cell table:style-name="Tableau25.B11" office:value-type="string">
            <text:p text:style-name="P18"/>
          </table:table-cell>
        </table:table-row>
        <table:table-row>
          <table:table-cell table:style-name="Tableau25.A11" office:value-type="string">
            <text:p text:style-name="P18">Flux</text:p>
          </table:table-cell>
          <table:table-cell table:style-name="Tableau25.B11" office:value-type="string">
            <text:p text:style-name="P18">1. CC clique sur « Équipe »</text:p>
            <text:p text:style-name="P18">2. CC clique sur l'équipe du coureur ayant subit un contrôle</text:p>
            <text:p text:style-name="P18">3. CC clique le coureur </text:p>
            <text:p text:style-name="P18">4. CC clique sur « Saisir résulat contrôle anti-dopage »</text:p>
            <text:p text:style-name="P18">5. CC sélectionne le contrôle en question </text:p>
            <text:p text:style-name="P18">6. CC remplit le formulaire</text:p>
            <text:p text:style-name="P18">7. CC valide le formulaire</text:p>
          </table:table-cell>
        </table:table-row>
        <table:table-row>
          <table:table-cell table:style-name="Tableau25.A11" office:value-type="string">
            <text:p text:style-name="P18"/>
          </table:table-cell>
          <table:table-cell table:style-name="Tableau25.B11" office:value-type="string">
            <text:p text:style-name="P18"/>
          </table:table-cell>
        </table:table-row>
      </table:table>
      <text:p text:style-name="Standard"/>
      <table:table table:name="Tableau26" table:style-name="Tableau26">
        <table:table-column table:style-name="Tableau26.A"/>
        <table:table-column table:style-name="Tableau26.B"/>
        <table:table-header-rows>
          <table:table-row>
            <table:table-cell table:style-name="Tableau26.A1" table:number-columns-spanned="2" office:value-type="string">
              <text:p text:style-name="P24">Use case desciption template</text:p>
            </table:table-cell>
            <table:covered-table-cell/>
          </table:table-row>
        </table:table-header-rows>
        <table:table-row>
          <table:table-cell table:style-name="Tableau26.A11" office:value-type="string">
            <text:p text:style-name="P18">Identification</text:p>
          </table:table-cell>
          <table:table-cell table:style-name="Tableau26.B11" office:value-type="string">
            <text:p text:style-name="P18">UC1X</text:p>
          </table:table-cell>
        </table:table-row>
        <table:table-row>
          <table:table-cell table:style-name="Tableau26.A11" office:value-type="string">
            <text:p text:style-name="P18">Itération</text:p>
          </table:table-cell>
          <table:table-cell table:style-name="Tableau26.B11" office:value-type="string">
            <text:p text:style-name="P18"/>
          </table:table-cell>
        </table:table-row>
        <table:table-row>
          <table:table-cell table:style-name="Tableau26.A11" office:value-type="string">
            <text:p text:style-name="P18">Nom</text:p>
          </table:table-cell>
          <table:table-cell table:style-name="Tableau26.B11" office:value-type="string">
            <text:p text:style-name="P18">Créer Tour</text:p>
          </table:table-cell>
        </table:table-row>
        <table:table-row>
          <table:table-cell table:style-name="Tableau26.A11" office:value-type="string">
            <text:p text:style-name="P18">Type</text:p>
          </table:table-cell>
          <table:table-cell table:style-name="Tableau26.B11" office:value-type="string">
            <text:p text:style-name="P18">Concrete</text:p>
          </table:table-cell>
        </table:table-row>
        <table:table-row>
          <table:table-cell table:style-name="Tableau26.A11" office:value-type="string">
            <text:p text:style-name="P18">Description</text:p>
          </table:table-cell>
          <table:table-cell table:style-name="Tableau26.B11" office:value-type="string">
            <text:p text:style-name="P18">Créer une nouvelle édition d'un tour de France</text:p>
          </table:table-cell>
        </table:table-row>
        <table:table-row>
          <table:table-cell table:style-name="Tableau26.A11" office:value-type="string">
            <text:p text:style-name="P18">Acteurs</text:p>
          </table:table-cell>
          <table:table-cell table:style-name="Tableau26.B11" office:value-type="string">
            <text:p text:style-name="P18">Administrateur </text:p>
          </table:table-cell>
        </table:table-row>
        <text:soft-page-break/>
        <table:table-row>
          <table:table-cell table:style-name="Tableau26.A11" office:value-type="string">
            <text:p text:style-name="P18">Pré-conditions</text:p>
          </table:table-cell>
          <table:table-cell table:style-name="Tableau26.B11" office:value-type="string">
            <text:p text:style-name="P18">A est un administrateur,A est authentifié</text:p>
          </table:table-cell>
        </table:table-row>
        <table:table-row>
          <table:table-cell table:style-name="Tableau26.A11" office:value-type="string">
            <text:p text:style-name="P18">Post-conditions</text:p>
          </table:table-cell>
          <table:table-cell table:style-name="Tableau26.B11" office:value-type="string">
            <text:p text:style-name="P18"/>
          </table:table-cell>
        </table:table-row>
        <table:table-row>
          <table:table-cell table:style-name="Tableau26.A11" office:value-type="string">
            <text:p text:style-name="P18">Flux</text:p>
          </table:table-cell>
          <table:table-cell table:style-name="Tableau26.B11" office:value-type="string">
            <text:p text:style-name="P18">1. A clique sur « Administration »</text:p>
            <text:p text:style-name="P18">2. A clique sur « Créer une nouvelle édition du Tour de France »</text:p>
            <text:p text:style-name="P18">3. A remplit le formulaire</text:p>
            <text:p text:style-name="P18">4. A valide le formulaire</text:p>
          </table:table-cell>
        </table:table-row>
        <table:table-row>
          <table:table-cell table:style-name="Tableau26.A11" office:value-type="string">
            <text:p text:style-name="P18"/>
          </table:table-cell>
          <table:table-cell table:style-name="Tableau26.B11" office:value-type="string">
            <text:p text:style-name="P18"/>
          </table:table-cell>
        </table:table-row>
      </table:table>
      <text:p text:style-name="Standard"/>
      <table:table table:name="Tableau27" table:style-name="Tableau27">
        <table:table-column table:style-name="Tableau27.A"/>
        <table:table-column table:style-name="Tableau27.B"/>
        <table:table-header-rows>
          <table:table-row>
            <table:table-cell table:style-name="Tableau27.A1" table:number-columns-spanned="2" office:value-type="string">
              <text:p text:style-name="P24">Use case desciption template</text:p>
            </table:table-cell>
            <table:covered-table-cell/>
          </table:table-row>
        </table:table-header-rows>
        <table:table-row>
          <table:table-cell table:style-name="Tableau27.A11" office:value-type="string">
            <text:p text:style-name="P18">Identification</text:p>
          </table:table-cell>
          <table:table-cell table:style-name="Tableau27.B11" office:value-type="string">
            <text:p text:style-name="P18">UC1X</text:p>
          </table:table-cell>
        </table:table-row>
        <table:table-row>
          <table:table-cell table:style-name="Tableau27.A11" office:value-type="string">
            <text:p text:style-name="P18">Itération</text:p>
          </table:table-cell>
          <table:table-cell table:style-name="Tableau27.B11" office:value-type="string">
            <text:p text:style-name="P18"/>
          </table:table-cell>
        </table:table-row>
        <table:table-row>
          <table:table-cell table:style-name="Tableau27.A11" office:value-type="string">
            <text:p text:style-name="P18">Nom</text:p>
          </table:table-cell>
          <table:table-cell table:style-name="Tableau27.B11" office:value-type="string">
            <text:p text:style-name="P18">Créer étape</text:p>
          </table:table-cell>
        </table:table-row>
        <table:table-row>
          <table:table-cell table:style-name="Tableau27.A11" office:value-type="string">
            <text:p text:style-name="P18">Type</text:p>
          </table:table-cell>
          <table:table-cell table:style-name="Tableau27.B11" office:value-type="string">
            <text:p text:style-name="P18">Concrete</text:p>
          </table:table-cell>
        </table:table-row>
        <table:table-row>
          <table:table-cell table:style-name="Tableau27.A11" office:value-type="string">
            <text:p text:style-name="P18">Description</text:p>
          </table:table-cell>
          <table:table-cell table:style-name="Tableau27.B11" office:value-type="string">
            <text:p text:style-name="P18">Ajouter une étape pour une nouvelle édition du Tour </text:p>
          </table:table-cell>
        </table:table-row>
        <table:table-row>
          <table:table-cell table:style-name="Tableau27.A11" office:value-type="string">
            <text:p text:style-name="P18">Acteurs</text:p>
          </table:table-cell>
          <table:table-cell table:style-name="Tableau27.B11" office:value-type="string">
            <text:p text:style-name="P18">Administrateur </text:p>
          </table:table-cell>
        </table:table-row>
        <table:table-row>
          <table:table-cell table:style-name="Tableau27.A11" office:value-type="string">
            <text:p text:style-name="P18">Pré-conditions</text:p>
          </table:table-cell>
          <table:table-cell table:style-name="Tableau27.B11" office:value-type="string">
            <text:p text:style-name="P18">A est un administrateur,A est authentifié et une nouvelle édition du Tour a été ajoutée.</text:p>
          </table:table-cell>
        </table:table-row>
        <table:table-row>
          <table:table-cell table:style-name="Tableau27.A11" office:value-type="string">
            <text:p text:style-name="P18">Post-conditions</text:p>
          </table:table-cell>
          <table:table-cell table:style-name="Tableau27.B11" office:value-type="string">
            <text:p text:style-name="P18"/>
          </table:table-cell>
        </table:table-row>
        <table:table-row>
          <table:table-cell table:style-name="Tableau27.A11" office:value-type="string">
            <text:p text:style-name="P18">Flux</text:p>
          </table:table-cell>
          <table:table-cell table:style-name="Tableau27.B11" office:value-type="string">
            <text:p text:style-name="P18">1. A clique sur « Administration »</text:p>
            <text:p text:style-name="P18">2. A sélectionne la nouvelle édition du Tour </text:p>
            <text:p text:style-name="P18">3. A clique sur « Ajouter une étape »</text:p>
            <text:p text:style-name="P18">4. A remplit le formulaire</text:p>
            <text:p text:style-name="P18">5. A valide le formulaire</text:p>
          </table:table-cell>
        </table:table-row>
        <table:table-row>
          <table:table-cell table:style-name="Tableau27.A11" office:value-type="string">
            <text:p text:style-name="P18"/>
          </table:table-cell>
          <table:table-cell table:style-name="Tableau27.B11" office:value-type="string">
            <text:p text:style-name="P18"/>
          </table:table-cell>
        </table:table-row>
      </table:table>
      <text:p text:style-name="Standard"/>
      <table:table table:name="Tableau28" table:style-name="Tableau28">
        <table:table-column table:style-name="Tableau28.A"/>
        <table:table-column table:style-name="Tableau28.B"/>
        <table:table-header-rows>
          <table:table-row>
            <table:table-cell table:style-name="Tableau28.A1" table:number-columns-spanned="2" office:value-type="string">
              <text:p text:style-name="P24">Use case desciption template</text:p>
            </table:table-cell>
            <table:covered-table-cell/>
          </table:table-row>
        </table:table-header-rows>
        <table:table-row>
          <table:table-cell table:style-name="Tableau28.A11" office:value-type="string">
            <text:p text:style-name="P18">Identification</text:p>
          </table:table-cell>
          <table:table-cell table:style-name="Tableau28.B11" office:value-type="string">
            <text:p text:style-name="P18">UC1X</text:p>
          </table:table-cell>
        </table:table-row>
        <table:table-row>
          <table:table-cell table:style-name="Tableau28.A11" office:value-type="string">
            <text:p text:style-name="P18">Itération</text:p>
          </table:table-cell>
          <table:table-cell table:style-name="Tableau28.B11" office:value-type="string">
            <text:p text:style-name="P18"/>
          </table:table-cell>
        </table:table-row>
        <table:table-row>
          <table:table-cell table:style-name="Tableau28.A11" office:value-type="string">
            <text:p text:style-name="P18">Nom</text:p>
          </table:table-cell>
          <table:table-cell table:style-name="Tableau28.B11" office:value-type="string">
            <text:p text:style-name="P18">Créer point de passage</text:p>
          </table:table-cell>
        </table:table-row>
        <table:table-row>
          <table:table-cell table:style-name="Tableau28.A11" office:value-type="string">
            <text:p text:style-name="P18">Type</text:p>
          </table:table-cell>
          <table:table-cell table:style-name="Tableau28.B11" office:value-type="string">
            <text:p text:style-name="P18">Concrete</text:p>
          </table:table-cell>
        </table:table-row>
        <table:table-row>
          <table:table-cell table:style-name="Tableau28.A11" office:value-type="string">
            <text:p text:style-name="P18">Description</text:p>
          </table:table-cell>
          <table:table-cell table:style-name="Tableau28.B11" office:value-type="string">
            <text:p text:style-name="P18">Ajouter un nouveau point de passage</text:p>
          </table:table-cell>
        </table:table-row>
        <table:table-row>
          <table:table-cell table:style-name="Tableau28.A11" office:value-type="string">
            <text:p text:style-name="P18">Acteurs</text:p>
          </table:table-cell>
          <table:table-cell table:style-name="Tableau28.B11" office:value-type="string">
            <text:p text:style-name="P18">Administrateur </text:p>
          </table:table-cell>
        </table:table-row>
        <table:table-row>
          <table:table-cell table:style-name="Tableau28.A11" office:value-type="string">
            <text:p text:style-name="P18">Pré-conditions</text:p>
          </table:table-cell>
          <table:table-cell table:style-name="Tableau28.B11" office:value-type="string">
            <text:p text:style-name="P18">A est un administrateur,A est authentifié</text:p>
          </table:table-cell>
        </table:table-row>
        <table:table-row>
          <table:table-cell table:style-name="Tableau28.A11" office:value-type="string">
            <text:p text:style-name="P18">Post-conditions</text:p>
          </table:table-cell>
          <table:table-cell table:style-name="Tableau28.B11" office:value-type="string">
            <text:p text:style-name="P18"/>
          </table:table-cell>
        </table:table-row>
        <table:table-row>
          <table:table-cell table:style-name="Tableau28.A11" office:value-type="string">
            <text:p text:style-name="P18">Flux</text:p>
          </table:table-cell>
          <table:table-cell table:style-name="Tableau28.B11" office:value-type="string">
            <text:p text:style-name="P18">1. A clique sur « Administration »</text:p>
            <text:p text:style-name="P18">2. A clique sur « Ajouter un point de passage»</text:p>
            <text:p text:style-name="P18">4. A remplit le formulaire</text:p>
            <text:p text:style-name="P18">5. A valide le formulaire</text:p>
          </table:table-cell>
        </table:table-row>
        <table:table-row>
          <table:table-cell table:style-name="Tableau28.A11" office:value-type="string">
            <text:p text:style-name="P18"/>
          </table:table-cell>
          <table:table-cell table:style-name="Tableau28.B11" office:value-type="string">
            <text:p text:style-name="P18"/>
          </table:table-cell>
        </table:table-row>
      </table:table>
      <text:p text:style-name="Standard"/>
      <table:table table:name="Tableau8" table:style-name="Tableau8">
        <table:table-column table:style-name="Tableau8.A"/>
        <table:table-column table:style-name="Tableau8.B"/>
        <table:table-header-rows>
          <text:soft-page-break/>
          <table:table-row>
            <table:table-cell table:style-name="Tableau8.A1" table:number-columns-spanned="2" office:value-type="string">
              <text:p text:style-name="P24">Use case desciption template</text:p>
            </table:table-cell>
            <table:covered-table-cell/>
          </table:table-row>
        </table:table-header-rows>
        <table:table-row>
          <table:table-cell table:style-name="Tableau8.A11" office:value-type="string">
            <text:p text:style-name="P18">Identification</text:p>
          </table:table-cell>
          <table:table-cell table:style-name="Tableau8.B11" office:value-type="string">
            <text:p text:style-name="P18">UC1X</text:p>
          </table:table-cell>
        </table:table-row>
        <table:table-row>
          <table:table-cell table:style-name="Tableau8.A11" office:value-type="string">
            <text:p text:style-name="P18">Itération</text:p>
          </table:table-cell>
          <table:table-cell table:style-name="Tableau8.B11" office:value-type="string">
            <text:p text:style-name="P18"/>
          </table:table-cell>
        </table:table-row>
        <table:table-row>
          <table:table-cell table:style-name="Tableau8.A11" office:value-type="string">
            <text:p text:style-name="P18">Nom</text:p>
          </table:table-cell>
          <table:table-cell table:style-name="Tableau8.B11" office:value-type="string">
            <text:p text:style-name="P18">Ajouter équipe</text:p>
          </table:table-cell>
        </table:table-row>
        <table:table-row>
          <table:table-cell table:style-name="Tableau8.A11" office:value-type="string">
            <text:p text:style-name="P18">Type</text:p>
          </table:table-cell>
          <table:table-cell table:style-name="Tableau8.B11" office:value-type="string">
            <text:p text:style-name="P18">Concrete</text:p>
          </table:table-cell>
        </table:table-row>
        <table:table-row>
          <table:table-cell table:style-name="Tableau8.A11" office:value-type="string">
            <text:p text:style-name="P18">Description</text:p>
          </table:table-cell>
          <table:table-cell table:style-name="Tableau8.B11" office:value-type="string">
            <text:p text:style-name="P18">Ajouter une nouvelle équipe dans le système</text:p>
          </table:table-cell>
        </table:table-row>
        <table:table-row>
          <table:table-cell table:style-name="Tableau8.A11" office:value-type="string">
            <text:p text:style-name="P18">Acteurs</text:p>
          </table:table-cell>
          <table:table-cell table:style-name="Tableau8.B11" office:value-type="string">
            <text:p text:style-name="P18">Administrateur </text:p>
          </table:table-cell>
        </table:table-row>
        <table:table-row>
          <table:table-cell table:style-name="Tableau8.A11" office:value-type="string">
            <text:p text:style-name="P18">Pré-conditions</text:p>
          </table:table-cell>
          <table:table-cell table:style-name="Tableau8.B11" office:value-type="string">
            <text:p text:style-name="P18">A est un administrateur,A est authentifié</text:p>
          </table:table-cell>
        </table:table-row>
        <table:table-row>
          <table:table-cell table:style-name="Tableau8.A11" office:value-type="string">
            <text:p text:style-name="P18">Post-conditions</text:p>
          </table:table-cell>
          <table:table-cell table:style-name="Tableau8.B11" office:value-type="string">
            <text:p text:style-name="P18"/>
          </table:table-cell>
        </table:table-row>
        <table:table-row>
          <table:table-cell table:style-name="Tableau8.A11" office:value-type="string">
            <text:p text:style-name="P18">Flux</text:p>
          </table:table-cell>
          <table:table-cell table:style-name="Tableau8.B11" office:value-type="string">
            <text:p text:style-name="P18">1. A clique sur « Administration »</text:p>
            <text:p text:style-name="P18">2. A clique sur « Ajouter un point de passage»</text:p>
            <text:p text:style-name="P18">4. A remplit le formulaire</text:p>
            <text:p text:style-name="P18">5. A valide le formulaire</text:p>
          </table:table-cell>
        </table:table-row>
        <table:table-row>
          <table:table-cell table:style-name="Tableau8.A11" office:value-type="string">
            <text:p text:style-name="P18"/>
          </table:table-cell>
          <table:table-cell table:style-name="Tableau8.B11" office:value-type="string">
            <text:p text:style-name="P18"/>
          </table:table-cell>
        </table:table-row>
      </table:table>
      <text:p text:style-name="P28"/>
      <text:h text:style-name="P41" text:outline-level="1">Conception</text:h>
      <text:h text:style-name="Heading_20_2" text:outline-level="2">Dictionnaire de données</text:h>
      <text:p text:style-name="P35"><draw:frame draw:style-name="fr13" draw:name="Objet1" text:anchor-type="paragraph" svg:x="-0.25cm" svg:y="-0.12cm" svg:width="25.797cm" style:rel-width="100%" svg:height="12.786cm" style:rel-height="80%" draw:z-index="24"><draw:object xlink:href="./Object 1" xlink:type="simple" xlink:show="embed" xlink:actuate="onLoad"/><draw:image xlink:href="./ObjectReplacements/Object 1" xlink:type="simple" xlink:show="embed" xlink:actuate="onLoad"/></draw:frame></text:p>
      <text:p text:style-name="P39"><draw:frame draw:style-name="fr13" draw:name="Objet2" text:anchor-type="paragraph" svg:x="-0.28cm" svg:y="0.041cm" svg:width="25.797cm" style:rel-width="100%" svg:height="15.184cm" style:rel-height="95%" draw:z-index="25"><draw:object xlink:href="./Object 2" xlink:type="simple" xlink:show="embed" xlink:actuate="onLoad"/><draw:image xlink:href="./ObjectReplacements/Object 2" xlink:type="simple" xlink:show="embed" xlink:actuate="onLoad"/></draw:frame></text:p>
      <text:p text:style-name="P40"><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45"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6" draw:name="Cadre7" text:anchor-type="paragraph" svg:x="0cm" svg:y="1cm" svg:width="17cm" draw:z-index="8"><draw:text-box fo:min-height="12.169cm"><text:p text:style-name="Illustration"><draw:frame draw:style-name="fr10" draw:name="images3" text:anchor-type="paragraph" svg:x="0.004cm" svg:y="0.002cm" svg:width="17cm" style:rel-width="100%" svg:height="12.169cm" style:rel-height="scale" draw:z-index="9"><draw:image xlink:href="Pictures/2000000700005D20000042AB14E5E76E.svm" xlink:type="simple" xlink:show="embed" xlink:actuate="onLoad"/></draw:frame>Illustration <text:sequence text:ref-name="refIllustration1" text:name="Illustration" text:formula="ooow:Illustration+1" style:num-format="1">2</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48" text:outline-level="3">Gestion de la course</text:h>
      <text:p text:style-name="Text_20_body"><draw:frame draw:style-name="fr5" draw:name="Cadre8" text:anchor-type="paragraph" svg:width="17cm" draw:z-index="10"><draw:text-box fo:min-height="12.7cm"><text:p text:style-name="Illustration"><draw:frame draw:style-name="fr10" draw:name="images4" text:anchor-type="paragraph" svg:x="0.004cm" svg:y="0.002cm" svg:width="17cm" style:rel-width="100%" svg:height="12.7cm" style:rel-height="scale" draw:z-index="11"><draw:image xlink:href="Pictures/20000007000047F0000035BF8D33877D.svm" xlink:type="simple" xlink:show="embed" xlink:actuate="onLoad"/></draw:frame>Illustration <text:sequence text:ref-name="refIllustration2" text:name="Illustration" text:formula="ooow:Illustration+1" style:num-format="1">3</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6702442600786719621" text:style-name="L6">
        <text:list-header>
          <text:p text:style-name="P34"><text:soft-page-break/></text:p>
        </text:list-header>
      </text:list>
      <text:h text:style-name="Heading_20_3" text:outline-level="3">Gestion des classements</text:h>
      <text:p text:style-name="Text_20_body"><draw:frame draw:style-name="fr5" draw:name="Cadre9" text:anchor-type="paragraph" svg:width="17cm" draw:z-index="12"><draw:text-box fo:min-height="20.955cm"><text:p text:style-name="Illustration"><draw:frame draw:style-name="fr10" draw:name="images5" text:anchor-type="paragraph" svg:x="0.004cm" svg:y="0.002cm" svg:width="17cm" style:rel-width="100%" svg:height="20.955cm" style:rel-height="scale" draw:z-index="13"><draw:image xlink:href="Pictures/200000070000630400007A0F81D136F1.svm" xlink:type="simple" xlink:show="embed" xlink:actuate="onLoad"/></draw:frame>Illustration <text:sequence text:ref-name="refIllustration3" text:name="Illustration" text:formula="ooow:Illustration+1" style:num-format="1">4</text:sequence>: MEA Gestion des classements</text:p></draw:text-box></draw:frame></text:p>
      <text:p text:style-name="Text_20_body"><text:soft-page-break/></text:p>
      <text:p text:style-name="Text_20_body"/>
      <text:h text:style-name="Heading_20_5" text:outline-level="5">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h text:style-name="P48" text:outline-level="3">Gestion du plus combatif</text:h>
      <text:h text:style-name="Heading_20_5" text:outline-level="5"><draw:frame draw:style-name="fr5" draw:name="Cadre10" text:anchor-type="paragraph" svg:width="17cm" draw:z-index="14"><draw:text-box fo:min-height="9.267cm"><text:p text:style-name="Illustration"><draw:frame draw:style-name="fr10" draw:name="images6" text:anchor-type="paragraph" svg:x="0.004cm" svg:y="0.002cm" svg:width="17cm" style:rel-width="100%" svg:height="9.267cm" style:rel-height="scale" draw:z-index="15"><draw:image xlink:href="Pictures/2000000700005A700000314EAD54405B.svm" xlink:type="simple" xlink:show="embed" xlink:actuate="onLoad"/></draw:frame>Illustration <text:sequence text:ref-name="refIllustration4" text:name="Illustration" text:formula="ooow:Illustration+1" style:num-format="1">5</text:sequence>: MEA Gestion du plus combatif</text:p></draw:text-box></draw:frame><text:soft-page-break/>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48" text:outline-level="3">Gestion des contrôles anti-dopage</text:h>
      <text:h text:style-name="Heading_20_5" text:outline-level="5"><draw:frame draw:style-name="fr5" draw:name="Cadre11" text:anchor-type="paragraph" svg:width="17cm" draw:z-index="16"><draw:text-box fo:min-height="4.159cm"><text:p text:style-name="Illustration"><draw:frame draw:style-name="fr10" draw:name="images7" text:anchor-type="paragraph" svg:x="0.004cm" svg:y="0.002cm" svg:width="17cm" style:rel-width="100%" svg:height="4.159cm" style:rel-height="scale" draw:z-index="17"><draw:image xlink:href="Pictures/200000070000446C000010BF8DEF6C87.svm" xlink:type="simple" xlink:show="embed" xlink:actuate="onLoad"/></draw:frame>Illustration <text:sequence text:ref-name="refIllustration5" text:name="Illustration" text:formula="ooow:Illustration+1" style:num-format="1">6</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48" text:outline-level="3"><text:soft-page-break/>Gestion des utilisateurs</text:h>
      <text:h text:style-name="P65" text:outline-level="5"><draw:frame draw:style-name="fr5" draw:name="Cadre12" text:anchor-type="paragraph" svg:width="17.814cm" draw:z-index="18"><draw:text-box fo:min-height="11.211cm"><text:p text:style-name="Illustration"><draw:frame draw:style-name="fr11" draw:name="images8" text:anchor-type="paragraph" svg:width="17.851cm" svg:height="10.361cm" draw:z-index="19"><draw:image xlink:href="Pictures/10000000000002AC0000018DCDEB4408.jpg" xlink:type="simple" xlink:show="embed" xlink:actuate="onLoad"/></draw:frame>Illustration <text:sequence text:ref-name="refIllustration6" text:name="Illustration" text:formula="ooow:Illustration+1" style:num-format="1">7</text:sequence>: MEA Gestion des utilisateurs</text:p></draw:text-box></draw:frame>Commentaires</text:h>
      <text:p text:style-name="P15"><text:span text:style-name="T9"><text:tab/></text:span><text:span text:style-name="T10">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2"><text:span text:style-name="T10"><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span></text:p>
      <text:h text:style-name="Heading_20_1" text:outline-level="1" text:is-list-header="true"><text:span text:style-name="T10">Annexes</text:span></text:h>
      <text:p text:style-name="Text_20_body"/>
      <text:h text:style-name="P46" text:outline-level="2" text:restart-numbering="true" text:start-value="-1"><draw:frame draw:style-name="fr6" draw:name="Cadre13" text:anchor-type="paragraph" svg:x="-1.903cm" svg:y="1.483cm" svg:width="29.699cm" draw:z-index="20"><draw:text-box fo:min-height="14.076cm"><text:p text:style-name="Illustration"><draw:frame draw:style-name="fr12" draw:name="images9" text:anchor-type="paragraph" svg:y="0.161cm" svg:width="32.669cm" style:rel-width="110%" svg:height="17.35cm" style:rel-height="scale" draw:z-index="21"><draw:image xlink:href="Pictures/1000000000000923000003BD8DCBFC35.jpg" xlink:type="simple" xlink:show="embed" xlink:actuate="onLoad"/></draw:frame>Illustration <text:sequence text:ref-name="refIllustration7" text:name="Illustration" text:formula="ooow:Illustration+1" style:num-format="1">8</text:sequence>: Modèle complet</text:p></draw:text-box></draw:frame>Modèle conceptuel de donné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style:shadow="non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6pt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contextual-spacing="false"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contextual-spacing="false"/>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6pt solid #808080" style:shadow="none" text:number-lines="false" text:line-number="0">
        <style:tab-stops>
          <style:tab-stop style:position="8.5cm" style:type="center"/>
          <style:tab-stop style:position="17cm" style:type="right"/>
        </style:tab-stops>
      </style:paragraph-properties>
      <style:text-properties style:font-name="Calibri" fo:font-family="Calibri" style:font-style-name="Normal" style:font-family-generic="swiss" style:font-pitch="variable"/>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B2E4B079.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T16H6M1S</meta:editing-duration>
    <meta:editing-cycles>178</meta:editing-cycles>
    <meta:generator>LibreOffice/4.1.4.2$MacOSX_x86 LibreOffice_project/0a0440ccc0227ad9829de5f46be37cfb6edcf72</meta:generator>
    <dc:title>Rapport</dc:title>
    <meta:initial-creator>Thomas SIMON</meta:initial-creator>
    <dc:date>2014-05-08T16:59:13.359007000</dc:date>
    <meta:document-statistic meta:table-count="30" meta:image-count="10" meta:object-count="2" meta:page-count="38" meta:paragraph-count="855" meta:word-count="8657" meta:character-count="55100" meta:non-whitespace-character-count="47037"/>
    <meta:template xlink:type="simple" xlink:actuate="onRequest" xlink:title="Rapport" xlink:href="../../Documents/UTBM/GI04/BD50/AppData/Roaming/OpenOffice/4/user/template/Rapport.ott" meta:date="2014-04-16T09:55:25.070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